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3" manifest:media-type="application/vnd.oasis.opendocument.spreadshee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3"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 manifest:version="1.3" manifest:media-type="application/vnd.oasis.opendocument.spreadsheet"/>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content.xml" manifest:media-type="text/xml"/>
  <manifest:file-entry manifest:full-path="Object 17/styles.xml" manifest:media-type="text/xml"/>
  <manifest:file-entry manifest:full-path="Object 17/settings.xml" manifest:media-type="text/xml"/>
  <manifest:file-entry manifest:full-path="Object 17/" manifest:version="1.3"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3" manifest:media-type="application/vnd.oasis.opendocument.spreadsheet"/>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3" manifest:media-type="application/vnd.oasis.opendocument.spreadsheet"/>
  <manifest:file-entry manifest:full-path="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 manifest:version="1.3" manifest:media-type="application/vnd.oasis.opendocument.spreadsheet"/>
  <manifest:file-entry manifest:full-path="layout-cache" manifest:media-type="application/binary"/>
  <manifest:file-entry manifest:full-path="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 manifest:version="1.3" manifest:media-type="application/vnd.oasis.opendocument.spreadshee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3"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 manifest:version="1.3" manifest:media-type="application/vnd.oasis.opendocument.spreadsheet"/>
  <manifest:file-entry manifest:full-path="Object 18/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manifest.rdf" manifest:media-type="application/rdf+xml"/>
  <manifest:file-entry manifest:full-path="Object 18/content.xml" manifest:media-type="text/xml"/>
  <manifest:file-entry manifest:full-path="Object 18/Pictures/100002010000043800000168EE6DC4E179CB69F1.png" manifest:media-type="image/png"/>
  <manifest:file-entry manifest:full-path="Object 18/settings.xml" manifest:media-type="text/xml"/>
  <manifest:file-entry manifest:full-path="Object 18/" manifest:version="1.3"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3" manifest:media-type="application/vnd.oasis.opendocument.spreadsheet"/>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 manifest:version="1.3"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3" manifest:media-type="application/vnd.oasis.opendocument.spreadsheet"/>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2/settings.xml" manifest:media-type="text/xml"/>
  <manifest:file-entry manifest:full-path="Object 12/content.xml" manifest:media-type="text/xml"/>
  <manifest:file-entry manifest:full-path="Object 12/Pictures/1000020100000600000002B2C8300E0FD89B7AD4.png" manifest:media-type="image/png"/>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styles.xml" manifest:media-type="text/xml"/>
  <manifest:file-entry manifest:full-path="Object 12/" manifest:version="1.3" manifest:media-type="application/vnd.oasis.opendocument.spreadshee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7"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7"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Ek Mukta1" svg:font-family="'Ek Mukta'"/>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Ek Mukta" svg:font-family="'Ek Mukta'" style:font-family-generic="system" style:font-pitch="variable"/>
    <style:font-face style:name="Noto Sans" svg:font-family="'Noto Sans'" style:font-family-generic="system" style:font-pitch="variable"/>
  </office:font-face-decls>
  <office:automatic-styles>
    <style:style style:name="P1" style:family="paragraph" style:parent-style-name="Footer">
      <style:text-properties officeooo:paragraph-rsid="0067aaf1"/>
    </style:style>
    <style:style style:name="P2" style:family="paragraph" style:parent-style-name="Footnote">
      <style:text-properties officeooo:rsid="0173ffae" officeooo:paragraph-rsid="0173ffae"/>
    </style:style>
    <style:style style:name="P3" style:family="paragraph" style:parent-style-name="Footnote">
      <style:text-properties officeooo:rsid="0173f8f7" officeooo:paragraph-rsid="0173f8f7"/>
    </style:style>
    <style:style style:name="P4" style:family="paragraph" style:parent-style-name="Footnote">
      <style:text-properties officeooo:paragraph-rsid="018750b9"/>
    </style:style>
    <style:style style:name="P5" style:family="paragraph" style:parent-style-name="Footnote">
      <style:text-properties officeooo:rsid="0034c82d" officeooo:paragraph-rsid="0034c82d"/>
    </style:style>
    <style:style style:name="P6" style:family="paragraph" style:parent-style-name="Footnote">
      <style:text-properties officeooo:rsid="0188f91b" officeooo:paragraph-rsid="0188f91b"/>
    </style:style>
    <style:style style:name="P7" style:family="paragraph" style:parent-style-name="Footnote">
      <style:text-properties officeooo:paragraph-rsid="018a1799"/>
    </style:style>
    <style:style style:name="P8" style:family="paragraph" style:parent-style-name="Footnote">
      <style:text-properties officeooo:rsid="018a1799" officeooo:paragraph-rsid="018a1799"/>
    </style:style>
    <style:style style:name="P9" style:family="paragraph" style:parent-style-name="Footnote">
      <style:text-properties officeooo:paragraph-rsid="00163fbe"/>
    </style:style>
    <style:style style:name="P10" style:family="paragraph" style:parent-style-name="Footnote">
      <style:text-properties officeooo:paragraph-rsid="001f8d18"/>
    </style:style>
    <style:style style:name="P11" style:family="paragraph" style:parent-style-name="Footnote">
      <style:text-properties officeooo:rsid="0028ba84" officeooo:paragraph-rsid="0028ba84"/>
    </style:style>
    <style:style style:name="P12" style:family="paragraph" style:parent-style-name="Footnote">
      <style:text-properties officeooo:paragraph-rsid="002c5d93"/>
    </style:style>
    <style:style style:name="P13" style:family="paragraph" style:parent-style-name="Footnote">
      <style:text-properties officeooo:rsid="00bfbd30" officeooo:paragraph-rsid="00bfbd30"/>
    </style:style>
    <style:style style:name="P14" style:family="paragraph" style:parent-style-name="Footnote">
      <style:text-properties officeooo:rsid="0038f861" officeooo:paragraph-rsid="0038f861"/>
    </style:style>
    <style:style style:name="P15" style:family="paragraph" style:parent-style-name="Footnote">
      <style:text-properties officeooo:rsid="003a6c1c" officeooo:paragraph-rsid="003a6c1c"/>
    </style:style>
    <style:style style:name="P16" style:family="paragraph" style:parent-style-name="Footnote">
      <style:paragraph-properties fo:margin-left="0cm" fo:margin-right="0cm" fo:text-indent="0cm" style:auto-text-indent="false"/>
      <style:text-properties officeooo:rsid="01710f60" officeooo:paragraph-rsid="0171287c"/>
    </style:style>
    <style:style style:name="P17" style:family="paragraph" style:parent-style-name="Normal_20__28_Web_29_">
      <style:paragraph-properties fo:margin-top="0.212cm" fo:margin-bottom="0.212cm" style:contextual-spacing="false" fo:text-align="center" style:justify-single-word="false"/>
      <style:text-properties style:font-name="Arial" fo:font-size="11pt" officeooo:paragraph-rsid="003fa76e" style:font-size-asian="11pt" style:font-name-complex="Arial1" style:font-size-complex="11pt"/>
    </style:style>
    <style:style style:name="P18" style:family="paragraph" style:parent-style-name="Normal_20__28_Web_29_">
      <style:paragraph-properties fo:margin-top="0.212cm" fo:margin-bottom="0.212cm" style:contextual-spacing="false" fo:text-align="center" style:justify-single-word="false"/>
      <style:text-properties style:font-name="Arial" fo:font-size="11pt" officeooo:rsid="004905aa" officeooo:paragraph-rsid="004905aa" style:font-name-asian="Calibri" style:font-size-asian="11pt" style:font-name-complex="Arial1" style:font-size-complex="11pt"/>
    </style:style>
    <style:style style:name="P19" style:family="paragraph" style:parent-style-name="Normal_20__28_Web_29_">
      <style:paragraph-properties fo:margin-top="0.212cm" fo:margin-bottom="0.212cm" style:contextual-spacing="false" fo:text-align="center" style:justify-single-word="false" fo:break-before="page"/>
      <style:text-properties style:font-name="Arial" fo:font-size="11pt" officeooo:paragraph-rsid="003fa76e" style:font-size-asian="11pt" style:font-name-complex="Arial1" style:font-size-complex="11pt"/>
    </style:style>
    <style:style style:name="P20" style:family="paragraph" style:parent-style-name="Standard">
      <style:paragraph-properties fo:text-align="center" style:justify-single-word="false"/>
      <style:text-properties style:font-name="Arial" fo:font-size="11pt" officeooo:rsid="003fa76e" officeooo:paragraph-rsid="003fa76e" style:font-size-asian="11pt" style:font-name-complex="Arial1" style:font-size-complex="11pt"/>
    </style:style>
    <style:style style:name="P21" style:family="paragraph" style:parent-style-name="Standard">
      <style:paragraph-properties fo:margin-left="1.251cm" fo:margin-right="0cm" fo:margin-top="0.212cm" fo:margin-bottom="0.212cm" style:contextual-spacing="false" fo:text-align="justify" style:justify-single-word="false" fo:text-indent="0cm" style:auto-text-indent="false"/>
      <style:text-properties style:font-name="Arial" fo:font-size="11pt" officeooo:paragraph-rsid="003fa76e" style:font-size-asian="11pt" style:font-name-complex="Arial1" style:font-size-complex="11pt"/>
    </style:style>
    <style:style style:name="P22" style:family="paragraph" style:parent-style-name="Standard">
      <style:paragraph-properties fo:margin-left="1.251cm" fo:margin-right="0cm" fo:margin-top="0.212cm" fo:margin-bottom="0.212cm" style:contextual-spacing="false" fo:text-align="justify" style:justify-single-word="false" fo:text-indent="0cm" style:auto-text-indent="false"/>
      <style:text-properties style:font-name="Arial" fo:font-size="11pt" officeooo:rsid="003fa76e" officeooo:paragraph-rsid="003fa76e" style:font-size-asian="11pt" style:font-name-complex="Arial1" style:font-size-complex="11pt"/>
    </style:style>
    <style:style style:name="P23" style:family="paragraph" style:parent-style-name="Standard">
      <style:paragraph-properties fo:margin-left="1.251cm" fo:margin-right="0cm" fo:margin-top="0.212cm" fo:margin-bottom="0.212cm" style:contextual-spacing="false" fo:text-align="justify" style:justify-single-word="false" fo:text-indent="0cm" style:auto-text-indent="false"/>
      <style:text-properties style:font-name="Arial" fo:font-size="11pt" officeooo:rsid="003fa76e" officeooo:paragraph-rsid="004905aa" style:font-size-asian="11pt" style:font-name-complex="Arial1" style:font-size-complex="11pt"/>
    </style:style>
    <style:style style:name="P24" style:family="paragraph" style:parent-style-name="Standard">
      <style:paragraph-properties fo:margin-left="1.251cm" fo:margin-right="0cm" fo:margin-top="0.212cm" fo:margin-bottom="0.212cm" style:contextual-spacing="false" fo:text-align="justify" style:justify-single-word="false" fo:text-indent="0cm" style:auto-text-indent="false"/>
      <style:text-properties style:font-name="Arial" fo:font-size="11pt" officeooo:paragraph-rsid="003fa76e" style:font-size-asian="11pt" style:font-size-complex="11pt"/>
    </style:style>
    <style:style style:name="P25" style:family="paragraph" style:parent-style-name="Text_20_body">
      <style:paragraph-properties fo:text-align="justify" style:justify-single-word="false"/>
      <style:text-properties style:font-name="Arial1" officeooo:paragraph-rsid="001854bd"/>
    </style:style>
    <style:style style:name="P26" style:family="paragraph" style:parent-style-name="Text_20_body">
      <style:paragraph-properties fo:text-align="justify" style:justify-single-word="false"/>
      <style:text-properties style:font-name="Arial1" officeooo:rsid="00bc462e" officeooo:paragraph-rsid="001854bd"/>
    </style:style>
    <style:style style:name="P27" style:family="paragraph" style:parent-style-name="Text_20_body">
      <style:paragraph-properties fo:text-align="justify" style:justify-single-word="false"/>
      <style:text-properties style:font-name="Arial1" officeooo:rsid="00c6116d" officeooo:paragraph-rsid="001854bd"/>
    </style:style>
    <style:style style:name="P28" style:family="paragraph" style:parent-style-name="Text_20_body">
      <style:paragraph-properties fo:text-align="justify" style:justify-single-word="false"/>
      <style:text-properties style:font-name="Arial1" officeooo:rsid="00c6116d" officeooo:paragraph-rsid="0067aaf1"/>
    </style:style>
    <style:style style:name="P29" style:family="paragraph" style:parent-style-name="Text_20_body">
      <style:paragraph-properties fo:text-align="justify" style:justify-single-word="false"/>
      <style:text-properties officeooo:paragraph-rsid="00419336"/>
    </style:style>
    <style:style style:name="P30" style:family="paragraph" style:parent-style-name="Text_20_body">
      <style:paragraph-properties fo:text-align="justify" style:justify-single-word="false"/>
      <style:text-properties officeooo:paragraph-rsid="00330217"/>
    </style:style>
    <style:style style:name="P31" style:family="paragraph" style:parent-style-name="Text_20_body">
      <style:paragraph-properties fo:text-align="justify" style:justify-single-word="false"/>
      <style:text-properties officeooo:paragraph-rsid="00196b82"/>
    </style:style>
    <style:style style:name="P32" style:family="paragraph" style:parent-style-name="Text_20_body">
      <style:paragraph-properties fo:text-align="justify" style:justify-single-word="false"/>
      <style:text-properties officeooo:paragraph-rsid="005ad234"/>
    </style:style>
    <style:style style:name="P33" style:family="paragraph" style:parent-style-name="Text_20_body">
      <style:paragraph-properties fo:text-align="justify" style:justify-single-word="false"/>
      <style:text-properties officeooo:paragraph-rsid="005c63b9"/>
    </style:style>
    <style:style style:name="P34" style:family="paragraph" style:parent-style-name="Text_20_body">
      <style:paragraph-properties fo:text-align="justify" style:justify-single-word="false"/>
      <style:text-properties fo:color="#000000" loext:opacity="100%" style:font-name="Arial" fo:font-size="11pt" fo:letter-spacing="normal" fo:font-style="normal" fo:font-weight="normal" officeooo:paragraph-rsid="0046dcd8" style:font-name-asian="Noto Sans" style:font-size-asian="11pt" style:font-style-asian="normal" style:font-weight-asian="normal" style:font-name-complex="Ek Mukta" style:font-size-complex="11pt" style:font-style-complex="normal" style:font-weight-complex="normal"/>
    </style:style>
    <style:style style:name="P35" style:family="paragraph" style:parent-style-name="Text_20_body">
      <style:paragraph-properties fo:text-align="justify" style:justify-single-word="false"/>
      <style:text-properties fo:color="#000000" loext:opacity="100%" style:font-name="Arial" fo:font-size="11pt" fo:letter-spacing="normal" fo:font-style="normal" fo:font-weight="normal" officeooo:paragraph-rsid="005ad234" style:font-name-asian="Noto Sans" style:font-size-asian="11pt" style:font-style-asian="normal" style:font-weight-asian="normal" style:font-name-complex="Ek Mukta" style:font-size-complex="11pt" style:font-style-complex="normal" style:font-weight-complex="normal"/>
    </style:style>
    <style:style style:name="P36" style:family="paragraph" style:parent-style-name="Text_20_body">
      <style:paragraph-properties fo:text-align="justify" style:justify-single-word="false"/>
      <style:text-properties fo:color="#000000" loext:opacity="100%" style:font-name="Arial" fo:font-size="11pt" fo:letter-spacing="normal" fo:font-style="normal" fo:font-weight="normal" officeooo:paragraph-rsid="005f6e6b" style:font-name-asian="Noto Sans" style:font-size-asian="11pt" style:font-style-asian="normal" style:font-weight-asian="normal" style:font-name-complex="Ek Mukta" style:font-size-complex="11pt" style:font-style-complex="normal" style:font-weight-complex="normal"/>
    </style:style>
    <style:style style:name="P37" style:family="paragraph" style:parent-style-name="Text_20_body">
      <style:paragraph-properties fo:text-align="justify" style:justify-single-word="false"/>
      <style:text-properties fo:color="#000000" loext:opacity="100%" style:font-name="Arial" fo:font-size="11pt" fo:letter-spacing="normal" fo:font-style="normal" fo:font-weight="normal" officeooo:paragraph-rsid="005c63b9" style:font-name-asian="Noto Sans" style:font-size-asian="11pt" style:font-style-asian="normal" style:font-weight-asian="normal" style:font-name-complex="Ek Mukta" style:font-size-complex="11pt" style:font-style-complex="normal" style:font-weight-complex="normal"/>
    </style:style>
    <style:style style:name="P38" style:family="paragraph" style:parent-style-name="Text_20_body">
      <style:paragraph-properties fo:text-align="justify" style:justify-single-word="false"/>
      <style:text-properties fo:color="#000000" loext:opacity="100%" style:font-name="Arial" fo:font-size="11pt" fo:letter-spacing="normal" fo:font-style="normal" fo:font-weight="normal" officeooo:paragraph-rsid="005defa4" style:font-name-asian="Noto Sans" style:font-size-asian="11pt" style:font-style-asian="normal" style:font-weight-asian="normal" style:font-name-complex="Ek Mukta" style:font-size-complex="11pt" style:font-style-complex="normal" style:font-weight-complex="normal"/>
    </style:style>
    <style:style style:name="P39" style:family="paragraph" style:parent-style-name="Text_20_body">
      <style:paragraph-properties fo:text-align="justify" style:justify-single-word="false"/>
      <style:text-properties fo:color="#000000" loext:opacity="100%" style:font-name="Arial" fo:font-size="11pt" fo:letter-spacing="normal" fo:font-style="normal" fo:font-weight="normal" officeooo:paragraph-rsid="005db0eb" style:font-name-asian="Noto Sans" style:font-size-asian="11pt" style:font-style-asian="normal" style:font-weight-asian="normal" style:font-name-complex="Ek Mukta" style:font-size-complex="11pt" style:font-style-complex="normal" style:font-weight-complex="normal"/>
    </style:style>
    <style:style style:name="P40" style:family="paragraph" style:parent-style-name="Text_20_body">
      <style:paragraph-properties fo:text-align="justify" style:justify-single-word="false"/>
      <style:text-properties officeooo:rsid="00163335" officeooo:paragraph-rsid="00196b82"/>
    </style:style>
    <style:style style:name="P41" style:family="paragraph" style:parent-style-name="Text_20_body">
      <style:text-properties style:font-name="Arial" fo:font-size="11pt" style:font-size-asian="11pt" style:font-size-complex="11pt"/>
    </style:style>
    <style:style style:name="P42" style:family="paragraph" style:parent-style-name="Text_20_body">
      <style:paragraph-properties fo:text-align="justify" style:justify-single-word="false"/>
      <style:text-properties style:font-name="Arial" fo:font-size="11pt" officeooo:paragraph-rsid="00157dd0" style:font-size-asian="11pt" style:font-size-complex="11pt"/>
    </style:style>
    <style:style style:name="P43" style:family="paragraph" style:parent-style-name="Text_20_body">
      <style:paragraph-properties fo:text-align="justify" style:justify-single-word="false"/>
      <style:text-properties style:font-name="Arial" fo:font-size="11pt" officeooo:paragraph-rsid="001f8d18" style:font-size-asian="11pt" style:font-size-complex="11pt"/>
    </style:style>
    <style:style style:name="P44" style:family="paragraph" style:parent-style-name="Text_20_body">
      <style:paragraph-properties fo:text-align="justify" style:justify-single-word="false"/>
      <style:text-properties style:font-name="Arial" fo:font-size="11pt" officeooo:paragraph-rsid="0011e2f0" style:font-size-asian="11pt" style:font-size-complex="11pt"/>
    </style:style>
    <style:style style:name="P45" style:family="paragraph" style:parent-style-name="Text_20_body">
      <style:paragraph-properties fo:text-align="justify" style:justify-single-word="false"/>
      <style:text-properties style:font-name="Arial" fo:font-size="11pt" officeooo:paragraph-rsid="003fa76e" style:font-size-asian="11pt" style:font-size-complex="11pt"/>
    </style:style>
    <style:style style:name="P46" style:family="paragraph" style:parent-style-name="Text_20_body">
      <style:paragraph-properties fo:text-align="justify" style:justify-single-word="false"/>
      <style:text-properties style:font-name="Arial" fo:font-size="11pt" officeooo:paragraph-rsid="00163fbe" style:font-size-asian="11pt" style:font-size-complex="11pt"/>
    </style:style>
    <style:style style:name="P47" style:family="paragraph" style:parent-style-name="Text_20_body">
      <style:paragraph-properties fo:text-align="justify" style:justify-single-word="false"/>
      <style:text-properties style:font-name="Arial" fo:font-size="11pt" officeooo:paragraph-rsid="001854bd" style:font-size-asian="11pt" style:font-size-complex="11pt"/>
    </style:style>
    <style:style style:name="P48" style:family="paragraph" style:parent-style-name="Text_20_body">
      <style:paragraph-properties fo:text-align="justify" style:justify-single-word="false"/>
      <style:text-properties style:font-name="Arial" fo:font-size="11pt" officeooo:paragraph-rsid="0056b27c" style:font-size-asian="11pt" style:font-size-complex="11pt"/>
    </style:style>
    <style:style style:name="P49" style:family="paragraph" style:parent-style-name="Text_20_body">
      <style:paragraph-properties fo:text-align="justify" style:justify-single-word="false"/>
      <style:text-properties style:font-name="Arial" fo:font-size="11pt" officeooo:rsid="002376e2" officeooo:paragraph-rsid="00157dd0" style:font-size-asian="11pt" style:font-size-complex="11pt"/>
    </style:style>
    <style:style style:name="P50" style:family="paragraph" style:parent-style-name="Text_20_body">
      <style:paragraph-properties fo:text-align="justify" style:justify-single-word="false"/>
      <style:text-properties style:font-name="Arial" fo:font-size="11pt" officeooo:rsid="002209a2" officeooo:paragraph-rsid="0011e2f0" style:font-size-asian="11pt" style:font-size-complex="11pt"/>
    </style:style>
    <style:style style:name="P51" style:family="paragraph" style:parent-style-name="Text_20_body">
      <style:paragraph-properties fo:text-align="justify" style:justify-single-word="false"/>
      <style:text-properties style:font-name="Arial" fo:font-size="11pt" officeooo:rsid="001629a6" officeooo:paragraph-rsid="0011e2f0" style:font-size-asian="11pt" style:font-size-complex="11pt"/>
    </style:style>
    <style:style style:name="P52" style:family="paragraph" style:parent-style-name="Text_20_body">
      <style:paragraph-properties fo:text-align="justify" style:justify-single-word="false"/>
      <style:text-properties style:font-name="Arial" fo:font-size="11pt" officeooo:rsid="00229fcd" officeooo:paragraph-rsid="0011e2f0" style:font-size-asian="11pt" style:font-size-complex="11pt"/>
    </style:style>
    <style:style style:name="P53" style:family="paragraph" style:parent-style-name="Text_20_body">
      <style:paragraph-properties fo:text-align="justify" style:justify-single-word="false"/>
      <style:text-properties style:font-name="Arial" fo:font-size="11pt" officeooo:rsid="001d4a1e" officeooo:paragraph-rsid="0011e2f0" style:font-size-asian="11pt" style:font-size-complex="11pt"/>
    </style:style>
    <style:style style:name="P54" style:family="paragraph" style:parent-style-name="Text_20_body">
      <style:paragraph-properties fo:text-align="justify" style:justify-single-word="false"/>
      <style:text-properties style:font-name="Arial" fo:font-size="11pt" officeooo:rsid="002b9183" officeooo:paragraph-rsid="0011e2f0" style:font-size-asian="11pt" style:font-size-complex="11pt"/>
    </style:style>
    <style:style style:name="P55" style:family="paragraph" style:parent-style-name="Text_20_body">
      <style:paragraph-properties fo:text-align="justify" style:justify-single-word="false"/>
      <style:text-properties style:font-name="Arial" fo:font-size="11pt" officeooo:rsid="0043f62c" officeooo:paragraph-rsid="0011e2f0" style:font-size-asian="11pt" style:font-size-complex="11pt"/>
    </style:style>
    <style:style style:name="P56" style:family="paragraph" style:parent-style-name="Text_20_body">
      <style:paragraph-properties fo:text-align="justify" style:justify-single-word="false"/>
      <style:text-properties style:font-name="Arial" fo:font-size="11pt" officeooo:rsid="003b23fd" officeooo:paragraph-rsid="0011e2f0" style:font-size-asian="11pt" style:font-size-complex="11pt"/>
    </style:style>
    <style:style style:name="P57" style:family="paragraph" style:parent-style-name="Text_20_body">
      <style:paragraph-properties fo:text-align="justify" style:justify-single-word="false"/>
      <style:text-properties style:font-name="Arial" fo:font-size="11pt" officeooo:rsid="003b23fd" officeooo:paragraph-rsid="0013f37c" style:font-size-asian="11pt" style:font-size-complex="11pt"/>
    </style:style>
    <style:style style:name="P58" style:family="paragraph" style:parent-style-name="Text_20_body">
      <style:paragraph-properties fo:text-align="justify" style:justify-single-word="false"/>
      <style:text-properties style:font-name="Arial" fo:font-size="11pt" officeooo:rsid="005dc71d" officeooo:paragraph-rsid="00157dd0" style:font-size-asian="11pt" style:font-size-complex="11pt"/>
    </style:style>
    <style:style style:name="P59" style:family="paragraph" style:parent-style-name="Text_20_body">
      <style:paragraph-properties fo:text-align="justify" style:justify-single-word="false"/>
      <style:text-properties style:font-name="Arial" fo:font-size="11pt" officeooo:rsid="005f9fc6" officeooo:paragraph-rsid="00157dd0" style:font-size-asian="11pt" style:font-size-complex="11pt"/>
    </style:style>
    <style:style style:name="P60" style:family="paragraph" style:parent-style-name="Text_20_body">
      <style:paragraph-properties fo:text-align="justify" style:justify-single-word="false"/>
      <style:text-properties style:font-name="Arial" fo:font-size="11pt" officeooo:rsid="008cf592" officeooo:paragraph-rsid="00157dd0" style:font-size-asian="11pt" style:font-size-complex="11pt"/>
    </style:style>
    <style:style style:name="P61" style:family="paragraph" style:parent-style-name="Text_20_body">
      <style:paragraph-properties fo:text-align="justify" style:justify-single-word="false"/>
      <style:text-properties style:font-name="Arial" fo:font-size="11pt" officeooo:rsid="00c88720" officeooo:paragraph-rsid="00157dd0" style:font-size-asian="11pt" style:font-size-complex="11pt"/>
    </style:style>
    <style:style style:name="P62" style:family="paragraph" style:parent-style-name="Text_20_body">
      <style:paragraph-properties fo:text-align="justify" style:justify-single-word="false"/>
      <style:text-properties style:font-name="Arial" fo:font-size="11pt" officeooo:rsid="01626311" officeooo:paragraph-rsid="00157dd0" style:font-size-asian="11pt" style:font-size-complex="11pt"/>
    </style:style>
    <style:style style:name="P63" style:family="paragraph" style:parent-style-name="Text_20_body">
      <style:paragraph-properties fo:text-align="justify" style:justify-single-word="false"/>
      <style:text-properties style:font-name="Arial" fo:font-size="11pt" officeooo:rsid="008e549c" officeooo:paragraph-rsid="00157dd0" style:font-size-asian="11pt" style:font-size-complex="11pt"/>
    </style:style>
    <style:style style:name="P64" style:family="paragraph" style:parent-style-name="Text_20_body">
      <style:paragraph-properties fo:text-align="justify" style:justify-single-word="false"/>
      <style:text-properties style:font-name="Arial" fo:font-size="11pt" officeooo:rsid="008fc76d" officeooo:paragraph-rsid="00157dd0" style:font-size-asian="11pt" style:font-size-complex="11pt"/>
    </style:style>
    <style:style style:name="P65" style:family="paragraph" style:parent-style-name="Text_20_body">
      <style:paragraph-properties fo:text-align="justify" style:justify-single-word="false"/>
      <style:text-properties style:font-name="Arial" fo:font-size="11pt" officeooo:rsid="000c8218" officeooo:paragraph-rsid="001854bd" style:font-size-asian="11pt" style:font-size-complex="11pt"/>
    </style:style>
    <style:style style:name="P66" style:family="paragraph" style:parent-style-name="Text_20_body">
      <style:paragraph-properties fo:text-align="justify" style:justify-single-word="false"/>
      <style:text-properties style:font-name="Arial" fo:font-size="11pt" officeooo:rsid="000d3b1c" officeooo:paragraph-rsid="001854bd" style:font-size-asian="11pt" style:font-size-complex="11pt"/>
    </style:style>
    <style:style style:name="P67" style:family="paragraph" style:parent-style-name="Text_20_body">
      <style:paragraph-properties fo:text-align="justify" style:justify-single-word="false"/>
      <style:text-properties style:font-name="Arial" fo:font-size="11pt" officeooo:rsid="004e166e" officeooo:paragraph-rsid="001854bd" style:font-size-asian="11pt" style:font-size-complex="11pt"/>
    </style:style>
    <style:style style:name="P68" style:family="paragraph" style:parent-style-name="Text_20_body">
      <style:paragraph-properties fo:text-align="justify" style:justify-single-word="false"/>
      <style:text-properties style:font-name="Arial" fo:font-size="11pt" officeooo:rsid="0056b27c" officeooo:paragraph-rsid="0056b27c" style:font-size-asian="11pt" style:font-size-complex="11pt"/>
    </style:style>
    <style:style style:name="P69" style:family="paragraph" style:parent-style-name="Text_20_body">
      <style:paragraph-properties fo:text-align="justify" style:justify-single-word="false"/>
      <style:text-properties style:font-name="Arial" fo:font-size="11pt" officeooo:rsid="00a8f0e9" officeooo:paragraph-rsid="001854bd" style:font-size-asian="11pt" style:font-size-complex="11pt"/>
    </style:style>
    <style:style style:name="P70" style:family="paragraph" style:parent-style-name="Text_20_body">
      <style:paragraph-properties fo:text-align="justify" style:justify-single-word="false"/>
      <style:text-properties style:font-name="Arial" fo:font-size="11pt" officeooo:rsid="00a418f9" officeooo:paragraph-rsid="001854bd" style:font-size-asian="11pt" style:font-size-complex="11pt"/>
    </style:style>
    <style:style style:name="P71" style:family="paragraph" style:parent-style-name="Text_20_body">
      <style:paragraph-properties fo:text-align="justify" style:justify-single-word="false"/>
      <style:text-properties style:font-name="Arial" fo:font-size="11pt" officeooo:rsid="00a4a053" officeooo:paragraph-rsid="001854bd" style:font-size-asian="11pt" style:font-size-complex="11pt"/>
    </style:style>
    <style:style style:name="P72" style:family="paragraph" style:parent-style-name="Text_20_body">
      <style:paragraph-properties fo:text-align="justify" style:justify-single-word="false"/>
      <style:text-properties style:font-name="Arial" fo:font-size="11pt" officeooo:rsid="00b7ffbc" officeooo:paragraph-rsid="001854bd" style:font-size-asian="11pt" style:font-size-complex="11pt"/>
    </style:style>
    <style:style style:name="P73" style:family="paragraph" style:parent-style-name="Text_20_body">
      <style:paragraph-properties fo:text-align="justify" style:justify-single-word="false"/>
      <style:text-properties style:font-name="Arial" fo:font-size="11pt" officeooo:rsid="00bc462e" officeooo:paragraph-rsid="001854bd" style:font-size-asian="11pt" style:font-size-complex="11pt"/>
    </style:style>
    <style:style style:name="P74" style:family="paragraph" style:parent-style-name="Text_20_body">
      <style:paragraph-properties fo:text-align="justify" style:justify-single-word="false"/>
      <style:text-properties style:font-name="Arial" fo:font-size="11pt" officeooo:rsid="00f20903" officeooo:paragraph-rsid="001854bd" style:font-size-asian="11pt" style:font-size-complex="11pt"/>
    </style:style>
    <style:style style:name="P75" style:family="paragraph" style:parent-style-name="Text_20_body">
      <style:paragraph-properties fo:text-align="justify" style:justify-single-word="false"/>
      <style:text-properties style:font-name="Arial" fo:font-size="11pt" officeooo:rsid="00163335" officeooo:paragraph-rsid="00196b82" style:font-size-asian="11pt" style:font-size-complex="11pt"/>
    </style:style>
    <style:style style:name="P76" style:family="paragraph" style:parent-style-name="Text_20_body">
      <style:paragraph-properties fo:text-align="justify" style:justify-single-word="false"/>
      <style:text-properties style:font-name="Arial" fo:font-size="11pt" officeooo:rsid="00196b82" officeooo:paragraph-rsid="00196b82" style:font-size-asian="11pt" style:font-size-complex="11pt"/>
    </style:style>
    <style:style style:name="P77" style:family="paragraph" style:parent-style-name="Text_20_body">
      <style:paragraph-properties fo:text-align="justify" style:justify-single-word="false"/>
      <style:text-properties style:font-name="Arial" fo:font-size="11pt" officeooo:rsid="009c104c" officeooo:paragraph-rsid="0050432d" style:font-size-asian="11pt" style:font-size-complex="11pt"/>
    </style:style>
    <style:style style:name="P78" style:family="paragraph" style:parent-style-name="Text_20_body">
      <style:paragraph-properties fo:text-align="justify" style:justify-single-word="false"/>
      <style:text-properties style:font-name="Arial" fo:font-size="11pt" officeooo:rsid="003b7a4c" officeooo:paragraph-rsid="003b7a4c" style:font-size-asian="11pt" style:font-size-complex="11pt"/>
    </style:style>
    <style:style style:name="P79" style:family="paragraph" style:parent-style-name="Text_20_body">
      <style:paragraph-properties fo:text-align="justify" style:justify-single-word="false"/>
      <style:text-properties style:font-name="Arial" fo:font-size="11pt" fo:font-style="normal" officeooo:rsid="0091d04a" officeooo:paragraph-rsid="003a6c1c" style:font-size-asian="11pt" style:font-style-asian="normal" style:font-size-complex="11pt" style:font-style-complex="normal"/>
    </style:style>
    <style:style style:name="P80" style:family="paragraph" style:parent-style-name="Text_20_body">
      <style:paragraph-properties fo:text-align="justify" style:justify-single-word="false"/>
      <style:text-properties style:font-name="Arial" fo:font-size="11pt" fo:font-style="normal" officeooo:rsid="00a676bc" officeooo:paragraph-rsid="001854bd" style:font-size-asian="11pt" style:font-style-asian="normal" style:font-size-complex="11pt" style:font-style-complex="normal"/>
    </style:style>
    <style:style style:name="P81" style:family="paragraph" style:parent-style-name="Text_20_body">
      <style:paragraph-properties fo:text-align="justify" style:justify-single-word="false"/>
      <style:text-properties style:font-name="Arial" fo:font-size="11pt" fo:font-style="normal" officeooo:rsid="00f1abb9" officeooo:paragraph-rsid="001854bd" style:font-size-asian="11pt" style:font-style-asian="normal" style:font-size-complex="11pt" style:font-style-complex="normal"/>
    </style:style>
    <style:style style:name="P82" style:family="paragraph" style:parent-style-name="Text_20_body">
      <style:paragraph-properties fo:text-align="justify" style:justify-single-word="false"/>
      <style:text-properties style:font-name="Arial" fo:font-size="11pt" fo:font-style="normal" officeooo:rsid="00a29860" officeooo:paragraph-rsid="001854bd" style:font-size-asian="11pt" style:font-style-asian="normal" style:font-size-complex="11pt" style:font-style-complex="normal"/>
    </style:style>
    <style:style style:name="P83" style:family="paragraph" style:parent-style-name="Text_20_body">
      <style:paragraph-properties fo:text-align="justify" style:justify-single-word="false"/>
      <style:text-properties style:font-name="Arial" fo:font-size="11pt" fo:font-style="normal" fo:font-weight="normal" officeooo:rsid="001f8d18" officeooo:paragraph-rsid="001f8d18" style:font-size-asian="11pt" style:font-style-asian="normal" style:font-weight-asian="normal" style:font-size-complex="11pt" style:font-style-complex="normal" style:font-weight-complex="normal"/>
    </style:style>
    <style:style style:name="P84" style:family="paragraph" style:parent-style-name="Text_20_body">
      <style:paragraph-properties fo:text-align="justify" style:justify-single-word="false"/>
      <style:text-properties style:font-name="Arial" fo:font-size="11pt" fo:font-weight="bold" officeooo:paragraph-rsid="003fa76e" style:font-size-asian="11pt" style:font-weight-asian="bold" style:font-size-complex="11pt" style:font-weight-complex="bold"/>
    </style:style>
    <style:style style:name="P85" style:family="paragraph" style:parent-style-name="Text_20_body">
      <style:paragraph-properties fo:text-align="justify" style:justify-single-word="false"/>
      <style:text-properties style:font-name="Arial" fo:font-size="11pt" fo:font-weight="normal" officeooo:rsid="0058e7db" officeooo:paragraph-rsid="0058e7db" style:font-size-asian="11pt" style:font-weight-asian="normal" style:font-size-complex="11pt" style:font-weight-complex="normal"/>
    </style:style>
    <style:style style:name="P86" style:family="paragraph" style:parent-style-name="Text_20_body">
      <style:paragraph-properties fo:text-align="justify" style:justify-single-word="false"/>
      <style:text-properties style:font-name="Arial" fo:font-size="11pt" fo:font-weight="normal" officeooo:rsid="0058e7db" officeooo:paragraph-rsid="005ad234" style:font-size-asian="11pt" style:font-weight-asian="normal" style:font-size-complex="11pt" style:font-weight-complex="normal"/>
    </style:style>
    <style:style style:name="P87" style:family="paragraph" style:parent-style-name="Table_20_Contents">
      <style:paragraph-properties fo:text-align="justify" style:justify-single-word="false"/>
      <style:text-properties style:font-name="Arial1" officeooo:rsid="00c6116d" officeooo:paragraph-rsid="002fa648"/>
    </style:style>
    <style:style style:name="P88" style:family="paragraph" style:parent-style-name="Table_20_Contents">
      <style:paragraph-properties fo:text-align="justify" style:justify-single-word="false"/>
      <style:text-properties style:font-name="Arial1" fo:font-style="normal" officeooo:rsid="00c6116d" officeooo:paragraph-rsid="0067aaf1" style:font-style-asian="normal" style:font-style-complex="normal"/>
    </style:style>
    <style:style style:name="P89" style:family="paragraph" style:parent-style-name="Table_20_Contents">
      <style:paragraph-properties fo:text-align="justify" style:justify-single-word="false"/>
      <style:text-properties style:font-name="Arial1" officeooo:rsid="00f20903" officeooo:paragraph-rsid="002fa648"/>
    </style:style>
    <style:style style:name="P90" style:family="paragraph" style:parent-style-name="Heading_20_1">
      <style:paragraph-properties fo:text-align="justify" style:justify-single-word="false"/>
      <style:text-properties style:font-name="Arial" fo:font-size="11pt" style:font-size-asian="11pt" style:font-size-complex="11pt"/>
    </style:style>
    <style:style style:name="P91" style:family="paragraph" style:parent-style-name="Heading_20_1">
      <style:paragraph-properties fo:text-align="justify" style:justify-single-word="false" fo:break-before="page"/>
      <style:text-properties style:font-name="Arial" fo:font-size="11pt" style:font-size-asian="11pt" style:font-size-complex="11pt"/>
    </style:style>
    <style:style style:name="P92" style:family="paragraph" style:parent-style-name="Heading_20_1">
      <style:paragraph-properties fo:text-align="justify" style:justify-single-word="false" fo:break-before="page"/>
      <style:text-properties style:font-name="Arial" fo:font-size="11pt" fo:font-style="normal" fo:font-weight="bold" officeooo:rsid="00163335" officeooo:paragraph-rsid="00196b82" style:font-name-asian="Noto Sans" style:font-size-asian="11pt" style:font-style-asian="normal" style:font-weight-asian="bold" style:font-name-complex="Ek Mukta" style:font-size-complex="11pt" style:font-style-complex="normal" style:font-weight-complex="bold"/>
    </style:style>
    <style:style style:name="P93" style:family="paragraph" style:parent-style-name="Heading_20_2">
      <style:paragraph-properties fo:text-align="justify" style:justify-single-word="false"/>
      <style:text-properties style:font-name="Arial" fo:font-size="11pt" officeooo:rsid="001aa7f8" officeooo:paragraph-rsid="0011e2f0" style:font-size-asian="11pt" style:font-size-complex="11pt"/>
    </style:style>
    <style:style style:name="P94" style:family="paragraph" style:parent-style-name="Heading_20_2">
      <style:paragraph-properties fo:text-align="justify" style:justify-single-word="false"/>
      <style:text-properties style:font-name="Arial" fo:font-size="11pt" officeooo:rsid="0042e9ea" officeooo:paragraph-rsid="0011e2f0" style:font-size-asian="11pt" style:font-size-complex="11pt"/>
    </style:style>
    <style:style style:name="P95" style:family="paragraph" style:parent-style-name="Heading_20_2">
      <style:paragraph-properties fo:text-align="justify" style:justify-single-word="false"/>
      <style:text-properties style:font-name="Arial" fo:font-size="11pt" officeooo:rsid="003b23fd" officeooo:paragraph-rsid="0011e2f0" style:font-size-asian="11pt" style:font-size-complex="11pt"/>
    </style:style>
    <style:style style:name="P96" style:family="paragraph" style:parent-style-name="Heading_20_2">
      <style:paragraph-properties fo:text-align="justify" style:justify-single-word="false"/>
      <style:text-properties style:font-name="Arial" fo:font-size="11pt" officeooo:paragraph-rsid="00157dd0" style:font-size-asian="11pt" style:font-size-complex="11pt"/>
    </style:style>
    <style:style style:name="P97" style:family="paragraph" style:parent-style-name="Heading_20_2">
      <style:paragraph-properties fo:text-align="justify" style:justify-single-word="false"/>
      <style:text-properties style:font-name="Arial" fo:font-size="11pt" officeooo:rsid="005dc71d" officeooo:paragraph-rsid="00157dd0" style:font-size-asian="11pt" style:font-size-complex="11pt"/>
    </style:style>
    <style:style style:name="P98" style:family="paragraph" style:parent-style-name="Heading_20_2">
      <style:paragraph-properties fo:text-align="justify" style:justify-single-word="false"/>
      <style:text-properties style:font-name="Arial" fo:font-size="11pt" officeooo:rsid="000c8218" officeooo:paragraph-rsid="001854bd" style:font-size-asian="11pt" style:font-size-complex="11pt"/>
    </style:style>
    <style:style style:name="P99" style:family="paragraph" style:parent-style-name="Heading_20_2">
      <style:paragraph-properties fo:text-align="justify" style:justify-single-word="false"/>
      <style:text-properties style:font-name="Arial" fo:font-size="11pt" officeooo:rsid="000c8218" officeooo:paragraph-rsid="005913f1" style:font-size-asian="11pt" style:font-size-complex="11pt"/>
    </style:style>
    <style:style style:name="P100" style:family="paragraph" style:parent-style-name="Heading_20_2">
      <style:paragraph-properties fo:text-align="justify" style:justify-single-word="false"/>
      <style:text-properties style:font-name="Arial" fo:font-size="11pt" fo:font-weight="normal" officeooo:rsid="005ad234" officeooo:paragraph-rsid="005ad234" style:font-size-asian="11pt" style:font-weight-asian="normal" style:font-size-complex="11pt" style:font-weight-complex="normal"/>
    </style:style>
    <style:style style:name="P101" style:family="paragraph" style:parent-style-name="Heading_20_2">
      <style:paragraph-properties fo:text-align="justify" style:justify-single-word="false"/>
    </style:style>
    <style:style style:name="P102" style:family="paragraph" style:parent-style-name="Heading_20_2">
      <style:paragraph-properties fo:text-align="justify" style:justify-single-word="false"/>
      <style:text-properties fo:color="#000000" loext:opacity="100%" style:font-name="Arial" fo:font-size="11pt" fo:letter-spacing="normal" fo:font-style="normal" fo:font-weight="normal" officeooo:paragraph-rsid="0046ecef" style:font-name-asian="Noto Sans" style:font-size-asian="11pt" style:font-style-asian="normal" style:font-weight-asian="normal" style:font-name-complex="Ek Mukta" style:font-size-complex="11pt" style:font-style-complex="normal" style:font-weight-complex="normal"/>
    </style:style>
    <style:style style:name="P103" style:family="paragraph" style:parent-style-name="Heading_20_2">
      <style:paragraph-properties fo:text-align="justify" style:justify-single-word="false" fo:break-before="page"/>
      <style:text-properties fo:color="#000000" loext:opacity="100%" style:font-name="Arial" fo:font-size="11pt" fo:letter-spacing="normal" fo:font-style="normal" fo:font-weight="normal" officeooo:paragraph-rsid="00655149" style:font-name-asian="Noto Sans" style:font-size-asian="11pt" style:font-style-asian="normal" style:font-weight-asian="normal" style:font-name-complex="Ek Mukta" style:font-size-complex="11pt" style:font-style-complex="normal" style:font-weight-complex="normal"/>
    </style:style>
    <style:style style:name="P104" style:family="paragraph" style:parent-style-name="Heading_20_3">
      <style:text-properties style:font-name="Arial" fo:font-size="11pt" style:font-size-asian="11pt" style:font-size-complex="11pt"/>
    </style:style>
    <style:style style:name="P105" style:family="paragraph" style:parent-style-name="Heading_20_3">
      <style:paragraph-properties fo:text-align="justify" style:justify-single-word="false"/>
      <style:text-properties style:font-name="Arial" fo:font-size="11pt" officeooo:rsid="001d4a1e" officeooo:paragraph-rsid="0011e2f0" style:font-size-asian="11pt" style:font-size-complex="11pt"/>
    </style:style>
    <style:style style:name="P106" style:family="paragraph" style:parent-style-name="Heading_20_3">
      <style:paragraph-properties fo:text-align="justify" style:justify-single-word="false"/>
      <style:text-properties style:font-name="Arial" fo:font-size="11pt" officeooo:rsid="002b9183" officeooo:paragraph-rsid="0011e2f0" style:font-size-asian="11pt" style:font-size-complex="11pt"/>
    </style:style>
    <style:style style:name="P107" style:family="paragraph" style:parent-style-name="Heading_20_3">
      <style:paragraph-properties fo:text-align="justify" style:justify-single-word="false"/>
      <style:text-properties style:font-name="Arial" fo:font-size="11pt" officeooo:rsid="008b8a25" officeooo:paragraph-rsid="00157dd0" style:font-size-asian="11pt" style:font-size-complex="11pt"/>
    </style:style>
    <style:style style:name="P108" style:family="paragraph" style:parent-style-name="Normal_20__28_Web_29_" style:list-style-name="">
      <style:paragraph-properties fo:margin-top="0.212cm" fo:margin-bottom="0.212cm" style:contextual-spacing="false" fo:text-align="center" style:justify-single-word="false"/>
      <style:text-properties style:font-name="Arial" fo:font-size="11pt" officeooo:paragraph-rsid="003fa76e" style:font-size-asian="11pt" style:font-size-complex="11pt"/>
    </style:style>
    <style:style style:name="P109" style:family="paragraph" style:parent-style-name="Normal_20__28_Web_29_">
      <style:paragraph-properties fo:margin-top="0.212cm" fo:margin-bottom="0.212cm" style:contextual-spacing="false" fo:text-align="center" style:justify-single-word="false"/>
      <style:text-properties style:font-name="Arial" fo:font-size="11pt" officeooo:paragraph-rsid="004905aa" style:font-size-asian="11pt" style:font-size-complex="11pt"/>
    </style:style>
    <style:style style:name="P110" style:family="paragraph" style:parent-style-name="Normal_20__28_Web_29_">
      <style:paragraph-properties fo:margin-top="0.212cm" fo:margin-bottom="0.212cm" style:contextual-spacing="false" fo:text-align="center" style:justify-single-word="false"/>
      <style:text-properties style:font-name="Arial" fo:font-size="11pt" officeooo:paragraph-rsid="003fa76e" style:font-size-asian="11pt" style:font-name-complex="Arial1" style:font-size-complex="11pt"/>
    </style:style>
    <style:style style:name="P111" style:family="paragraph" style:parent-style-name="Normal_20__28_Web_29_" style:list-style-name="">
      <loext:graphic-properties draw:fill="none"/>
      <style:paragraph-properties fo:margin-left="3cm" fo:margin-right="3cm" fo:margin-top="0.212cm" fo:margin-bottom="0.212cm" style:contextual-spacing="false" fo:text-align="justify" style:justify-single-word="false" fo:text-indent="0cm" style:auto-text-indent="false" fo:background-color="transparent"/>
      <style:text-properties style:font-name="Arial" fo:font-size="11pt" officeooo:rsid="00689c85" officeooo:paragraph-rsid="0069b74e" style:font-size-asian="11pt" style:font-size-complex="11pt"/>
    </style:style>
    <style:style style:name="P112" style:family="paragraph" style:parent-style-name="Normal_20__28_Web_29_" style:list-style-name="">
      <loext:graphic-properties draw:fill="none"/>
      <style:paragraph-properties fo:margin-left="3cm" fo:margin-right="3cm" fo:margin-top="0.212cm" fo:margin-bottom="0.212cm" style:contextual-spacing="false" fo:text-align="justify" style:justify-single-word="false" fo:text-indent="0cm" style:auto-text-indent="false" fo:background-color="transparent"/>
      <style:text-properties style:font-name="Arial" fo:font-size="11pt" officeooo:rsid="0067aaf1" officeooo:paragraph-rsid="0067aaf1" style:font-size-asian="11pt" style:font-size-complex="11pt"/>
    </style:style>
    <style:style style:name="P113" style:family="paragraph" style:parent-style-name="Normal_20__28_Web_29_" style:list-style-name="">
      <loext:graphic-properties draw:fill="none"/>
      <style:paragraph-properties fo:margin-left="3cm" fo:margin-right="3cm" fo:margin-top="0.212cm" fo:margin-bottom="0.212cm" style:contextual-spacing="false" fo:text-align="justify" style:justify-single-word="false" fo:text-indent="0cm" style:auto-text-indent="false" fo:background-color="transparent"/>
      <style:text-properties style:font-name="Arial" fo:font-size="11pt" officeooo:rsid="00689c85" officeooo:paragraph-rsid="00689c85" style:font-name-asian="Calibri" style:font-size-asian="11pt" style:font-name-complex="Arial1" style:font-size-complex="11pt"/>
    </style:style>
    <style:style style:name="P114" style:family="paragraph" style:parent-style-name="Normal_20__28_Web_29_" style:list-style-name="">
      <loext:graphic-properties draw:fill="none"/>
      <style:paragraph-properties fo:margin-left="3cm" fo:margin-right="3cm" fo:margin-top="0.212cm" fo:margin-bottom="0.212cm" style:contextual-spacing="false" fo:text-align="justify" style:justify-single-word="false" fo:text-indent="0cm" style:auto-text-indent="false" fo:background-color="transparent"/>
      <style:text-properties style:font-name="Arial" fo:font-size="11pt" fo:font-weight="normal" officeooo:rsid="0069b74e" officeooo:paragraph-rsid="0069b74e" style:font-name-asian="Calibri" style:font-size-asian="11pt" style:font-weight-asian="normal" style:font-name-complex="Arial1" style:font-size-complex="11pt" style:font-weight-complex="normal"/>
    </style:style>
    <style:style style:name="P115" style:family="paragraph" style:parent-style-name="Normal_20__28_Web_29_" style:list-style-name="" style:master-page-name="">
      <loext:graphic-properties draw:fill="none"/>
      <style:paragraph-properties fo:margin-left="3cm" fo:margin-right="3cm" fo:margin-top="0.212cm" fo:margin-bottom="0.212cm" style:contextual-spacing="false" fo:text-align="center" style:justify-single-word="false" fo:text-indent="0cm" style:auto-text-indent="false" style:page-number="auto" fo:break-before="page" fo:background-color="transparent"/>
      <style:text-properties style:font-name="Arial" fo:font-size="11pt" officeooo:rsid="006c8a06" officeooo:paragraph-rsid="006c8a06" style:font-size-asian="11pt" style:font-size-complex="11pt"/>
    </style:style>
    <style:style style:name="P116" style:family="paragraph" style:parent-style-name="Standard">
      <style:paragraph-properties fo:margin-left="1.251cm" fo:margin-right="0cm" fo:margin-top="0.212cm" fo:margin-bottom="0.212cm" style:contextual-spacing="false" fo:text-align="justify" style:justify-single-word="false" fo:text-indent="0cm" style:auto-text-indent="false"/>
      <style:text-properties style:font-name="Arial" fo:font-size="11pt" officeooo:rsid="003fa76e" officeooo:paragraph-rsid="003fa76e" style:font-size-asian="11pt" style:font-name-complex="Arial1" style:font-size-complex="11pt"/>
    </style:style>
    <style:style style:name="P117" style:family="paragraph" style:parent-style-name="Text_20_body" style:list-style-name="">
      <style:paragraph-properties fo:text-align="justify" style:justify-single-word="false"/>
      <style:text-properties style:font-name="Arial" fo:font-size="11pt" fo:font-style="normal" officeooo:rsid="001aa7f8" officeooo:paragraph-rsid="00629ff0" style:font-size-asian="11pt" style:font-style-asian="normal" style:font-size-complex="11pt" style:font-style-complex="normal"/>
    </style:style>
    <style:style style:name="P118" style:family="paragraph" style:parent-style-name="Text_20_body" style:list-style-name="L1">
      <style:paragraph-properties fo:text-align="justify" style:justify-single-word="false"/>
      <style:text-properties style:font-name="Arial1" officeooo:paragraph-rsid="001854bd"/>
    </style:style>
    <style:style style:name="T1" style:family="text">
      <style:text-properties fo:font-style="normal" style:font-style-asian="normal" style:font-style-complex="normal"/>
    </style:style>
    <style:style style:name="T2" style:family="text">
      <style:text-properties fo:font-style="normal" officeooo:rsid="003f6bfa" style:font-style-asian="normal" style:font-style-complex="normal"/>
    </style:style>
    <style:style style:name="T3" style:family="text">
      <style:text-properties fo:font-style="normal" officeooo:rsid="00801f51" style:font-style-asian="normal" style:font-style-complex="normal"/>
    </style:style>
    <style:style style:name="T4" style:family="text">
      <style:text-properties fo:font-style="normal" officeooo:rsid="0174fad4" style:font-style-asian="normal" style:font-style-complex="normal"/>
    </style:style>
    <style:style style:name="T5" style:family="text">
      <style:text-properties fo:font-style="normal" officeooo:rsid="0177bb61" style:font-style-asian="normal" style:font-style-complex="normal"/>
    </style:style>
    <style:style style:name="T6" style:family="text">
      <style:text-properties fo:font-style="normal" officeooo:rsid="0176b610" style:font-style-asian="normal" style:font-style-complex="normal"/>
    </style:style>
    <style:style style:name="T7" style:family="text">
      <style:text-properties fo:font-style="normal" officeooo:rsid="0177482f" style:font-style-asian="normal" style:font-style-complex="normal"/>
    </style:style>
    <style:style style:name="T8" style:family="text">
      <style:text-properties fo:font-style="normal" officeooo:rsid="00229fcd" style:font-style-asian="normal" style:font-style-complex="normal"/>
    </style:style>
    <style:style style:name="T9" style:family="text">
      <style:text-properties fo:font-style="normal" officeooo:rsid="015caac9" style:font-style-asian="normal" style:font-style-complex="normal"/>
    </style:style>
    <style:style style:name="T10" style:family="text">
      <style:text-properties fo:font-style="normal" officeooo:rsid="00246741" style:font-style-asian="normal" style:font-style-complex="normal"/>
    </style:style>
    <style:style style:name="T11" style:family="text">
      <style:text-properties fo:font-style="normal" officeooo:rsid="004b23c8" style:font-style-asian="normal" style:font-style-complex="normal"/>
    </style:style>
    <style:style style:name="T12" style:family="text">
      <style:text-properties fo:font-style="normal" officeooo:rsid="007f9a4a" style:font-style-asian="normal" style:font-style-complex="normal"/>
    </style:style>
    <style:style style:name="T13" style:family="text">
      <style:text-properties fo:font-style="normal" officeooo:rsid="0049791d" style:font-style-asian="normal" style:font-style-complex="normal"/>
    </style:style>
    <style:style style:name="T14" style:family="text">
      <style:text-properties fo:font-style="normal" officeooo:rsid="004ba880" style:font-style-asian="normal" style:font-style-complex="normal"/>
    </style:style>
    <style:style style:name="T15" style:family="text">
      <style:text-properties fo:font-style="normal" officeooo:rsid="0080a2e5" style:font-style-asian="normal" style:font-style-complex="normal"/>
    </style:style>
    <style:style style:name="T16" style:family="text">
      <style:text-properties fo:font-style="normal" officeooo:rsid="0088704d" style:font-style-asian="normal" style:font-style-complex="normal"/>
    </style:style>
    <style:style style:name="T17" style:family="text">
      <style:text-properties fo:font-style="normal" officeooo:rsid="008a3c37" style:font-style-asian="normal" style:font-style-complex="normal"/>
    </style:style>
    <style:style style:name="T18" style:family="text">
      <style:text-properties fo:font-style="normal" officeooo:rsid="00607c70" style:font-style-asian="normal" style:font-style-complex="normal"/>
    </style:style>
    <style:style style:name="T19" style:family="text">
      <style:text-properties fo:font-style="normal" officeooo:rsid="0062273c" style:font-style-asian="normal" style:font-style-complex="normal"/>
    </style:style>
    <style:style style:name="T20" style:family="text">
      <style:text-properties fo:font-style="normal" officeooo:rsid="00636efc" style:font-style-asian="normal" style:font-style-complex="normal"/>
    </style:style>
    <style:style style:name="T21" style:family="text">
      <style:text-properties fo:font-style="normal" officeooo:rsid="00d117de" style:font-style-asian="normal" style:font-style-complex="normal"/>
    </style:style>
    <style:style style:name="T22" style:family="text">
      <style:text-properties fo:font-style="normal" officeooo:rsid="00f6b7f1" style:font-style-asian="normal" style:font-style-complex="normal"/>
    </style:style>
    <style:style style:name="T23" style:family="text">
      <style:text-properties fo:font-style="normal" officeooo:rsid="00163fbe" style:font-style-asian="normal" style:font-style-complex="normal"/>
    </style:style>
    <style:style style:name="T24" style:family="text">
      <style:text-properties fo:font-style="normal" officeooo:rsid="002203b6" style:font-style-asian="normal" style:font-style-complex="normal"/>
    </style:style>
    <style:style style:name="T25" style:family="text">
      <style:text-properties fo:font-style="normal" officeooo:rsid="006ead04" style:font-style-asian="normal" style:font-style-complex="normal"/>
    </style:style>
    <style:style style:name="T26" style:family="text">
      <style:text-properties fo:font-style="normal" officeooo:rsid="00a29860" style:font-style-asian="normal" style:font-style-complex="normal"/>
    </style:style>
    <style:style style:name="T27" style:family="text">
      <style:text-properties fo:font-style="normal" officeooo:rsid="00a676bc" style:font-style-asian="normal" style:font-style-complex="normal"/>
    </style:style>
    <style:style style:name="T28" style:family="text">
      <style:text-properties fo:font-style="normal" officeooo:rsid="00e80c98" style:font-style-asian="normal" style:font-style-complex="normal"/>
    </style:style>
    <style:style style:name="T29" style:family="text">
      <style:text-properties fo:font-style="normal" officeooo:rsid="0050de93" style:font-style-asian="normal" style:font-style-complex="normal"/>
    </style:style>
    <style:style style:name="T30" style:family="text">
      <style:text-properties fo:font-style="normal" officeooo:rsid="00bfbd30" style:font-style-asian="normal" style:font-style-complex="normal"/>
    </style:style>
    <style:style style:name="T31" style:family="text">
      <style:text-properties fo:font-style="normal" officeooo:rsid="01161db8" style:font-style-asian="normal" style:font-style-complex="normal"/>
    </style:style>
    <style:style style:name="T32" style:family="text">
      <style:text-properties fo:font-style="normal" officeooo:rsid="00eb8256" style:font-style-asian="normal" style:font-style-complex="normal"/>
    </style:style>
    <style:style style:name="T33" style:family="text">
      <style:text-properties fo:font-style="normal" officeooo:rsid="00c6116d" style:font-style-asian="normal" style:font-style-complex="normal"/>
    </style:style>
    <style:style style:name="T34" style:family="text">
      <style:text-properties fo:font-style="normal" officeooo:rsid="00ec33a6" style:font-style-asian="normal" style:font-style-complex="normal"/>
    </style:style>
    <style:style style:name="T35" style:family="text">
      <style:text-properties fo:font-style="normal" officeooo:rsid="001854bd" style:font-style-asian="normal" style:font-style-complex="normal"/>
    </style:style>
    <style:style style:name="T36" style:family="text">
      <style:text-properties fo:font-style="normal" officeooo:rsid="003cd735" style:font-style-asian="normal" style:font-style-complex="normal"/>
    </style:style>
    <style:style style:name="T37" style:family="text">
      <style:text-properties fo:font-style="normal" officeooo:rsid="000d3b1c" style:font-style-asian="normal" style:font-style-complex="normal"/>
    </style:style>
    <style:style style:name="T38" style:family="text">
      <style:text-properties fo:font-style="normal" officeooo:rsid="00381304" style:font-style-asian="normal" style:font-style-complex="normal"/>
    </style:style>
    <style:style style:name="T39" style:family="text">
      <style:text-properties fo:font-style="normal" officeooo:rsid="004dfb77" style:font-style-asian="normal" style:font-style-complex="normal"/>
    </style:style>
    <style:style style:name="T40" style:family="text">
      <style:text-properties fo:font-style="normal" officeooo:rsid="00e56359" style:font-style-asian="normal" style:font-style-complex="normal"/>
    </style:style>
    <style:style style:name="T41" style:family="text">
      <style:text-properties fo:font-style="normal" officeooo:rsid="0056b27c" style:font-style-asian="normal" style:font-style-complex="normal"/>
    </style:style>
    <style:style style:name="T42" style:family="text">
      <style:text-properties fo:font-style="normal" officeooo:rsid="005c63b9" style:font-style-asian="normal" style:font-style-complex="normal"/>
    </style:style>
    <style:style style:name="T43" style:family="text">
      <style:text-properties fo:font-style="normal" officeooo:rsid="005c75bc" style:font-style-asian="normal" style:font-style-complex="normal"/>
    </style:style>
    <style:style style:name="T44" style:family="text">
      <style:text-properties fo:font-style="normal" officeooo:rsid="005db0eb" style:font-style-asian="normal" style:font-style-complex="normal"/>
    </style:style>
    <style:style style:name="T45" style:family="text">
      <style:text-properties fo:font-style="normal" officeooo:rsid="005dcbe9" style:font-style-asian="normal" style:font-style-complex="normal"/>
    </style:style>
    <style:style style:name="T46" style:family="text">
      <style:text-properties fo:font-style="normal" officeooo:rsid="005de882" style:font-style-asian="normal" style:font-style-complex="normal"/>
    </style:style>
    <style:style style:name="T47" style:family="text">
      <style:text-properties fo:font-style="normal" officeooo:rsid="005defa4" style:font-style-asian="normal" style:font-style-complex="normal"/>
    </style:style>
    <style:style style:name="T48" style:family="text">
      <style:text-properties fo:font-style="normal" officeooo:rsid="005c5f6d" style:font-style-asian="normal" style:font-style-complex="normal"/>
    </style:style>
    <style:style style:name="T49" style:family="text">
      <style:text-properties fo:font-style="normal" officeooo:rsid="0090fad3" style:font-style-asian="normal" style:font-style-complex="normal"/>
    </style:style>
    <style:style style:name="T50" style:family="text">
      <style:text-properties fo:font-style="normal" officeooo:rsid="0094a29a" style:font-style-asian="normal" style:font-style-complex="normal"/>
    </style:style>
    <style:style style:name="T51" style:family="text">
      <style:text-properties fo:font-style="normal" fo:font-weight="bold" officeooo:rsid="0062273c" style:font-style-asian="normal" style:font-weight-asian="bold" style:font-style-complex="normal" style:font-weight-complex="bold"/>
    </style:style>
    <style:style style:name="T52" style:family="text">
      <style:text-properties fo:font-style="normal" fo:font-weight="bold" officeooo:rsid="00607c70" style:font-style-asian="normal" style:font-weight-asian="bold" style:font-style-complex="normal" style:font-weight-complex="bold"/>
    </style:style>
    <style:style style:name="T53" style:family="text">
      <style:text-properties fo:font-style="normal" fo:font-weight="bold" officeooo:rsid="00636efc" style:font-style-asian="normal" style:font-weight-asian="bold" style:font-style-complex="normal" style:font-weight-complex="bold"/>
    </style:style>
    <style:style style:name="T54" style:family="text">
      <style:text-properties fo:font-style="normal" fo:font-weight="bold" officeooo:rsid="008a3c37" style:font-style-asian="normal" style:font-weight-asian="bold" style:font-style-complex="normal" style:font-weight-complex="bold"/>
    </style:style>
    <style:style style:name="T55" style:family="text">
      <style:text-properties fo:font-style="normal" fo:font-weight="bold" officeooo:rsid="00277a50" style:font-style-asian="normal" style:font-weight-asian="bold" style:font-style-complex="normal" style:font-weight-complex="bold"/>
    </style:style>
    <style:style style:name="T56" style:family="text">
      <style:text-properties fo:font-style="normal" fo:font-weight="bold" officeooo:rsid="00655149" style:font-style-asian="normal" style:font-weight-asian="bold" style:font-style-complex="normal" style:font-weight-complex="bold"/>
    </style:style>
    <style:style style:name="T57" style:family="text">
      <style:text-properties officeooo:rsid="0066d6e6"/>
    </style:style>
    <style:style style:name="T58" style:family="text">
      <style:text-properties officeooo:rsid="00cad02f"/>
    </style:style>
    <style:style style:name="T59" style:family="text">
      <style:text-properties officeooo:rsid="00229fcd"/>
    </style:style>
    <style:style style:name="T60" style:family="text">
      <style:text-properties fo:font-size="10pt" officeooo:rsid="018750b9" style:font-size-asian="10pt" style:font-size-complex="10pt"/>
    </style:style>
    <style:style style:name="T61" style:family="text">
      <style:text-properties fo:font-size="10pt" officeooo:rsid="0015ac0d" style:font-size-asian="10pt" style:font-size-complex="10pt"/>
    </style:style>
    <style:style style:name="T62" style:family="text">
      <style:text-properties fo:font-size="10pt" officeooo:rsid="00163fbe" style:font-size-asian="10pt" style:font-size-complex="10pt"/>
    </style:style>
    <style:style style:name="T63" style:family="text">
      <style:text-properties fo:font-size="10pt" officeooo:rsid="001f8d18" style:font-size-asian="10pt" style:font-size-complex="10pt"/>
    </style:style>
    <style:style style:name="T64" style:family="text">
      <style:text-properties fo:font-size="10pt" officeooo:rsid="003a6c1c" style:font-size-asian="10pt" style:font-size-complex="10pt"/>
    </style:style>
    <style:style style:name="T65" style:family="text">
      <style:text-properties officeooo:rsid="018750b9"/>
    </style:style>
    <style:style style:name="T66" style:family="text">
      <style:text-properties officeooo:rsid="0171287c"/>
    </style:style>
    <style:style style:name="T67" style:family="text">
      <style:text-properties fo:font-style="italic"/>
    </style:style>
    <style:style style:name="T68" style:family="text">
      <style:text-properties fo:font-style="italic" style:font-style-asian="italic" style:font-style-complex="italic"/>
    </style:style>
    <style:style style:name="T69" style:family="text">
      <style:text-properties fo:font-style="italic" officeooo:rsid="0171287c" style:font-style-asian="italic" style:font-style-complex="italic"/>
    </style:style>
    <style:style style:name="T70" style:family="text">
      <style:text-properties fo:font-style="italic" officeooo:rsid="01734be0" style:font-style-asian="italic" style:font-style-complex="italic"/>
    </style:style>
    <style:style style:name="T71" style:family="text">
      <style:text-properties fo:font-style="italic" officeooo:rsid="0176b610" style:font-style-asian="italic" style:font-style-complex="italic"/>
    </style:style>
    <style:style style:name="T72" style:family="text">
      <style:text-properties fo:font-style="italic" officeooo:rsid="00229fcd" style:font-style-asian="italic" style:font-style-complex="italic"/>
    </style:style>
    <style:style style:name="T73" style:family="text">
      <style:text-properties fo:font-style="italic" officeooo:rsid="003657c5" style:font-style-asian="italic" style:font-style-complex="italic"/>
    </style:style>
    <style:style style:name="T74" style:family="text">
      <style:text-properties fo:font-style="italic" officeooo:rsid="001629a6" style:font-style-asian="italic" style:font-style-complex="italic"/>
    </style:style>
    <style:style style:name="T75" style:family="text">
      <style:text-properties fo:font-style="italic" officeooo:rsid="007f9a4a" style:font-style-asian="italic" style:font-style-complex="italic"/>
    </style:style>
    <style:style style:name="T76" style:family="text">
      <style:text-properties fo:font-style="italic" officeooo:rsid="0045a01f" style:font-style-asian="italic" style:font-style-complex="italic"/>
    </style:style>
    <style:style style:name="T77" style:family="text">
      <style:text-properties fo:font-style="italic" officeooo:rsid="0049791d" style:font-style-asian="italic" style:font-style-complex="italic"/>
    </style:style>
    <style:style style:name="T78" style:family="text">
      <style:text-properties fo:font-style="italic" officeooo:rsid="0088704d" style:font-style-asian="italic" style:font-style-complex="italic"/>
    </style:style>
    <style:style style:name="T79" style:family="text">
      <style:text-properties fo:font-style="italic" officeooo:rsid="00607c70" style:font-style-asian="italic" style:font-style-complex="italic"/>
    </style:style>
    <style:style style:name="T80" style:family="text">
      <style:text-properties fo:font-style="italic" officeooo:rsid="0026749d" style:font-style-asian="italic" style:font-style-complex="italic"/>
    </style:style>
    <style:style style:name="T81" style:family="text">
      <style:text-properties fo:font-style="italic" officeooo:rsid="000d3b1c" style:font-style-asian="italic" style:font-style-complex="italic"/>
    </style:style>
    <style:style style:name="T82" style:family="text">
      <style:text-properties fo:font-style="italic" officeooo:rsid="00a29860" style:font-style-asian="italic" style:font-style-complex="italic"/>
    </style:style>
    <style:style style:name="T83" style:family="text">
      <style:text-properties fo:font-style="italic" officeooo:rsid="00a676bc" style:font-style-asian="italic" style:font-style-complex="italic"/>
    </style:style>
    <style:style style:name="T84" style:family="text">
      <style:text-properties fo:font-style="italic" officeooo:rsid="0050de93" style:font-style-asian="italic" style:font-style-complex="italic"/>
    </style:style>
    <style:style style:name="T85" style:family="text">
      <style:text-properties fo:font-style="italic" officeooo:rsid="00bfbd30" style:font-style-asian="italic" style:font-style-complex="italic"/>
    </style:style>
    <style:style style:name="T86" style:family="text">
      <style:text-properties fo:font-style="italic" officeooo:rsid="00c6116d" style:font-style-asian="italic" style:font-style-complex="italic"/>
    </style:style>
    <style:style style:name="T87" style:family="text">
      <style:text-properties fo:font-style="italic" officeooo:rsid="01710f60" style:font-style-asian="italic" style:font-style-complex="italic"/>
    </style:style>
    <style:style style:name="T88" style:family="text">
      <style:text-properties fo:font-style="italic" officeooo:rsid="003a6c1c" style:font-style-asian="italic" style:font-style-complex="italic"/>
    </style:style>
    <style:style style:name="T89" style:family="text">
      <style:text-properties officeooo:rsid="01794f80"/>
    </style:style>
    <style:style style:name="T90" style:family="text">
      <style:text-properties officeooo:rsid="01734be0"/>
    </style:style>
    <style:style style:name="T91" style:family="text">
      <style:text-properties officeooo:rsid="0177482f"/>
    </style:style>
    <style:style style:name="T92" style:family="text">
      <style:text-properties officeooo:rsid="00246741"/>
    </style:style>
    <style:style style:name="T93" style:family="text">
      <style:text-properties officeooo:rsid="003657c5"/>
    </style:style>
    <style:style style:name="T94" style:family="text">
      <style:text-properties officeooo:rsid="0187efc4"/>
    </style:style>
    <style:style style:name="T95" style:family="text">
      <style:text-properties officeooo:rsid="007d1cdf"/>
    </style:style>
    <style:style style:name="T96" style:family="text">
      <style:text-properties officeooo:rsid="0080a2e5"/>
    </style:style>
    <style:style style:name="T97" style:family="text">
      <style:text-properties officeooo:rsid="0036c398"/>
    </style:style>
    <style:style style:name="T98" style:family="text">
      <style:text-properties officeooo:rsid="002cfc36"/>
    </style:style>
    <style:style style:name="T99" style:family="text">
      <style:text-properties officeooo:rsid="001c4d0e"/>
    </style:style>
    <style:style style:name="T100" style:family="text">
      <style:text-properties officeooo:rsid="001e5fd7"/>
    </style:style>
    <style:style style:name="T101" style:family="text">
      <style:text-properties officeooo:rsid="001ed78c"/>
    </style:style>
    <style:style style:name="T102" style:family="text">
      <style:text-properties officeooo:rsid="018a1799"/>
    </style:style>
    <style:style style:name="T103" style:family="text">
      <style:text-properties officeooo:rsid="003131b2"/>
    </style:style>
    <style:style style:name="T104" style:family="text">
      <style:text-properties officeooo:rsid="018185fd"/>
    </style:style>
    <style:style style:name="T105" style:family="text">
      <style:text-properties officeooo:rsid="001629a6"/>
    </style:style>
    <style:style style:name="T106" style:family="text">
      <style:text-properties officeooo:rsid="007f9a4a"/>
    </style:style>
    <style:style style:name="T107" style:family="text">
      <style:text-properties officeooo:rsid="0043f62c"/>
    </style:style>
    <style:style style:name="T108" style:family="text">
      <style:text-properties officeooo:rsid="004ba880"/>
    </style:style>
    <style:style style:name="T109" style:family="text">
      <style:text-properties officeooo:rsid="0045a01f"/>
    </style:style>
    <style:style style:name="T110" style:family="text">
      <style:text-properties officeooo:rsid="0049791d"/>
    </style:style>
    <style:style style:name="T111" style:family="text">
      <style:text-properties officeooo:rsid="003fe482"/>
    </style:style>
    <style:style style:name="T112" style:family="text">
      <style:text-properties officeooo:rsid="003d93e0"/>
    </style:style>
    <style:style style:name="T113" style:family="text">
      <style:text-properties officeooo:rsid="0040f7f6"/>
    </style:style>
    <style:style style:name="T114" style:family="text">
      <style:text-properties officeooo:rsid="001280a5"/>
    </style:style>
    <style:style style:name="T115" style:family="text">
      <style:text-properties officeooo:rsid="0012d272"/>
    </style:style>
    <style:style style:name="T116" style:family="text">
      <style:text-properties officeooo:rsid="0012de5f"/>
    </style:style>
    <style:style style:name="T117" style:family="text">
      <style:text-properties officeooo:rsid="002376e2"/>
    </style:style>
    <style:style style:name="T118" style:family="text">
      <style:text-properties officeooo:rsid="00247c5b"/>
    </style:style>
    <style:style style:name="T119" style:family="text">
      <style:text-properties officeooo:rsid="0026749d"/>
    </style:style>
    <style:style style:name="T120" style:family="text">
      <style:text-properties officeooo:rsid="00cb1dec"/>
    </style:style>
    <style:style style:name="T121" style:family="text">
      <style:text-properties officeooo:rsid="0088704d"/>
    </style:style>
    <style:style style:name="T122" style:family="text">
      <style:text-properties officeooo:rsid="005fe495"/>
    </style:style>
    <style:style style:name="T123" style:family="text">
      <style:text-properties officeooo:rsid="00f6b7f1"/>
    </style:style>
    <style:style style:name="T124" style:family="text">
      <style:text-properties officeooo:rsid="00d2c4d0"/>
    </style:style>
    <style:style style:name="T125" style:family="text">
      <style:text-properties officeooo:rsid="0091d04a"/>
    </style:style>
    <style:style style:name="T126" style:family="text">
      <style:text-properties officeooo:rsid="0015ac0d"/>
    </style:style>
    <style:style style:name="T127" style:family="text">
      <style:text-properties officeooo:rsid="00163fbe"/>
    </style:style>
    <style:style style:name="T128" style:family="text">
      <style:text-properties officeooo:rsid="00222856"/>
    </style:style>
    <style:style style:name="T129" style:family="text">
      <style:text-properties fo:font-weight="bold" style:font-weight-asian="bold" style:font-weight-complex="bold"/>
    </style:style>
    <style:style style:name="T130" style:family="text">
      <style:text-properties fo:font-weight="bold" officeooo:rsid="002376e2" style:font-weight-asian="bold" style:font-weight-complex="bold"/>
    </style:style>
    <style:style style:name="T131" style:family="text">
      <style:text-properties fo:font-weight="bold" officeooo:rsid="0025981b" style:font-weight-asian="bold" style:font-weight-complex="bold"/>
    </style:style>
    <style:style style:name="T132" style:family="text">
      <style:text-properties fo:font-weight="bold" officeooo:rsid="001c4d0e" style:font-weight-asian="bold" style:font-weight-complex="bold"/>
    </style:style>
    <style:style style:name="T133" style:family="text">
      <style:text-properties fo:font-weight="bold" officeooo:rsid="001e5fd7" style:font-weight-asian="bold" style:font-weight-complex="bold"/>
    </style:style>
    <style:style style:name="T134" style:family="text">
      <style:text-properties fo:font-weight="bold" officeooo:rsid="005fe495" style:font-weight-asian="bold" style:font-weight-complex="bold"/>
    </style:style>
    <style:style style:name="T135" style:family="text">
      <style:text-properties fo:font-weight="bold" officeooo:rsid="008a3c37" style:font-weight-asian="bold" style:font-weight-complex="bold"/>
    </style:style>
    <style:style style:name="T136" style:family="text">
      <style:text-properties fo:font-weight="bold" officeooo:rsid="0053771c" style:font-weight-asian="bold" style:font-weight-complex="bold"/>
    </style:style>
    <style:style style:name="T137" style:family="text">
      <style:text-properties fo:font-weight="bold" officeooo:rsid="00247c5b" style:font-weight-asian="bold" style:font-weight-complex="bold"/>
    </style:style>
    <style:style style:name="T138" style:family="text">
      <style:text-properties fo:font-weight="bold" officeooo:rsid="00629ff0" style:font-weight-asian="bold" style:font-weight-complex="bold"/>
    </style:style>
    <style:style style:name="T139" style:family="text">
      <style:text-properties fo:font-weight="bold" officeooo:rsid="0026749d" style:font-name-asian="Noto Sans" style:font-weight-asian="bold" style:font-name-complex="Ek Mukta" style:font-weight-complex="bold"/>
    </style:style>
    <style:style style:name="T140" style:family="text">
      <style:text-properties fo:font-weight="bold" officeooo:rsid="0058e7db" style:font-name-asian="Noto Sans" style:font-weight-asian="bold" style:font-name-complex="Ek Mukta" style:font-weight-complex="bold"/>
    </style:style>
    <style:style style:name="T141" style:family="text">
      <style:text-properties fo:font-weight="bold" officeooo:rsid="005913f1" style:font-name-asian="Noto Sans" style:font-weight-asian="bold" style:font-name-complex="Ek Mukta" style:font-weight-complex="bold"/>
    </style:style>
    <style:style style:name="T142" style:family="text">
      <style:text-properties fo:font-weight="bold" officeooo:rsid="005ad234" style:font-name-asian="Noto Sans" style:font-weight-asian="bold" style:font-name-complex="Ek Mukta" style:font-weight-complex="bold"/>
    </style:style>
    <style:style style:name="T143" style:family="text">
      <style:text-properties fo:font-weight="bold" style:font-name-asian="Calibri" style:font-weight-asian="bold" style:font-name-complex="Arial1" style:font-weight-complex="bold"/>
    </style:style>
    <style:style style:name="T144" style:family="text">
      <style:text-properties fo:font-weight="bold" officeooo:rsid="002376e2" style:font-name-asian="Calibri" style:font-weight-asian="bold" style:font-name-complex="Arial1" style:font-weight-complex="bold"/>
    </style:style>
    <style:style style:name="T145" style:family="text">
      <style:text-properties fo:font-weight="bold" officeooo:rsid="00689c85" style:font-name-asian="Calibri" style:font-weight-asian="bold" style:font-name-complex="Arial1" style:font-weight-complex="bold"/>
    </style:style>
    <style:style style:name="T146" style:family="text">
      <style:text-properties officeooo:rsid="0178dcce"/>
    </style:style>
    <style:style style:name="T147" style:family="text">
      <style:text-properties officeooo:rsid="0184babd"/>
    </style:style>
    <style:style style:name="T148" style:family="text">
      <style:text-properties officeooo:rsid="01710f60"/>
    </style:style>
    <style:style style:name="T149" style:family="text">
      <style:text-properties officeooo:rsid="002209a2"/>
    </style:style>
    <style:style style:name="T150" style:family="text">
      <style:text-properties officeooo:rsid="00397b05"/>
    </style:style>
    <style:style style:name="T151" style:family="text">
      <style:text-properties officeooo:rsid="005f9fc6"/>
    </style:style>
    <style:style style:name="T152" style:family="text">
      <style:text-properties officeooo:rsid="00212dbe"/>
    </style:style>
    <style:style style:name="T153" style:family="text">
      <style:text-properties officeooo:rsid="002203b6"/>
    </style:style>
    <style:style style:name="T154" style:family="text">
      <style:text-properties officeooo:rsid="008e549c"/>
    </style:style>
    <style:style style:name="T155" style:family="text">
      <style:text-properties officeooo:rsid="0090f585"/>
    </style:style>
    <style:style style:name="T156" style:family="text">
      <style:text-properties officeooo:rsid="004dfb77"/>
    </style:style>
    <style:style style:name="T157" style:family="text">
      <style:text-properties officeooo:rsid="000d3b1c"/>
    </style:style>
    <style:style style:name="T158" style:family="text">
      <style:text-properties officeooo:rsid="0013f008"/>
    </style:style>
    <style:style style:name="T159" style:family="text">
      <style:text-properties officeooo:rsid="0050de93"/>
    </style:style>
    <style:style style:name="T160" style:family="text">
      <style:text-properties officeooo:rsid="000dddf5"/>
    </style:style>
    <style:style style:name="T161" style:family="text">
      <style:text-properties officeooo:rsid="004ecc4b"/>
    </style:style>
    <style:style style:name="T162" style:family="text">
      <style:text-properties officeooo:rsid="009c9975"/>
    </style:style>
    <style:style style:name="T163" style:family="text">
      <style:text-properties fo:color="#000000" loext:opacity="100%" style:font-name="Arial" fo:font-size="11pt" fo:letter-spacing="normal" fo:font-style="italic" fo:font-weight="normal" style:font-size-asian="11pt" style:font-style-asian="italic" style:font-size-complex="11pt" style:font-style-complex="italic"/>
    </style:style>
    <style:style style:name="T164" style:family="text">
      <style:text-properties fo:color="#000000" loext:opacity="100%" style:font-name="Arial" fo:font-size="11pt" fo:letter-spacing="normal" fo:font-style="italic" fo:font-weight="normal" officeooo:rsid="00bdefa7" style:font-size-asian="11pt" style:font-style-asian="italic" style:font-size-complex="11pt" style:font-style-complex="italic"/>
    </style:style>
    <style:style style:name="T165" style:family="text">
      <style:text-properties fo:color="#000000" loext:opacity="100%" style:font-name="Arial" fo:font-size="11pt" fo:letter-spacing="normal" fo:font-style="italic" fo:font-weight="normal" officeooo:rsid="00be6426" style:font-size-asian="11pt" style:font-style-asian="italic" style:font-size-complex="11pt" style:font-style-complex="italic"/>
    </style:style>
    <style:style style:name="T166" style:family="text">
      <style:text-properties fo:color="#000000" loext:opacity="100%" style:font-name="Arial" fo:font-size="11pt" fo:letter-spacing="normal" fo:font-style="italic" fo:font-weight="normal" officeooo:rsid="00bf71ad" style:font-size-asian="11pt" style:font-style-asian="italic" style:font-size-complex="11pt" style:font-style-complex="italic"/>
    </style:style>
    <style:style style:name="T167" style:family="text">
      <style:text-properties fo:color="#000000" loext:opacity="100%" style:font-name="Arial" fo:font-size="11pt" fo:letter-spacing="normal" fo:font-style="italic" fo:font-weight="normal" officeooo:rsid="00c79361" style:font-size-asian="11pt" style:font-style-asian="italic" style:font-size-complex="11pt" style:font-style-complex="italic"/>
    </style:style>
    <style:style style:name="T168" style:family="text">
      <style:text-properties fo:color="#000000" loext:opacity="100%" style:font-name="Arial" fo:font-size="11pt" fo:letter-spacing="normal" fo:font-style="normal" fo:font-weight="normal" style:font-size-asian="11pt" style:font-style-asian="normal" style:font-size-complex="11pt" style:font-style-complex="normal"/>
    </style:style>
    <style:style style:name="T169" style:family="text">
      <style:text-properties fo:color="#000000" loext:opacity="100%" style:font-name="Arial" fo:font-size="11pt" fo:letter-spacing="normal" fo:font-style="normal" fo:font-weight="normal" officeooo:rsid="00eb8256" style:font-size-asian="11pt" style:font-style-asian="normal" style:font-size-complex="11pt" style:font-style-complex="normal"/>
    </style:style>
    <style:style style:name="T170" style:family="text">
      <style:text-properties fo:color="#000000" loext:opacity="100%" style:font-name="Arial" fo:font-size="11pt" fo:letter-spacing="normal" fo:font-style="normal" fo:font-weight="normal" officeooo:rsid="00bdefa7" style:font-size-asian="11pt" style:font-style-asian="normal" style:font-size-complex="11pt" style:font-style-complex="normal"/>
    </style:style>
    <style:style style:name="T171" style:family="text">
      <style:text-properties fo:color="#000000" loext:opacity="100%" style:font-name="Arial" fo:font-size="11pt" fo:letter-spacing="normal" fo:font-style="normal" fo:font-weight="normal" officeooo:rsid="00e9a785" style:font-size-asian="11pt" style:font-style-asian="normal" style:font-size-complex="11pt" style:font-style-complex="normal"/>
    </style:style>
    <style:style style:name="T172" style:family="text">
      <style:text-properties fo:color="#000000" loext:opacity="100%" style:font-name="Arial" fo:font-size="11pt" fo:letter-spacing="normal" fo:font-style="normal" fo:font-weight="normal" officeooo:rsid="002c5d93" style:font-size-asian="11pt" style:font-style-asian="normal" style:font-size-complex="11pt" style:font-style-complex="normal"/>
    </style:style>
    <style:style style:name="T173" style:family="text">
      <style:text-properties fo:color="#000000" loext:opacity="100%" style:font-name="Arial" fo:font-size="11pt" fo:letter-spacing="normal" fo:font-style="normal" fo:font-weight="normal" officeooo:rsid="00be6426" style:font-size-asian="11pt" style:font-style-asian="normal" style:font-size-complex="11pt" style:font-style-complex="normal"/>
    </style:style>
    <style:style style:name="T174" style:family="text">
      <style:text-properties fo:color="#000000" loext:opacity="100%" style:font-name="Arial" fo:font-size="11pt" fo:letter-spacing="normal" fo:font-style="normal" fo:font-weight="normal" officeooo:rsid="01668556" style:font-size-asian="11pt" style:font-style-asian="normal" style:font-size-complex="11pt" style:font-style-complex="normal"/>
    </style:style>
    <style:style style:name="T175" style:family="text">
      <style:text-properties fo:color="#000000" loext:opacity="100%" style:font-name="Arial" fo:font-size="11pt" fo:letter-spacing="normal" fo:font-style="normal" fo:font-weight="normal" officeooo:rsid="00c1f1a0" style:font-size-asian="11pt" style:font-style-asian="normal" style:font-size-complex="11pt" style:font-style-complex="normal"/>
    </style:style>
    <style:style style:name="T176" style:family="text">
      <style:text-properties fo:color="#000000" loext:opacity="100%" style:font-name="Arial" fo:font-size="11pt" fo:letter-spacing="normal" fo:font-style="normal" fo:font-weight="normal" officeooo:rsid="00bf71ad" style:font-size-asian="11pt" style:font-style-asian="normal" style:font-size-complex="11pt" style:font-style-complex="normal"/>
    </style:style>
    <style:style style:name="T177" style:family="text">
      <style:text-properties fo:color="#000000" loext:opacity="100%" style:font-name="Arial" fo:font-size="11pt" fo:letter-spacing="normal" fo:font-style="normal" fo:font-weight="normal" officeooo:rsid="00bfbd30" style:font-size-asian="11pt" style:font-style-asian="normal" style:font-size-complex="11pt" style:font-style-complex="normal"/>
    </style:style>
    <style:style style:name="T178" style:family="text">
      <style:text-properties fo:color="#000000" loext:opacity="100%" style:font-name="Arial" fo:font-size="11pt" fo:letter-spacing="normal" fo:font-style="normal" fo:font-weight="normal" officeooo:rsid="00c79361" style:font-size-asian="11pt" style:font-style-asian="normal" style:font-size-complex="11pt" style:font-style-complex="normal"/>
    </style:style>
    <style:style style:name="T179" style:family="text">
      <style:text-properties fo:color="#000000" loext:opacity="100%" style:font-name="Arial" fo:font-size="11pt" fo:letter-spacing="normal" fo:font-style="normal" fo:font-weight="normal" officeooo:rsid="00c79361" style:font-size-asian="11pt" style:font-style-asian="normal" style:font-weight-asian="normal" style:font-size-complex="11pt" style:font-style-complex="normal" style:font-weight-complex="normal"/>
    </style:style>
    <style:style style:name="T180" style:family="text">
      <style:text-properties fo:color="#000000" loext:opacity="100%" style:font-name="Arial" fo:font-size="11pt" fo:letter-spacing="normal" fo:font-style="normal" fo:font-weight="normal" officeooo:rsid="002fa648" style:font-size-asian="11pt" style:font-style-asian="normal" style:font-weight-asian="normal" style:font-size-complex="11pt" style:font-style-complex="normal" style:font-weight-complex="normal"/>
    </style:style>
    <style:style style:name="T181" style:family="text">
      <style:text-properties fo:color="#000000" loext:opacity="100%" style:font-name="Arial" fo:font-size="11pt" fo:letter-spacing="normal" fo:font-style="normal" fo:font-weight="normal" officeooo:rsid="00330217" style:font-name-asian="Noto Sans" style:font-size-asian="11pt" style:font-style-asian="normal" style:font-weight-asian="normal" style:font-name-complex="Ek Mukta" style:font-size-complex="11pt" style:font-style-complex="normal" style:font-weight-complex="normal"/>
    </style:style>
    <style:style style:name="T182" style:family="text">
      <style:text-properties fo:color="#000000" loext:opacity="100%" style:font-name="Arial" fo:font-size="11pt" fo:letter-spacing="normal" fo:font-style="normal" fo:font-weight="normal" officeooo:rsid="0038e46b" style:font-name-asian="Noto Sans" style:font-size-asian="11pt" style:font-style-asian="normal" style:font-weight-asian="normal" style:font-name-complex="Ek Mukta" style:font-size-complex="11pt" style:font-style-complex="normal" style:font-weight-complex="normal"/>
    </style:style>
    <style:style style:name="T183" style:family="text">
      <style:text-properties fo:color="#000000" loext:opacity="100%" style:font-name="Arial" fo:font-size="11pt" fo:letter-spacing="normal" fo:font-style="normal" fo:font-weight="normal" officeooo:rsid="00419336" style:font-name-asian="Noto Sans" style:font-size-asian="11pt" style:font-style-asian="normal" style:font-weight-asian="normal" style:font-name-complex="Ek Mukta" style:font-size-complex="11pt" style:font-style-complex="normal" style:font-weight-complex="normal"/>
    </style:style>
    <style:style style:name="T184" style:family="text">
      <style:text-properties fo:color="#000000" loext:opacity="100%" style:font-name="Arial" fo:font-size="11pt" fo:letter-spacing="normal" fo:font-style="normal" fo:font-weight="normal" officeooo:rsid="003fa76e" style:font-name-asian="Noto Sans" style:font-size-asian="11pt" style:font-style-asian="normal" style:font-weight-asian="normal" style:font-name-complex="Ek Mukta" style:font-size-complex="11pt" style:font-style-complex="normal" style:font-weight-complex="normal"/>
    </style:style>
    <style:style style:name="T185" style:family="text">
      <style:text-properties fo:color="#000000" loext:opacity="100%" style:font-name="Arial" fo:font-size="11pt" fo:letter-spacing="normal" fo:font-style="normal" fo:font-weight="normal" officeooo:rsid="0034dfa0" style:font-name-asian="Noto Sans" style:font-size-asian="11pt" style:font-style-asian="normal" style:font-weight-asian="normal" style:font-name-complex="Ek Mukta" style:font-size-complex="11pt" style:font-style-complex="normal" style:font-weight-complex="normal"/>
    </style:style>
    <style:style style:name="T186" style:family="text">
      <style:text-properties fo:color="#000000" loext:opacity="100%" style:font-name="Arial" fo:font-size="11pt" fo:letter-spacing="normal" fo:font-style="normal" fo:font-weight="normal" officeooo:rsid="00454d58" style:font-name-asian="Noto Sans" style:font-size-asian="11pt" style:font-style-asian="normal" style:font-weight-asian="normal" style:font-name-complex="Ek Mukta" style:font-size-complex="11pt" style:font-style-complex="normal" style:font-weight-complex="normal"/>
    </style:style>
    <style:style style:name="T187" style:family="text">
      <style:text-properties fo:color="#000000" loext:opacity="100%" style:font-name="Arial" fo:font-size="11pt" fo:letter-spacing="normal" fo:font-style="normal" fo:font-weight="normal" officeooo:rsid="00376908" style:font-name-asian="Noto Sans" style:font-size-asian="11pt" style:font-style-asian="normal" style:font-weight-asian="normal" style:font-name-complex="Ek Mukta" style:font-size-complex="11pt" style:font-style-complex="normal" style:font-weight-complex="normal"/>
    </style:style>
    <style:style style:name="T188" style:family="text">
      <style:text-properties fo:color="#000000" loext:opacity="100%" style:font-name="Arial" fo:font-size="11pt" fo:letter-spacing="normal" fo:font-style="normal" fo:font-weight="normal" officeooo:rsid="005ad234" style:font-name-asian="Noto Sans" style:font-size-asian="11pt" style:font-style-asian="normal" style:font-weight-asian="normal" style:font-name-complex="Ek Mukta" style:font-size-complex="11pt" style:font-style-complex="normal" style:font-weight-complex="normal"/>
    </style:style>
    <style:style style:name="T189" style:family="text">
      <style:text-properties fo:color="#000000" loext:opacity="100%" style:font-name="Arial" fo:font-size="11pt" fo:letter-spacing="normal" fo:font-style="normal" fo:font-weight="normal" officeooo:rsid="0046dcd8" style:font-name-asian="Noto Sans" style:font-size-asian="11pt" style:font-style-asian="normal" style:font-weight-asian="normal" style:font-name-complex="Ek Mukta" style:font-size-complex="11pt" style:font-style-complex="normal" style:font-weight-complex="normal"/>
    </style:style>
    <style:style style:name="T190" style:family="text">
      <style:text-properties fo:color="#000000" loext:opacity="100%" style:font-name="Arial" fo:font-size="11pt" fo:letter-spacing="normal" fo:font-style="normal" fo:font-weight="normal" officeooo:rsid="004aefac" style:font-name-asian="Noto Sans" style:font-size-asian="11pt" style:font-style-asian="normal" style:font-weight-asian="normal" style:font-name-complex="Ek Mukta" style:font-size-complex="11pt" style:font-style-complex="normal" style:font-weight-complex="normal"/>
    </style:style>
    <style:style style:name="T191" style:family="text">
      <style:text-properties fo:color="#000000" loext:opacity="100%" style:font-name="Arial" fo:font-size="11pt" fo:letter-spacing="normal" fo:font-style="normal" fo:font-weight="normal" officeooo:rsid="0046ecef" style:font-name-asian="Noto Sans" style:font-size-asian="11pt" style:font-style-asian="normal" style:font-weight-asian="normal" style:font-name-complex="Ek Mukta" style:font-size-complex="11pt" style:font-style-complex="normal" style:font-weight-complex="normal"/>
    </style:style>
    <style:style style:name="T192" style:family="text">
      <style:text-properties fo:color="#000000" loext:opacity="100%" style:font-name="Arial" fo:font-size="11pt" fo:letter-spacing="normal" fo:font-style="normal" fo:font-weight="normal" officeooo:rsid="005c5f6d" style:font-name-asian="Noto Sans" style:font-size-asian="11pt" style:font-style-asian="normal" style:font-weight-asian="normal" style:font-name-complex="Ek Mukta" style:font-size-complex="11pt" style:font-style-complex="normal" style:font-weight-complex="normal"/>
    </style:style>
    <style:style style:name="T193" style:family="text">
      <style:text-properties fo:color="#000000" loext:opacity="100%" style:font-name="Arial" fo:font-size="11pt" fo:letter-spacing="normal" fo:font-style="normal" fo:font-weight="normal" officeooo:rsid="0043f62c" style:font-name-asian="Noto Sans" style:font-size-asian="11pt" style:font-style-asian="normal" style:font-weight-asian="normal" style:font-name-complex="Ek Mukta" style:font-size-complex="11pt" style:font-style-complex="normal" style:font-weight-complex="normal"/>
    </style:style>
    <style:style style:name="T194" style:family="text">
      <style:text-properties fo:color="#000000" loext:opacity="100%" style:font-name="Arial" fo:font-size="11pt" fo:letter-spacing="normal" fo:font-style="normal" fo:font-weight="normal" officeooo:rsid="0015ac0d" style:font-name-asian="Noto Sans" style:font-size-asian="11pt" style:font-style-asian="normal" style:font-weight-asian="normal" style:font-name-complex="Ek Mukta" style:font-size-complex="11pt" style:font-style-complex="normal" style:font-weight-complex="normal"/>
    </style:style>
    <style:style style:name="T195" style:family="text">
      <style:text-properties fo:color="#000000" loext:opacity="100%" style:font-name="Arial" fo:font-size="11pt" fo:letter-spacing="normal" fo:font-style="normal" fo:font-weight="normal" officeooo:rsid="00163fbe" style:font-name-asian="Noto Sans" style:font-size-asian="11pt" style:font-style-asian="normal" style:font-weight-asian="normal" style:font-name-complex="Ek Mukta" style:font-size-complex="11pt" style:font-style-complex="normal" style:font-weight-complex="normal"/>
    </style:style>
    <style:style style:name="T196" style:family="text">
      <style:text-properties fo:color="#000000" loext:opacity="100%" style:font-name="Arial" fo:font-size="11pt" fo:letter-spacing="normal" fo:font-style="normal" fo:font-weight="normal" officeooo:rsid="00a8f0e9" style:font-name-asian="Noto Sans" style:font-size-asian="11pt" style:font-style-asian="normal" style:font-weight-asian="normal" style:font-name-complex="Ek Mukta" style:font-size-complex="11pt" style:font-style-complex="normal" style:font-weight-complex="normal"/>
    </style:style>
    <style:style style:name="T197" style:family="text">
      <style:text-properties fo:color="#000000" loext:opacity="100%" style:font-name="Arial" fo:font-size="11pt" fo:letter-spacing="normal" fo:font-style="normal" fo:font-weight="normal" officeooo:rsid="005c63b9" style:font-name-asian="Noto Sans" style:font-size-asian="11pt" style:font-style-asian="normal" style:font-weight-asian="normal" style:font-name-complex="Ek Mukta" style:font-size-complex="11pt" style:font-style-complex="normal" style:font-weight-complex="normal"/>
    </style:style>
    <style:style style:name="T198" style:family="text">
      <style:text-properties fo:color="#000000" loext:opacity="100%" style:font-name="Arial" fo:font-size="11pt" fo:letter-spacing="normal" fo:font-style="normal" fo:font-weight="normal" officeooo:rsid="006080bd" style:font-name-asian="Noto Sans" style:font-size-asian="11pt" style:font-style-asian="normal" style:font-weight-asian="normal" style:font-name-complex="Ek Mukta" style:font-size-complex="11pt" style:font-style-complex="normal" style:font-weight-complex="normal"/>
    </style:style>
    <style:style style:name="T199" style:family="text">
      <style:text-properties fo:color="#000000" loext:opacity="100%" style:font-name="Arial" fo:font-size="11pt" fo:letter-spacing="normal" fo:font-style="normal" style:text-underline-style="none" fo:font-weight="normal" style:font-size-asian="11pt" style:font-style-asian="normal" style:font-size-complex="11pt" style:font-style-complex="normal"/>
    </style:style>
    <style:style style:name="T200" style:family="text">
      <style:text-properties fo:color="#000000" loext:opacity="100%" style:font-name="Arial" fo:font-size="11pt" fo:letter-spacing="normal" fo:font-style="normal" style:text-underline-style="none" fo:font-weight="normal" officeooo:rsid="00ec33a6" style:font-size-asian="11pt" style:font-style-asian="normal" style:font-size-complex="11pt" style:font-style-complex="normal"/>
    </style:style>
    <style:style style:name="T201" style:family="text">
      <style:text-properties fo:color="#000000" loext:opacity="100%" style:font-name="Arial" fo:font-size="11pt" fo:letter-spacing="normal" fo:font-style="normal" fo:font-weight="bold" officeooo:rsid="00cb1dec" style:font-size-asian="11pt" style:font-style-asian="normal" style:font-weight-asian="bold" style:font-size-complex="11pt" style:font-style-complex="normal" style:font-weight-complex="bold"/>
    </style:style>
    <style:style style:name="T202" style:family="text">
      <style:text-properties fo:color="#000000" loext:opacity="100%" style:font-name="Arial" fo:font-size="11pt" fo:letter-spacing="normal" fo:font-style="normal" fo:font-weight="bold" officeooo:rsid="00330217" style:font-size-asian="11pt" style:font-style-asian="normal" style:font-weight-asian="bold" style:font-size-complex="11pt" style:font-style-complex="normal" style:font-weight-complex="bold"/>
    </style:style>
    <style:style style:name="T203" style:family="text">
      <style:text-properties fo:color="#000000" loext:opacity="100%" style:font-name="Arial" fo:font-size="11pt" fo:letter-spacing="normal" fo:font-style="normal" fo:font-weight="bold" officeooo:rsid="00330217" style:font-name-asian="Noto Sans" style:font-size-asian="11pt" style:font-style-asian="normal" style:font-weight-asian="bold" style:font-name-complex="Ek Mukta" style:font-size-complex="11pt" style:font-style-complex="normal" style:font-weight-complex="bold"/>
    </style:style>
    <style:style style:name="T204" style:family="text">
      <style:text-properties officeooo:rsid="00a62870"/>
    </style:style>
    <style:style style:name="T205" style:family="text">
      <style:text-properties officeooo:rsid="00ec33a6"/>
    </style:style>
    <style:style style:name="T206" style:family="text">
      <style:text-properties officeooo:rsid="00801f51"/>
    </style:style>
    <style:style style:name="T207" style:family="text">
      <style:text-properties officeooo:rsid="0173f8f7"/>
    </style:style>
    <style:style style:name="T208" style:family="text">
      <style:text-properties officeooo:rsid="0034c82d"/>
    </style:style>
    <style:style style:name="T209" style:family="text">
      <style:text-properties officeooo:rsid="001a1183"/>
    </style:style>
    <style:style style:name="T210" style:family="text">
      <style:text-properties officeooo:rsid="001f8d18"/>
    </style:style>
    <style:style style:name="T211" style:family="text">
      <style:text-properties officeooo:rsid="0025981b"/>
    </style:style>
    <style:style style:name="T212" style:family="text">
      <style:text-properties officeooo:rsid="001a6f81"/>
    </style:style>
    <style:style style:name="T213" style:family="text">
      <style:text-properties officeooo:rsid="00277a50"/>
    </style:style>
    <style:style style:name="T214" style:family="text">
      <style:text-properties officeooo:rsid="002aa64e"/>
    </style:style>
    <style:style style:name="T215" style:family="text">
      <style:text-properties officeooo:rsid="002c5d93"/>
    </style:style>
    <style:style style:name="T216" style:family="text">
      <style:text-properties officeooo:rsid="002e3a4c"/>
    </style:style>
    <style:style style:name="T217" style:family="text">
      <style:text-properties officeooo:rsid="0038f861"/>
    </style:style>
    <style:style style:name="T218" style:family="text">
      <style:text-properties officeooo:rsid="003a6c1c"/>
    </style:style>
    <style:style style:name="T219" style:family="text">
      <style:text-properties officeooo:rsid="003cd735"/>
    </style:style>
    <style:style style:name="T220" style:family="text">
      <style:text-properties officeooo:rsid="001de3a0"/>
    </style:style>
    <style:style style:name="T221" style:family="text">
      <style:text-properties officeooo:rsid="001e6de5"/>
    </style:style>
    <style:style style:name="T222" style:family="text">
      <style:text-properties fo:font-weight="normal" officeooo:rsid="0015ac0d" style:font-name-asian="Noto Sans" style:font-weight-asian="normal" style:font-name-complex="Ek Mukta" style:font-weight-complex="normal"/>
    </style:style>
    <style:style style:name="T223" style:family="text">
      <style:text-properties fo:font-weight="normal" officeooo:rsid="00277a50" style:font-name-asian="Noto Sans" style:font-weight-asian="normal" style:font-name-complex="Ek Mukta" style:font-weight-complex="normal"/>
    </style:style>
    <style:style style:name="T224" style:family="text">
      <style:text-properties fo:font-weight="normal" officeooo:rsid="001f8d18" style:font-name-asian="Noto Sans" style:font-weight-asian="normal" style:font-name-complex="Ek Mukta" style:font-weight-complex="normal"/>
    </style:style>
    <style:style style:name="T225" style:family="text">
      <style:text-properties fo:font-weight="normal" officeooo:rsid="0015d4b1" style:font-name-asian="Noto Sans" style:font-weight-asian="normal" style:font-name-complex="Ek Mukta" style:font-weight-complex="normal"/>
    </style:style>
    <style:style style:name="T226" style:family="text">
      <style:text-properties fo:font-weight="normal" officeooo:rsid="00163fbe" style:font-name-asian="Noto Sans" style:font-weight-asian="normal" style:font-name-complex="Ek Mukta" style:font-weight-complex="normal"/>
    </style:style>
    <style:style style:name="T227" style:family="text">
      <style:text-properties fo:font-weight="normal" officeooo:rsid="0056b27c" style:font-name-asian="Noto Sans" style:font-weight-asian="normal" style:font-name-complex="Ek Mukta" style:font-weight-complex="normal"/>
    </style:style>
    <style:style style:name="T228" style:family="text">
      <style:text-properties fo:font-weight="normal" officeooo:rsid="0058e7db" style:font-name-asian="Noto Sans" style:font-weight-asian="normal" style:font-name-complex="Ek Mukta" style:font-weight-complex="normal"/>
    </style:style>
    <style:style style:name="T229" style:family="text">
      <style:text-properties fo:font-weight="normal" officeooo:rsid="0053771c" style:font-weight-asian="normal" style:font-weight-complex="normal"/>
    </style:style>
    <style:style style:name="T230" style:family="text">
      <style:text-properties fo:font-weight="normal" officeooo:rsid="00247c5b" style:font-weight-asian="normal" style:font-weight-complex="normal"/>
    </style:style>
    <style:style style:name="T231" style:family="text">
      <style:text-properties fo:font-weight="normal" officeooo:rsid="0056b27c" style:font-weight-asian="normal" style:font-weight-complex="normal"/>
    </style:style>
    <style:style style:name="T232" style:family="text">
      <style:text-properties fo:font-weight="normal" officeooo:rsid="00629ff0" style:font-weight-asian="normal" style:font-weight-complex="normal"/>
    </style:style>
    <style:style style:name="T233" style:family="text">
      <style:text-properties fo:font-weight="normal" officeooo:rsid="00163335" style:font-weight-asian="normal" style:font-name-complex="Arial1" style:font-weight-complex="normal"/>
    </style:style>
    <style:style style:name="T234" style:family="text">
      <style:text-properties fo:font-weight="normal" officeooo:rsid="004905aa" style:font-weight-asian="normal" style:font-name-complex="Arial1" style:font-weight-complex="normal"/>
    </style:style>
    <style:style style:name="T235" style:family="text">
      <style:text-properties fo:font-weight="normal" style:font-name-asian="Calibri" style:font-weight-asian="normal" style:font-name-complex="Arial1" style:font-weight-complex="normal"/>
    </style:style>
    <style:style style:name="T236" style:family="text">
      <style:text-properties fo:font-weight="normal" officeooo:rsid="004905aa" style:font-name-asian="Calibri" style:font-weight-asian="normal" style:font-name-complex="Arial1" style:font-weight-complex="normal"/>
    </style:style>
    <style:style style:name="T237" style:family="text">
      <style:text-properties fo:font-weight="normal" officeooo:rsid="002376e2" style:font-name-asian="Calibri" style:font-weight-asian="normal" style:font-name-complex="Arial1" style:font-weight-complex="normal"/>
    </style:style>
    <style:style style:name="T238" style:family="text">
      <style:text-properties fo:font-weight="normal" officeooo:rsid="0069b74e" style:font-name-asian="Calibri" style:font-weight-asian="normal" style:font-name-complex="Arial1" style:font-weight-complex="normal"/>
    </style:style>
    <style:style style:name="T239" style:family="text">
      <style:text-properties officeooo:rsid="000c8218"/>
    </style:style>
    <style:style style:name="T240" style:family="text">
      <style:text-properties officeooo:rsid="001854bd"/>
    </style:style>
    <style:style style:name="T241" style:family="text">
      <style:text-properties officeooo:rsid="003fa76e"/>
    </style:style>
    <style:style style:name="T242" style:family="text">
      <style:text-properties style:font-name-complex="Arial1"/>
    </style:style>
    <style:style style:name="T243" style:family="text">
      <style:text-properties officeooo:rsid="003fa76e" style:font-name-complex="Arial1"/>
    </style:style>
    <style:style style:name="T244" style:family="text">
      <style:text-properties officeooo:rsid="0053771c"/>
    </style:style>
    <style:style style:name="T245" style:family="text">
      <style:text-properties officeooo:rsid="005913f1"/>
    </style:style>
    <style:style style:name="T246" style:family="text">
      <style:text-properties style:font-name="Arial" fo:font-size="11pt" fo:font-style="italic" style:font-size-asian="11pt" style:font-style-asian="italic" style:font-size-complex="11pt" style:font-style-complex="italic"/>
    </style:style>
    <style:style style:name="T247" style:family="text">
      <style:text-properties style:font-name="Arial" fo:font-size="11pt" fo:font-style="italic" officeooo:rsid="00bfbd30" style:font-size-asian="11pt" style:font-style-asian="italic" style:font-size-complex="11pt" style:font-style-complex="italic"/>
    </style:style>
    <style:style style:name="T248" style:family="text">
      <style:text-properties style:font-name="Arial" fo:font-size="11pt" fo:font-style="italic" fo:font-weight="bold" officeooo:rsid="0067aaf1" style:font-size-asian="11pt" style:font-style-asian="italic" style:font-weight-asian="bold" style:font-size-complex="11pt" style:font-style-complex="italic" style:font-weight-complex="bold"/>
    </style:style>
    <style:style style:name="T249" style:family="text">
      <style:text-properties style:font-name="Arial" fo:font-size="11pt" style:font-size-asian="11pt" style:font-size-complex="11pt"/>
    </style:style>
    <style:style style:name="T250" style:family="text">
      <style:text-properties style:font-name="Arial" fo:font-size="11pt" officeooo:rsid="00bc462e" style:font-size-asian="11pt" style:font-size-complex="11pt"/>
    </style:style>
    <style:style style:name="T251" style:family="text">
      <style:text-properties style:font-name="Arial" fo:font-size="11pt" officeooo:rsid="00bfbd30" style:font-size-asian="11pt" style:font-size-complex="11pt"/>
    </style:style>
    <style:style style:name="T252" style:family="text">
      <style:text-properties style:font-name="Arial" fo:font-size="11pt" officeooo:rsid="018750b9" style:font-size-asian="11pt" style:font-size-complex="11pt"/>
    </style:style>
    <style:style style:name="T253" style:family="text">
      <style:text-properties style:font-name="Arial" fo:font-size="11pt" officeooo:rsid="003657c5" style:font-size-asian="11pt" style:font-size-complex="11pt"/>
    </style:style>
    <style:style style:name="T254" style:family="text">
      <style:text-properties style:font-name="Arial" fo:font-size="11pt" officeooo:rsid="0187efc4" style:font-size-asian="11pt" style:font-size-complex="11pt"/>
    </style:style>
    <style:style style:name="T255" style:family="text">
      <style:text-properties style:font-name="Arial" fo:font-size="11pt" officeooo:rsid="0188f91b" style:font-size-asian="11pt" style:font-size-complex="11pt"/>
    </style:style>
    <style:style style:name="T256" style:family="text">
      <style:text-properties style:font-name="Arial" fo:font-size="11pt" fo:font-style="normal" officeooo:rsid="00bfbd30" style:font-size-asian="11pt" style:font-style-asian="normal" style:font-size-complex="11pt" style:font-style-complex="normal"/>
    </style:style>
    <style:style style:name="T257" style:family="text">
      <style:text-properties style:font-name="Arial" fo:font-size="11pt" fo:font-style="normal" officeooo:rsid="00c3b782" style:font-size-asian="11pt" style:font-style-asian="normal" style:font-size-complex="11pt" style:font-style-complex="normal"/>
    </style:style>
    <style:style style:name="T258"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259" style:family="text">
      <style:text-properties style:font-name="Arial" fo:font-size="11pt" fo:font-weight="bold" style:font-size-asian="11pt" style:font-weight-asian="bold" style:font-size-complex="11pt" style:font-weight-complex="bold"/>
    </style:style>
    <style:style style:name="T260" style:family="text">
      <style:text-properties style:font-name="Arial" fo:font-size="11pt" fo:font-weight="bold" officeooo:rsid="0067aaf1" style:font-size-asian="11pt" style:font-weight-asian="bold" style:font-size-complex="11pt" style:font-weight-complex="bold"/>
    </style:style>
    <style:style style:name="T261" style:family="text">
      <style:text-properties style:font-name="Arial" fo:font-style="normal" officeooo:rsid="0046dcd8" style:font-style-asian="normal" style:font-style-complex="normal"/>
    </style:style>
    <style:style style:name="T262" style:family="text">
      <style:text-properties style:font-name="Arial" fo:font-style="normal" officeooo:rsid="004aefac" style:font-style-asian="normal" style:font-style-complex="normal"/>
    </style:style>
    <style:style style:name="T263" style:family="text">
      <style:text-properties style:font-name="Arial" fo:font-style="normal" officeooo:rsid="005ad234" style:font-style-asian="normal" style:font-style-complex="normal"/>
    </style:style>
    <style:style style:name="T264" style:family="text">
      <style:text-properties style:font-name="Arial" fo:font-style="normal" officeooo:rsid="005de882" style:font-style-asian="normal" style:font-style-complex="normal"/>
    </style:style>
    <style:style style:name="T265" style:family="text">
      <style:text-properties style:font-name="Arial" fo:font-style="normal" officeooo:rsid="005f6e6b" style:font-style-asian="normal" style:font-style-complex="normal"/>
    </style:style>
    <style:style style:name="T266" style:family="text">
      <style:text-properties style:font-name="Arial" fo:font-style="normal" officeooo:rsid="006080bd" style:font-style-asian="normal" style:font-style-complex="normal"/>
    </style:style>
    <style:style style:name="T267" style:family="text">
      <style:text-properties style:font-name="Arial" fo:font-style="normal" fo:font-weight="bold" officeooo:rsid="0046ecef" style:font-style-asian="normal" style:font-weight-asian="bold" style:font-style-complex="normal" style:font-weight-complex="bold"/>
    </style:style>
    <style:style style:name="T268" style:family="text">
      <style:text-properties style:font-name="Arial" fo:font-style="normal" fo:font-weight="bold" officeooo:rsid="00cb1dec" style:font-style-asian="normal" style:font-weight-asian="bold" style:font-style-complex="normal" style:font-weight-complex="bold"/>
    </style:style>
    <style:style style:name="T269" style:family="text">
      <style:text-properties officeooo:rsid="003fa76e" style:font-name-asian="Arial1" style:font-name-complex="Arial1"/>
    </style:style>
    <style:style style:name="T270" style:family="text">
      <style:text-properties style:font-name-asian="Calibri" style:font-name-complex="Arial1"/>
    </style:style>
    <style:style style:name="T271" style:family="text">
      <style:text-properties officeooo:rsid="003fa76e" style:font-name-asian="Calibri" style:font-name-complex="Arial1"/>
    </style:style>
    <style:style style:name="T272" style:family="text">
      <style:text-properties officeooo:rsid="0069b74e" style:font-name-asian="Calibri" style:font-name-complex="Arial1"/>
    </style:style>
    <style:style style:name="T273" style:family="text">
      <style:text-properties officeooo:rsid="006c8a06" style:font-name-asian="Calibri" style:font-name-complex="Arial1"/>
    </style:style>
    <style:style style:name="T274" style:family="text">
      <style:text-properties officeooo:rsid="005ad234"/>
    </style:style>
    <style:style style:name="T275" style:family="text">
      <style:text-properties style:font-name-asian="Noto Sans" style:font-name-complex="Ek Mukta"/>
    </style:style>
    <style:style style:name="T276" style:family="text">
      <style:text-properties officeooo:rsid="005db0eb"/>
    </style:style>
    <style:style style:name="T277" style:family="text">
      <style:text-properties officeooo:rsid="0090fad3"/>
    </style:style>
    <style:style style:name="T278" style:family="text">
      <style:text-properties officeooo:rsid="00676eea"/>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FACULTAD DE CIENCIAS ECONÓMICAS Y ESTADÍSTICA</text:p>
      <text:p text:style-name="P17">UNIVERSIDAD NACIONAL DE ROSARIO</text:p>
      <text:p text:style-name="P17"/>
      <text:p text:style-name="P17"/>
      <text:p text:style-name="P17">LICENCIATURA EN ECONOMÍA</text:p>
      <text:p text:style-name="P17">SEMINARIO DE INTEGRACIÓN Y APLICACIÓN</text:p>
      <text:p text:style-name="P17">TRABAJO FINAL</text:p>
      <text:p text:style-name="P17"/>
      <text:p text:style-name="P20">SUSTENTABILIDAD DEL DESARROLLO. GÉNERO, ECOLOGÍA E IGUALDAD SOCIOECONÓMICA</text:p>
      <text:p text:style-name="P17"/>
      <text:p text:style-name="P17"/>
      <text:p text:style-name="P17"/>
      <text:p text:style-name="P109"><text:span text:style-name="T242">“</text:span><text:span text:style-name="T233">Estimaciones multidimensionales de pobreza en el departamento Rosario, Santa Fe, Argentina. Criterios del Instituto Nacional de Estadística y Censos </text:span><text:span text:style-name="T234">(Argentina 2010)</text:span><text:span text:style-name="T233"> y comparaciones con metodología </text:span><text:span text:style-name="T234">alternativa </text:span><text:span text:style-name="T236">(Uruguay 2011)</text:span><text:span text:style-name="T233">.</text:span><text:span text:style-name="T242">”</text:span></text:p>
      <text:p text:style-name="P17"/>
      <text:p text:style-name="P17"/>
      <text:p text:style-name="P17"/>
      <text:p text:style-name="P18">Geninatti, Bruno</text:p>
      <text:p text:style-name="P17">(Legajo: <text:span text:style-name="T241">G-4052/5</text:span>)</text:p>
      <text:p text:style-name="P17"/>
      <text:p text:style-name="P17"/>
      <text:p text:style-name="P17"/>
      <text:p text:style-name="P21">DOCENTE A CARGO DE LA COMISIÓN: </text:p>
      <text:p text:style-name="P22">Andreozzi, Lucía </text:p>
      <text:p text:style-name="P22"/>
      <text:p text:style-name="P22"/>
      <text:p text:style-name="P24"/>
      <text:h text:style-name="P108" text:outline-level="1"><text:span text:style-name="T269"><text:s/></text:span><text:span text:style-name="T243">2º Cuatrimestre de 20</text:span><text:span text:style-name="T271">20</text:span></text:h>
      <text:h text:style-name="P115" text:outline-level="1"><text:span text:style-name="T270">Resumen</text:span></text:h>
      <text:h text:style-name="P112" text:outline-level="1"><text:span text:style-name="T270">Las distintas metodologías para medir pobreza han evolucionado a lo largo del último medio sig</text:span><text:span text:style-name="T273">l</text:span><text:span text:style-name="T270">o. En los últimos años estas se han enfocado en los </text:span><text:span text:style-name="T143">criterios multidimensionales</text:span><text:span text:style-name="T270">, dentro de <text:s/>los cuales podemos destacar en i</text:span><text:span text:style-name="T143">ndicador de Necesidades Básicas Insatisfechas </text:span><text:span text:style-name="T145">(NBI)</text:span><text:span text:style-name="T270">. </text:span></text:h>
      <text:h text:style-name="P113" text:outline-level="1">Si bien existe un cierto consenso sobre cuales son estas necesidades básicas, las variables utilizadas para medirlas difieren entre distintos países y esto afecta de manera directa los resultados obtenidos.</text:h>
      <text:h text:style-name="P111" text:outline-level="1"><text:span text:style-name="T270">En el presente trabajo nos </text:span><text:span text:style-name="T272">enfocamos</text:span><text:span text:style-name="T270"> en una parte del indicador NBI referido al </text:span><text:span text:style-name="T144">acceso a condiciones sanitarias adecuadas </text:span><text:span text:style-name="T143">(NBI II)</text:span><text:span text:style-name="T237">. </text:span><text:span text:style-name="T235">Realizamos un análisis de los criterios adoptados en Argentina para estimar la insatisfacción de dicha necesidad y </text:span><text:span text:style-name="T238">lo comparamos con una metodología alternativa (la de Uruguay) y las recomendaciones de organismos internacionales en lo que respecta al acceso de condiciones sanitarias dignas.</text:span></text:h>
      <text:h text:style-name="P111" text:outline-level="1"><text:span text:style-name="T235">Una vez hecho esto reconstruimos el indicador NBI II con ambas metodologías </text:span><text:span text:style-name="T238">(Argentina y Uruguay)</text:span><text:span text:style-name="T235"> para cada radio censal del departamento Rosario, Santa Fe, Argentina.</text:span></text:h>
      <text:h text:style-name="P114" text:outline-level="1">Finalmente se analizan los resultados tanto desde el punto de vista estadístico como de las implicancias sociales y de política económica de aplicar uno u otro criterio.</text:h>
      <text:h text:style-name="P91" text:outline-level="1">1. Introducción</text:h>
      <text:p text:style-name="P42"><text:span text:style-name="T128"><text:s/></text:span><text:span text:style-name="T117">La segunda mitad del siglo XX ha estado caracterizada por el estudio y la elaboración de indicadores para la </text:span><text:span text:style-name="T128">identificación de sectores de la población en peores condiciones socioeconómicas. </text:span><text:span text:style-name="T117">Lo que comúnmente se conoce como “pobres” y “no pobres”.</text:span></text:p>
      <text:p text:style-name="P42"><text:span text:style-name="T128"><text:s/></text:span><text:span text:style-name="T117">Esta categoría binaria fue puesta en duda </text:span><text:span text:style-name="T128">durante el ú</text:span><text:span text:style-name="T117">ltimo </text:span><text:span text:style-name="T128">cuarto del sigo XX</text:span><text:span text:style-name="T117">. </text:span><text:span text:style-name="T211">S</text:span><text:span text:style-name="T128">in excluir los criterios </text:span><text:span text:style-name="T209">ya existentes</text:span><text:span text:style-name="T117">,</text:span><text:span text:style-name="T128"> se comenza</text:span><text:span text:style-name="T209">ron</text:span><text:span text:style-name="T128"> a incorporar indicadores multidimensionales para la </text:span><text:span text:style-name="T118">caracterizar </text:span><text:span text:style-name="T128">grupos mas desfavo</text:span><text:span text:style-name="T117">r</text:span><text:span text:style-name="T128">ecidos o socialmente vulnerables.</text:span></text:p>
      <text:p text:style-name="P42"><text:span text:style-name="T128"><text:s/>En este sentido, América Latina ha sido muy activa </text:span><text:span text:style-name="T209">en estos estudios</text:span><text:span text:style-name="T128">, siendo hoy por hoy el Indicador de Necesidades Básicas Insatisfechas </text:span><text:span text:style-name="T211">(</text:span><text:span text:style-name="T244">NBI</text:span><text:span text:style-name="T211">)</text:span><text:span text:style-name="T128"> </text:span><text:span text:style-name="T118">el</text:span><text:span text:style-name="T128"> criterio común adoptado por la gran mayoría de países del cono sur. </text:span></text:p>
      <text:p text:style-name="P42"><text:span text:style-name="T128"><text:s/></text:span><text:span text:style-name="T117">Una de las </text:span><text:span text:style-name="T244">necesidades </text:span><text:span text:style-name="T117">tenidas en cuenta por este indicador tiene que ver con el </text:span><text:span text:style-name="T130">acceso a condiciones sanitarias adecuadas</text:span><text:span text:style-name="T117"> por parte de la familia de un hogar. </text:span><text:span text:style-name="T209">S</text:span><text:span text:style-name="T117">i bien cada país estima </text:span><text:span text:style-name="T118">esta</text:span><text:span text:style-name="T117"> satisfacción (o ins</text:span><text:span text:style-name="T118">a</text:span><text:span text:style-name="T117">tisfacción) de una forma distinta considerando las particularidades de su territorio y población, existe un común acuerdo de que </text:span><text:span text:style-name="T209">las </text:span><text:span text:style-name="T117">dos </text:span><text:span text:style-name="T244">dimensiones </text:span><text:span text:style-name="T117">determinantes </text:span><text:span text:style-name="T244">de</text:span><text:span text:style-name="T117"> esta </text:span><text:span text:style-name="T244">necesidad </text:span><text:span text:style-name="T209">son</text:span><text:span text:style-name="T117">: </text:span><text:span text:style-name="T130">La </text:span><text:span text:style-name="T131">e</text:span><text:span text:style-name="T130">liminación de excretas y el acceso al agua potable.</text:span></text:p>
      <text:p text:style-name="P49"><text:s/>La primera es considerada por la totalidad de los países que utilizan la metodología de NBI en América Latina, aunque la segunda variable (el acceso al agua potable) no es tenida en cuenta por Argentina para la elaboración del indice NBI en este país.</text:p>
      <text:p text:style-name="P42"><text:span text:style-name="T117"><text:s/></text:span><text:span text:style-name="T209">Este aspecto no es menor, sobre todo considerando la importancia cada vez mayor que distintos estudios y organismos otorgan a la correcta provisión de agua potable en el bienestar y la salud de las personas. </text:span></text:p>
      <text:p text:style-name="P43"><text:span text:style-name="T220"><text:s/></text:span><text:span text:style-name="T210">Encontramos, por ejemplo, </text:span><text:span text:style-name="T211">que </text:span><text:span text:style-name="T210">e</text:span><text:span text:style-name="T221">l artículo 24 de la Convención de los Derechos del Niño</text:span><text:span text:style-name="T221"><text:note text:id="ftn1" text:note-class="footnote"><text:note-citation>1</text:note-citation><text:note-body><text:p text:style-name="P10">“<text:span text:style-name="T63">Convención Sobre Los Derechos Del Niño</text:span>” <text:span text:style-name="T102">Consultado el </text:span><text:span text:style-name="T210">30</text:span><text:span text:style-name="T102"> de </text:span><text:span text:style-name="T63">noviembre</text:span><text:span text:style-name="T102"> de 2020.</text:span> https://www.un.org/es/events/childrenday/pdf/derechos.pdf</text:p></text:note-body></text:note></text:span><text:span text:style-name="T221"> establece como una de las obligaciones de los Estados </text:span><text:span text:style-name="T210">la de</text:span><text:span text:style-name="T221"> adoptar medidas apropiadas para “Combatir las enfermedades y la malnutrición en el marco de la atención primaria de la salud mediante, entre otras cosas, la aplicación de la tecnología disponible y el suministro de alimentos nutritivos adecuados y agua potable salubre”.</text:span></text:p>
      <text:p text:style-name="P43"><text:span text:style-name="T212"><text:s/></text:span><text:span text:style-name="T210">A su vez e</text:span><text:span text:style-name="T222">n el año 2010, la Asamblea Genereal de la ONU adoptó una resolución que reconoce el acceso al agua potable como un derecho humano, y establece que deben ser los estados quienes deben crear las condiciones para el acceso universal del agua y el correcto saneamiento, dando prioridad a los más vulnerables</text:span><text:span text:style-name="T222"><text:note text:id="ftn2" text:note-class="footnote"><text:note-citation>2</text:note-citation><text:note-body><text:p text:style-name="P10">“<text:span text:style-name="T61">Resolución 62/292 de la Asamblea General de las Naciones Unidas</text:span>” <text:span text:style-name="T102">Consultado el </text:span><text:span text:style-name="T126">26</text:span><text:span text:style-name="T102"> de </text:span><text:span text:style-name="T61">noviembre</text:span><text:span text:style-name="T102"> de 2020.</text:span> https://www.un.org/ga/search/view_doc.asp?symbol=A/RES/64/292&amp;Lang=S</text:p></text:note-body></text:note></text:span><text:span text:style-name="T222">.</text:span></text:p>
      <text:h text:style-name="P117" text:outline-level="1"><text:span text:style-name="T117"><text:s/>E</text:span><text:span text:style-name="T212">n este contexto, e</text:span><text:span text:style-name="T117">l objetivo del presente trabajo es </text:span><text:span text:style-name="T229">evaluar el impacto que implica la</text:span><text:span text:style-name="T230"> exclusión del </text:span><text:span text:style-name="T137">acceso al agua potable</text:span><text:span text:style-name="T230"> </text:span><text:span text:style-name="T231">y la </text:span><text:span text:style-name="T138">correcta eliminación de excretas</text:span><text:span text:style-name="T231"> </text:span><text:span text:style-name="T229">de</text:span><text:span text:style-name="T230"> las variables consideradas para determinar el acceso a </text:span><text:span text:style-name="T137">condiciones sanitarias </text:span><text:span text:style-name="T136">adecuadas</text:span><text:span text:style-name="T230"> </text:span><text:span text:style-name="T232">en el </text:span><text:span text:style-name="T230">indicador </text:span><text:span text:style-name="T137">NBI </text:span><text:span text:style-name="T138">de</text:span><text:span text:style-name="T137"> Argentina</text:span><text:span text:style-name="T230">. </text:span><text:span text:style-name="T232">Se considera como zona de estudio al </text:span><text:span text:style-name="T137">departamento Rosario de la provincia de Santa Fe, Argentina</text:span><text:span text:style-name="T230">.</text:span></text:h>
      <text:h text:style-name="P90" text:outline-level="1"><text:soft-page-break/><text:span text:style-name="T57">2. </text:span>Marco Teórico</text:h>
      <text:h text:style-name="P93" text:outline-level="2"><text:span text:style-name="T58">2.1 </text:span>Concepto de pobreza <text:span text:style-name="T59">y su evolución histórica</text:span></text:h>
      <text:p text:style-name="P44"><text:span text:style-name="T59"><text:s/></text:span><text:span text:style-name="T146">Las diferencias del nivel de ingreso entre distintos sectores de la población pu</text:span><text:span text:style-name="T147">e</text:span><text:span text:style-name="T146">den ser identificadas un sin numero de veces a lo largo de la historia. Siempre ha habido personas en situaciones mas ventajosas que otras en términos de disponibilidad de bienes y servicios, ingreso, calidad de vida, o lo que posteriormente pasaría a llamarse “desarrollo humano”.</text:span></text:p>
      <text:p text:style-name="P44"><text:span text:style-name="T148"><text:s/>Las primeras encuestas sociales de principios del siglo XVIII se referían a aspectos vinculados a la pobreza. Luego, durante el siglo XIX y principios del XX, se comenzó a dar marco teórico a las mediciones cuantitativas, aunque los estudios siempre referían a situaciones puntuales, como el mapa de pobreza de Londres elaborado por Booth</text:span><text:span text:style-name="T148"><text:note text:id="ftn3" text:note-class="footnote"><text:note-citation>3</text:note-citation><text:note-body><text:p text:style-name="Footnote">Booth, C. (n.d.). Map: Charles Booth's London. <text:span text:style-name="T60">Visitado</text:span> <text:span text:style-name="T60">el</text:span> 10 <text:span text:style-name="T65">de octubre de</text:span> 2020 https://booth.lse.ac.uk/map/16/-0.1038/51.5210/100/0</text:p></text:note-body></text:note></text:span><text:span text:style-name="T148">, o el estudio de Rowntree</text:span><text:span text:style-name="T148"><text:note text:id="ftn4" text:note-class="footnote"><text:note-citation>4</text:note-citation><text:note-body><text:p text:style-name="Footnote">B Seebohm Rowntree <text:span text:style-name="Emphasis">Poverty A Study of Town Life, Centennial Edition</text:span>, (reprinted edition) Bristol: Policy Press 2000</text:p></text:note-body></text:note></text:span><text:span text:style-name="T148"> sobre la pobreza en la ciudad de York utilizando un concepto de pobreza basado en requerimientos nutricionales</text:span><text:span text:style-name="T148"><text:note text:id="ftn5" text:note-class="footnote"><text:note-citation>5</text:note-citation><text:note-body><text:p text:style-name="P16"><text:s text:c="5"/>Domínguez Domínguez, Juana y Martín Carballo, Ana M. (<text:span text:style-name="T66">2006</text:span>). <text:span text:style-name="T68">“</text:span><text:span text:style-name="T69">Medición de la pobreza: una revisión de los principales indicadores”</text:span>. <text:span text:style-name="T66">Revista de Métodos Cuantitativos para la Economía y la Empresa (2). Páginas 27–66.</text:span></text:p></text:note-body></text:note></text:span><text:span text:style-name="T97">.</text:span></text:p>
      <text:p text:style-name="P44"><text:span text:style-name="T105"><text:s/></text:span><text:span text:style-name="T114">L</text:span><text:span text:style-name="T89">a </text:span><text:span text:style-name="T114">formalización</text:span><text:span text:style-name="T89"> de los estudios sobre la pobreza tuvo que esperar hasta la segunda mitad del siglo XX. </text:span><text:span text:style-name="T114">Fue a</text:span><text:span text:style-name="T89"> </text:span><text:span text:style-name="T105">partir de la identificación del estado nacional como un ente de estudio, de las investigaciones sobre crecimiento y desarrollo en el período de la posguerra</text:span><text:span text:style-name="T105"><text:note text:id="ftn6" text:note-class="footnote"><text:note-citation>6</text:note-citation><text:note-body><text:p text:style-name="P2">Como ser los modelos de Solow (1956) y Harrod-Domar</text:p></text:note-body></text:note></text:span><text:span text:style-name="T105"> y el surgimiento de organismos internacionales, </text:span><text:span text:style-name="T114">que </text:span><text:span text:style-name="T105">se comienza a conceptualizar sobre lo que se entiende por pobreza y como esta puede ser identificada y cuantificada.</text:span></text:p>
      <text:p text:style-name="P44"><text:span text:style-name="T149"><text:s/></text:span><text:span text:style-name="T90">Sach (1992) identifica este proceso de “descubrimimento” de la pobreza a escala global con la </text:span><text:span text:style-name="T114">fundación</text:span><text:span text:style-name="T90"> del </text:span><text:span text:style-name="T149">Banco Mundial </text:span><text:span text:style-name="T90">e</text:span><text:span text:style-name="T114">n</text:span><text:span text:style-name="T90"> 1948, en donde se establecía que todo aquel país cuya renta per-cápita fuera menor a USD 100 debía ser considerado </text:span><text:span text:style-name="T70">pobre</text:span><text:span text:style-name="T70"><text:note text:id="ftn7" text:note-class="footnote"><text:note-citation>7</text:note-citation><text:note-body><text:p text:style-name="P3">Sachs, W., 1992. Poor not different. Real - life economics: Understanding wealth creation. 161 - 165</text:p></text:note-body></text:note></text:span><text:span text:style-name="T70">.</text:span></text:p>
      <text:p text:style-name="P50"><text:span text:style-name="T70"><text:s/></text:span><text:span text:style-name="T5">Así es que surge el</text:span><text:span text:style-name="T4"> entendimiento</text:span><text:span text:style-name="T5"> mas común</text:span><text:span text:style-name="T4"> de la pobreza: la determinación de </text:span><text:span text:style-name="T6">ciertos</text:span><text:span text:style-name="T4"> criterios </text:span><text:span text:style-name="T6">(</text:span><text:span text:style-name="T4">absolutos </text:span><text:span text:style-name="T6">y</text:span><text:span text:style-name="T4"> establecidos por parámetros occidentales</text:span><text:span text:style-name="T71">)</text:span><text:span text:style-name="T4"> </text:span><text:span text:style-name="T7">que se utilizan como umbral para dar respuesta al problema de clasificación binaria (pobre, no pobre)</text:span>.</text:p>
      <text:p text:style-name="P44"><text:span text:style-name="T149"><text:s/></text:span><text:span text:style-name="T91">Las lineas de estudio afines a estos conceptos prevalecieron principalmente durante las décadas del 60 y 70. Fue durante esta última, y en parte como consecuencia del auge de los distintos estudios sobre crecimiento y desarrollo económico característicos de este período, que comenzaron a encausarse las lineas de estudio primero hacia la generación de empleo, luego hacia la redistribución entre la población del crecimiento generado y en una instancia siguiente a la satisfacción de una serie de necesidades básicas por parte de la población. Surgen los conceptos de pobreza absoluta y relativa y se empieza a tener un enfoque multidimensional sobre la misma. Se </text:span><text:span text:style-name="T115">comienza</text:span><text:span text:style-name="T91"> a tener noción de que los factores que determinan esta categoría </text:span><text:span text:style-name="T115">binaria</text:span><text:span text:style-name="T91"> no pueden pasar únicamente </text:span><text:span text:style-name="T211">por <text:tab/></text:span><text:span text:style-name="T91">el nivel de ingreso, sino también por cuestiones referidas a la calidad de vida de las personas.</text:span></text:p>
      <text:p text:style-name="P51"><text:s/><text:span text:style-name="T92">Esta nueva concepción de pobreza multidimensional se acerca a la idea de </text:span><text:span text:style-name="T72">desarrollo humano</text:span><text:span text:style-name="T8">, </text:span><text:span text:style-name="T9">a partir de la cual</text:span><text:span text:style-name="T10"> </text:span><text:span text:style-name="T5">se sientan</text:span><text:span text:style-name="T10"> </text:span><text:span text:style-name="T59">las bases para la elaboración de una serie de indicadores que buscan cuantificar los determinantes del mismo y por ende a la pobreza en sus distintas dimensiones.</text:span></text:p>
      <text:p text:style-name="P51"><text:s/><text:span text:style-name="T93">Uno de los primeros documentos que consideraron esta multidimensionalidad de la pobreza fue el informe Hammarskjõld de 1975, en donde se fundamentaba que “</text:span><text:span text:style-name="T73">Esta multidimensionalidad es la </text:span><text:soft-page-break/><text:span text:style-name="T73">que lo hace particularmente atractivo para las nuevas corrientes del pensamiento sobre el desarrollo: el énfasis económico ha tendido a perder de vista el propósito último de las políticas, que no es sólo erradicar la pobreza física, sino también proporcionar a todos los seres humanos las oportunidades para desarrollar plenamente sus potencialidades.</text:span><text:span text:style-name="T73"><text:note text:id="ftn8" text:note-class="footnote"><text:note-citation>8</text:note-citation><text:note-body><text:p text:style-name="P4"><text:span text:style-name="T93">Dag Hammarskjöld. “The 1975 Dag Hammarskjöld Report on Development and International Cooperation”. </text:span>Dag Hammarskjöld Foundation. <text:span text:style-name="T65">Visitado el 10 de octubre de 2020. </text:span>https://www.daghammarskjold.se/publication/1975-dag-hammarskjold-report-development-international-cooperation<text:span text:style-name="T94">U+002f</text:span></text:p></text:note-body></text:note></text:span></text:p>
      <text:p text:style-name="P51"><text:s/>América<text:span text:style-name="T59"> Latina no era ajena a estos fenómenos y fue también allí en donde se desarrollaron grandes avances en términos de medición e identificación de factores vinculados al desarrollo humano. Como explica Altimir, “Eliminar la pobreza y satisfacer las necesidades básicas de la población constituyen, al menos en el tercer mundo, el mismo objetivo”</text:span><text:span text:style-name="T59"><text:note text:id="ftn9" text:note-class="footnote"><text:note-citation>9</text:note-citation><text:note-body><text:p text:style-name="P5">Altimir Oscar, “La dimensión de la pobreza en América Latina”, Cuadernos de la CEPAL, Santiago de Chile 1979</text:p></text:note-body></text:note></text:span><text:span text:style-name="T59"> </text:span></text:p>
      <text:p text:style-name="P52">En 1975 la CEPAL elaboró el primer “Mapa de Pobreza Extrema”<text:note text:id="ftn10" text:note-class="footnote"><text:note-citation>10</text:note-citation><text:note-body><text:p text:style-name="P6">S. Molina y otros. “Mapa de la extrema pobreza en Chile”. Universidad Católica de Chile, Instituto de Economía 1974. <text:s/>Visitado el 10 de octubre de 2020. http://www.economia.uc.cl/docs/dt_029.pdf</text:p></text:note-body></text:note> de Chile que permitió identificar las carencias de necesidades básicas en distintas regiones de este país. Posteriormente en 1984 el mismo organismo en conjunto con el INDEC realizaron mediciones de lo que se denominó <text:span text:style-name="T95">indicador</text:span> de Necesidades Básicas Insatisfechas (en adelante <text:span text:style-name="T96">indicador</text:span> NBI) que a su vez dio inicio a la medición de la pobreza utilizando esta metodología.</text:p>
      <text:p text:style-name="P52"><text:s/><text:span text:style-name="T97">Hoy en día casi la totalidad de los países latinoamericanos utilizan la metodología de NBI para identificar distintos tipos de carencias básicas en sus poblaciones y distintas regiones, lo que resulta en un fuerte instrumento de política económica.</text:span></text:p>
      <text:h text:style-name="P93" text:outline-level="2"><text:span text:style-name="T58">2.2 Métodos</text:span> para <text:span text:style-name="T98">la medición de pobreza basados en recursos</text:span></text:h>
      <text:p text:style-name="P44"><text:s/><text:span text:style-name="T99">Los métodos para la medición de pobreza que se utilizan actualmente en la mayoría de los países son </text:span><text:span text:style-name="T132">enfoques basados en recursos</text:span><text:span text:style-name="T99">, es decir, de una u otra forma lo que se mide es la disponibilidad de recursos corrientes o no corrientes de que dispone un conjunto de la población para satisfacer ciertas necesidades. Esto luego se compara con </text:span><text:span text:style-name="T116">la tenencia efectiva de esos recursos o </text:span><text:span text:style-name="T99">el valor monetario de adquirir</text:span><text:span text:style-name="T116">los</text:span><text:span text:style-name="T99">, independientemente de que los individuos decidan efectivamente adquirirlos o no, </text:span><text:span text:style-name="T116">y </text:span><text:span text:style-name="T99">se establece un umbral de las personas que son consideras “pobres” y “no pobres”.</text:span></text:p>
      <text:p text:style-name="P44"><text:s/><text:span text:style-name="T99">Los dos métodos tradicionales mas utilizados en este sentido son el método de linea de pobreza (LP) y el método de necesidades básicas insatisfechas (NBI)</text:span></text:p>
      <text:h text:style-name="P105" text:outline-level="3">Método de la Linea de Pobreza</text:h>
      <text:p text:style-name="P53"><text:s/>El método de la Linea de Pobreza implica la confección de una canasta de alimentos o <text:span text:style-name="T129">Canasta Básica Alimentaria</text:span> que satisface las necesidades nutricionales para lo que se denomina un “adulto equivalente”. El valor monetario de esta canasta determina la <text:span text:style-name="T129">Linea de Indigencia</text:span>, que indica el ingreso mínimo que debe percibir una persona para poder adquirir una canasta de alimentos que aporta las calorías mínimas necesarias.</text:p>
      <text:p text:style-name="P53"><text:s/>Si a esta canasta se le adicionan una serie de bienes no alimentarios, también considerados básicos <text:span text:style-name="T100">(</text:span>como ser vestimenta, transporte, <text:span text:style-name="T100">salud, educación, etc) se obtiene la </text:span><text:span text:style-name="T133">Canasta Básica Total</text:span><text:span text:style-name="T100">, cuyo valor monetario determina la </text:span><text:span text:style-name="T133">Linea de Pobreza</text:span><text:span text:style-name="T100">.</text:span></text:p>
      <text:p text:style-name="P53"><text:s/><text:span text:style-name="T101">De la comparación de los valores monetarios de estas dos canastas con los ingresos de los hogares surge la clasificación entre pobre y no pobre, indigente y no indigente.</text:span></text:p>
      <text:p text:style-name="P53"><text:soft-page-break/><text:s/>Este método se basa en una serie de supuestos que condicionan fuertemente su efectividad para medir la pobreza. Por un lado, se basa en el supuesto de que las personas que dispongan de la capacidad económica de adquirir los bienes de la canasta efectivamente lo harán. Y por otro excluye a una serie de factores relacionados con la calidad de vida, para los que el cálculo del valor monetario factible de ser comparado con el ingreso corriente resulta sumamente complejo. Dentro de esta clasificación encontramos el acceso a la salud y educación cuando estos servicios son provistos por el estado, acceso a una vivienda digna y acceso a determinados servicios sanitarios.</text:p>
      <text:h text:style-name="P106" text:outline-level="3">Método de las Necesidades Básicas Insatisfechas (NBI)</text:h>
      <text:p text:style-name="P54"><text:s/>El método de las NBI da un paso hacia adelante en la estimación de pobreza en base a la evaluación de los recursos de que dispone una persona. Utilizando este método no se evalúa la capacidad económica de acceder a un conjunto de bienes y servicios para satisfacer ciertas necesidades básicas (como lo hace la Linea de Pobreza), sino que se intenta medir la satisfacción efectiva de estas necesidades. Es por esto que al método de las NBI se lo suele llamar “directo” por relacionar el bienestar con el consumo efectivamente realizado y al método de Linea de Pobreza “indirecto” por evaluar la posibilidad de realizar el consumo en base al ingreso disponible.</text:p>
      <text:p text:style-name="P54"><text:s/>Existe cierto consenso con respecto a las necesidades que deben considerarse<text:note text:id="ftn11" text:note-class="footnote"><text:note-citation>11</text:note-citation><text:note-body><text:p text:style-name="P7"><text:span text:style-name="T102"><text:s/></text:span>Feres Juan Carlos y Xavier Mancero (2001b) “El metodo de las necesidades basicas insatisfechas (NBI) y sus aplicaciones en America Latina”. <text:span text:style-name="T102">CEPAL</text:span></text:p><text:p text:style-name="P8"/></text:note-body></text:note> y tienen que ver con el concepto multidimensional de pobreza adoptado en la década de los 80 mencionado anteriormente. Estas son: <text:span text:style-name="T129">acceso a la vivienda, acceso a servicios sanitarios, acceso a la educación y capacidad económica</text:span>. </text:p>
      <text:p text:style-name="P44"><text:s/><text:span text:style-name="T103">Las cuatro categorías definen las necesidades básicas en sentido amplio a partir de las cuales se plantean distintas dimensiones en las que se ven reflejadas y son factibles de ser medidas. Por ejemplo, como se verá mas adelante, en los distintos criterios utilizados por países de Latinoamérica para medir el indicador NBI se encuentra que el acceso a la vivienda suele evaluarse mediante la calidad constructiva de la vivienda del hogar y la existencia o no de hacinamiento en el mismo.</text:span></text:p>
      <text:p text:style-name="P44"><text:span text:style-name="T98"><text:s/>Estas dimensiones son </text:span><text:span text:style-name="T116">estimadas usualmente con información de </text:span><text:span text:style-name="T98">los censos poblacionales, ya que están presentes en prácticamente todos los países y son uno de los únicos medios que cuentan con suficiente homogeneidad en la disponibilidad de información y desagregación geográfica </text:span><text:span text:style-name="T104">para</text:span><text:span text:style-name="T98"> construir mapas de pobreza con necesidades específicamente localizadas.</text:span></text:p>
      <text:p text:style-name="P44"><text:span text:style-name="T105"><text:s/>La cuantificación de estas dimensiones se produce a partir de la identificación de una serie de </text:span><text:span text:style-name="T74">variables censales</text:span><text:span text:style-name="T105"> que dejen en evidencia estas necesidades. </text:span></text:p>
      <text:p text:style-name="P51">Ante una misma necesidad y una misma dimensión, distintas variables censales pueden ser requeridas en función del entorno. Esto quiere decir, por ejemplo, que los bienes requeridos para acceder a una vivienda digna pueden no ser los mismos en una zona fría <text:s/>en comparación con una zona templada o árida, lo mismo sucede con el acceso a servicios sanitarios en el caso de una zona rural en donde la densidad de población es relativamente baja en comparación con zonas urbanas.<text:tab/></text:p>
      <text:p text:style-name="P44"><text:s/><text:span text:style-name="T106">Queda en evidencia entonces como el </text:span><text:span text:style-name="T11">concepto </text:span><text:span text:style-name="T12">de </text:span><text:span text:style-name="T75">medición de pobreza</text:span><text:span text:style-name="T12"> comienza a desdibujarse al incorporar el carácter multidimensional del indicador NBI, siendo que</text:span><text:span text:style-name="T11"> lo que se busca medir finalmente es la privación de alguna de las necesidades consideradas como básicas </text:span><text:span text:style-name="T12">en lugar de una categoría binaria del tipo “pobre, no pobre”.</text:span></text:p>
      <text:h text:style-name="P94" text:outline-level="2"><text:soft-page-break/><text:span text:style-name="T58">2.3 </text:span>Determinantes sociales de la salud</text:h>
      <text:p text:style-name="P44"><text:s/><text:span text:style-name="T107">En el año 2005 la Organización Mundial de la Salud crea la Comisión Sobre Determinantes Sociales de la Salud (CDSS)</text:span><text:span text:style-name="T107"><text:note text:id="ftn12" text:note-class="footnote"><text:note-citation>12</text:note-citation><text:note-body><text:p text:style-name="P7">“Comisión sobre Determinantes Sociales de la Salud - 2005-2008” <text:span text:style-name="T102">Consultado el 10 de octubre de 2020.</text:span> https://www.who.int/social_determinants/thecommission/es/</text:p></text:note-body></text:note></text:span><text:span text:style-name="T107"> con el objetivo de investigar las causas de las diferencias de esperanza de vida que se evidenciaban en distintos países.</text:span></text:p>
      <text:p text:style-name="P55">Se argumentaba la necesidad de dicha investigación en el hecho de que una persona que naciera en ese momento podría tener una esperanza de vida de 80 años o de 45 dependiendo del país <text:span text:style-name="T108">(</text:span>o incluso dependiendo de la región de un mismo país<text:span text:style-name="T108">)</text:span> en donde naciera. Encontrar las causas y promover políticas que reviertan esta situación de desigualdad entre y dentro de los países era el objetivo de dicha comisión.</text:p>
      <text:p text:style-name="P55"><text:s/>Entre otros notarios, quien estaba a cargo de esta investigación era el doctor Michael Marmot y el resultado de su trabajo fue lo que hoy se conoce como <text:span text:style-name="T68">determinantes sociales de la salud</text:span><text:span text:style-name="T68"><text:note text:id="ftn13" text:note-class="footnote"><text:note-citation>13</text:note-citation><text:note-body><text:p text:style-name="Footnote">Marmot, M. (2005). <text:span text:style-name="T67">Social determinants of health inequalities. The Lancet, 365(9464), 1099–1104.</text:span></text:p></text:note-body></text:note></text:span>.</text:p>
      <text:p text:style-name="P55"><text:s/><text:span text:style-name="T109">El primer informe publicado por la </text:span>CDSS <text:span text:style-name="T109">fundamentaba </text:span>que aquellas personas que se encontraban en una mejor posición socioeconómica <text:span text:style-name="T109">tenían</text:span> mayores posibilidades y mejores oportunidades de llevar una vida saludable en comparación con aquellos de menor nivel socioeconómico. Por lo tanto, mientras mas favorecida, social y económicamente sean las personas, mejor salud tendrán (Marmot, 2008).</text:p>
      <text:p text:style-name="P55"><text:s text:c="2"/><text:span text:style-name="T109">En una de sus investigaciones sobre desigualdades en salud referida a Inglaterra el doctor Marmot explicaba como, si se considera </text:span><text:span text:style-name="T68">“</text:span><text:span text:style-name="T76">(...) una medida de la posición social: la educación. Personas con título universitario tienen mejor salud y vidas mas longevas que aquellas que no fueron a la universidad. Para personas a partir de los 30 años, si todas las personas sin título universitario vieran reducida su tasa de mortalidad al nivel de aquellas que si tienen título, habría 202.000 menos muertes prematuras cada año.</text:span><text:span text:style-name="T68">”</text:span><text:span text:style-name="T68"><text:note text:id="ftn14" text:note-class="footnote"><text:note-citation>14</text:note-citation><text:note-body><text:p text:style-name="Footnote">“<text:span text:style-name="T109">Fair Society, Healthy Lives</text:span>”, <text:span text:style-name="T109">Strategic Review of Health Inequalities in England post-2010</text:span></text:p></text:note-body></text:note></text:span></text:p>
      <text:p text:style-name="P55"><text:s/><text:span text:style-name="T109">A su vez, una de las consideraciones de este enfoque consiste en estimar el impacto económico de tales desigualdades, con el objetivo de refutar la hipótesis de que las recomendaciones que puedan surgir de tal investigación sean financieramente costosas. Al respecto se estima el costo en términos de años laborales de las personas cuya esperanza de vida es prematura, en comparación con los sectores social y económicamente mas favorecidos. El resultado indica que el costo humano en términos de años de vida potencialmente perdidos por dichas desigualdades era de 2.5 millones de años, sólo en Inglaterra.</text:span></text:p>
      <text:p text:style-name="P55"><text:s/><text:span text:style-name="T108">A los fines de la investigación se utilizó como unidad de medida lo que se llamó Esperanza de Vida Libre de Discapacidades (DFLE, por sus siglas en inglés), que se refiere a la cantidad de años que vive una persona antes de contraer algún tipo de discapacidad permanente. A partir de este concepto se determinó que en Inglaterra, las personas con esperanza de vida menor también tienen una DFLE hasta 17 años mas prematura que aquellas mas favorecidas. Incluso si se excluye el 5% de mayor y menor ingreso, esta diferencia es de 13 años.</text:span></text:p>
      <text:p text:style-name="P55"><text:s/><text:span text:style-name="T108">Seguidamente, se buscó representar una situación similar, pero en lugar de considerar el nivel de ingreso se tomaron como parámetros otras variables que se consideraban determinantes del nivel socioeconómico, estas son: el nivel de educación, ocupación y condiciones de vivienda. Los resultados obtenidos fueron similares.</text:span></text:p>
      <text:p text:style-name="P55"><text:soft-page-break/><text:s/><text:span text:style-name="T110">A esta diferencia entre esperanza de vida y esperanza de vida libre de discapacidades en función de los factores socioeconómicos se la denominó </text:span><text:span text:style-name="T77">gradiente social en salud</text:span><text:span text:style-name="T13"> (social gradient in health).</text:span></text:p>
      <text:p text:style-name="P55"><text:span text:style-name="T13"><text:s/></text:span><text:span text:style-name="T14">En base a esta investigación, r</text:span><text:span text:style-name="T11">esulta notable destacar el paralelismo entre los determinantes sociales de la salud caracterizados por la CDSS y los factores considerados dentro de la metodología del </text:span><text:span text:style-name="T15">indicador</text:span><text:span text:style-name="T11"> NBI. </text:span></text:p>
      <text:h text:style-name="P95" text:outline-level="2"><text:span text:style-name="T58">2.4 </text:span>Sistemas de información geográfica</text:h>
      <text:p text:style-name="P56"><text:s/>Los sistemas de información geográfica (GIS, por sus siglas en inglés) son aquellos que permiten <text:span text:style-name="T111">registrar</text:span>, manipular, representar y asociar <text:span text:style-name="T111">datos</text:span> a un sistema de coordenadas que se corresponde con una referencia espacial en la tierra. <text:span text:style-name="T112">La información puede estar referida a un punto como ser una localización precisa de coordenadas, o un área en el mapa, como ser un país, una provincia o una ciudad.</text:span></text:p>
      <text:p text:style-name="P56"><text:s/><text:span text:style-name="T112">Los primeros antecedentes de utilización de GIS se remontan a mediados del siglo XIX, en donde el Dr. John Snow realizó un estudio epidemiológico sobre la enfermedad de cólera en la ciudad de Londres. El trabajo consistía en identificar los pozos de agua de donde bebían los enfermos y registrarlos en un mapa. De esta forma, la representación de la información en el sistema geográfico permitió tener conocimiento sobre el pozo causante del brote de la enfermedad.</text:span></text:p>
      <text:p text:style-name="P56"><text:s/><text:span text:style-name="T113">El trabajo sobre “Mapa de Pobreza Extrema” de Chile antes mencionado es un sistema de información geográfica, ya que representa las carencias registradas en las distintas regiones de Chile y las representa en un mapa de este país.</text:span></text:p>
      <text:p text:style-name="P56"><text:s/><text:span text:style-name="T112">Con el desarrollo de las tecnologías de información de los últimos años y la proliferación de dispositivos que funcionan como adquisidores de datos, el uso de GIS y las herramientas estadísticas para el análisis de la información resultante han avanzado notoriamente y su uso en el estudio de las ciencias sociales se tornó cada vez mas habitual.</text:span></text:p>
      <text:p text:style-name="P57"><text:span text:style-name="T11"><text:s/></text:span><text:span text:style-name="T2">Con respecto a la información censal, esta es factible de ser representada en un sistema de información geográfico por estar relacionada a distintas áreas del territorio. En el caso de Argentina, aparte de las mayores entidades dentro del país (provincia, departamento, </text:span><text:span text:style-name="T14">ciudad</text:span><text:span text:style-name="T2">, etc) las menores unidades de desagregación </text:span><text:span text:style-name="T14">geográficas </text:span><text:span text:style-name="T2">son las fracciones y radios censales. Estas unidades se definen en función de la cantidad de viviendas que contiene el área que abarcan.</text:span></text:p>
      <text:p text:style-name="P45"><text:span text:style-name="T2"><text:s/>Las fracciones censales contienen un promedio de 5000 viviendas y los radios censales un promedio de 300 viviendas. </text:span><text:span text:style-name="T3">Para bordes de localidades el radio urbano puede bajar a 200 viviendas, aproximadamente, y en localidades aisladas a 100 viviendas. En zonas rurales las fracciones y los radios no se determinan por cantidad de viviendas, sino por condiciones del terreno, accesibilidad y distancia entre las viviendas.</text:span></text:p>
      <text:p text:style-name="P84"><text:span text:style-name="T57">3. </text:span><text:span text:style-name="T150">Desarrollo</text:span></text:p>
      <text:p text:style-name="P86">En la <text:span text:style-name="T274">primera parte</text:span> de este capitulo revisaremos las consideraciones de distintos organismos y estudios en lo que respecta al acceso al agua potable y correcta eliminación de excretas.</text:p>
      <text:p text:style-name="P86"><text:span text:style-name="T274">E</text:span>n la <text:span text:style-name="T274">sección siguiente </text:span>presentaremos la metodología utilizada en Argentina para estimar la satisfacción de la necesidad de acceso a servicios sanitarios adecuados.</text:p>
      <text:p text:style-name="P85">En una tercera parte presentaremos los criterios utilizados por otros países de Latinoamérica para estimar la misma necesidad y seleccionaremos una metodología alternativa a la Argentina.</text:p>
      <text:p text:style-name="P85"><text:soft-page-break/>En la cuarta parte, estableceremos el método para <text:span text:style-name="T274">reconstruir</text:span> la metodología alternativa <text:span text:style-name="T274">alternativa </text:span>con los datos disponibles en Argentina.</text:p>
      <text:h text:style-name="P100" text:outline-level="2">En la quinta parte analizaremos los resultados de<text:span text:style-name="T275">l indicador NBI II utilizando las metodologías Argentina y la alternativa</text:span>.</text:h>
      <text:h text:style-name="P96" text:outline-level="2"><text:span text:style-name="T119">3.1 El </text:span><text:span text:style-name="T139">acceso al agua potable </text:span><text:span text:style-name="T140">y </text:span><text:span text:style-name="T142">eliminación de excretas</text:span></text:h>
      <text:p text:style-name="P42"><text:span text:style-name="T139"><text:s/></text:span><text:span text:style-name="T222">Según las Organización de las Naciones Unidas, para marzo del 2019, cerca de 2000 millones de personas carec</text:span><text:span text:style-name="T223">ía</text:span><text:span text:style-name="T222">n de servicios básicos de agua potable y saneamiento. </text:span></text:p>
      <text:p text:style-name="P42"><text:span text:style-name="T222"><text:s/></text:span><text:span text:style-name="T224">Como ya mencionamos, e</text:span><text:span text:style-name="T222">n el año 2010, la Asamblea General de la ONU </text:span><text:span text:style-name="T224">declaró al acceso al agua potable como un derecho humano, siendo los </text:span><text:span text:style-name="T223">e</text:span><text:span text:style-name="T224">stados de cada país los responsables de hacer cumplir el mismo.</text:span></text:p>
      <text:p text:style-name="P42"><text:span text:style-name="T222"><text:s/></text:span><text:span text:style-name="T227">Este</text:span><text:span text:style-name="T222"> organismo estima que en América Latina y el Caribe <text:s/>el mayor problema pasa por los sectores de la población sin correcto acceso a servicios de saneamiento antes que de agua potable. </text:span><text:span text:style-name="T225">Sin embargo, </text:span><text:span text:style-name="T222">aún el 35% de la población no cuenta con servicios hídricos gestionados de forma segura.</text:span></text:p>
      <text:p text:style-name="P42"><text:span text:style-name="T222"><text:s/></text:span><text:span text:style-name="T225">Siguiendo a Feres y Mancero, para el año 2010 de los 11 países latinoamericanos considerados por los autores, 9 de ellos incluyen el acceso al agua potable en la estimación del indicador NBI (Bolivia, Colombia, Ecuador, Guatemala, Honduras, Nicaragua, Paraguay, Uruguay y Venezuela), y dos de ellos no lo consideran en absoluto (Argentina y Perú).</text:span></text:p>
      <text:p text:style-name="P42"><text:span text:style-name="T225"><text:s/></text:span><text:span text:style-name="T226">Tanto el acceso al agua potable como las condiciones sanitarias (</text:span><text:span text:style-name="T228">principalmente</text:span><text:span text:style-name="T226"> la eliminación de excretas) se consideran factores que se manifiestan de forma crítica en la mortalidad infantil, estando ambos factores fuertemente relacionados a la contracción de diversas enfermedades como el cólera y la diarrea</text:span><text:span text:style-name="T226"><text:note text:id="ftn15" text:note-class="footnote"><text:note-citation>15</text:note-citation><text:note-body><text:p text:style-name="P9">“<text:span text:style-name="T61">Enfermedades transmitidas por el agua</text:span>” <text:span text:style-name="T102">Consultado el </text:span><text:span text:style-name="T126">26</text:span><text:span text:style-name="T102"> de </text:span><text:span text:style-name="T61">noviembre</text:span><text:span text:style-name="T102"> de 2020.</text:span> <text:s/>https://www.who.int/water_sanitation_health/diseases-risks/diseases/es/</text:p></text:note-body></text:note></text:span><text:span text:style-name="T226">.</text:span></text:p>
      <text:h text:style-name="P97" text:outline-level="2"><text:span text:style-name="T120">3.</text:span><text:span text:style-name="T119">2</text:span><text:span text:style-name="T120"> El indicador </text:span>NBI en Argentina</text:h>
      <text:p text:style-name="P58"><text:s/>En Argentina, el <text:span text:style-name="T96">indicador</text:span> NBI fue elaborado en cuatro oportunidades: 1980, 1991, 2001 y 2010. En el año 2000 se realizó una revisión de la metodología, considerando la diferenciación de grupos heterogéneos, identificación del carácter estructural o coyuntural de las variables analizadas y la multidimensionalidad del mismo, <text:span text:style-name="T213">incluyendo</text:span> carencias de una amplia gama de aspectos de la vida de las personas.</text:p>
      <text:p text:style-name="P42"><text:span text:style-name="T151"><text:s/>En esta revisión también se resaltaba la importancia de permitir sostener la comparabilidad histórica, alegando que la modificación de los umbrales previamente definidos o la introducción de nuevos indicadores </text:span><text:span text:style-name="T152">imposibilitaría esto.</text:span><text:span text:style-name="T151"> </text:span><text:span text:style-name="T152">D</text:span><text:span text:style-name="T151">esencadenando la revisión de distintas prácticas de usuarios públicos y privados que hacen uso de los datos como criterio de asignación de recursos en programas de asistencia social y de distribución de recursos entre áreas geográficas, entre otras aplicaciones. </text:span></text:p>
      <text:p text:style-name="P59"><text:s/><text:span text:style-name="T121">Este tipo de problema es típico en un cambio de metodología de indices estadísticos. En última instancia los encargados de elaborar los indicadores se encuentran frente a un </text:span><text:span text:style-name="T78">trade off</text:span><text:span text:style-name="T16"> entre comparabilidad histórica y revisionismo metodológico para corregir </text:span><text:span text:style-name="T17">errores del pasado o reflejar cambios en las ponderaciones o consideraciones de la medición.</text:span></text:p>
      <text:p text:style-name="P42"><text:soft-page-break/><text:span text:style-name="T17"><text:s/></text:span><text:span text:style-name="T24">La metodología establecida fue utilizada para elaborar el indicador NBI en los censos 2001 y 2010. </text:span><text:span text:style-name="T153">La misma </text:span><text:span text:style-name="T213">determina</text:span><text:span text:style-name="T151"> cinco aspectos que se utilizan como aproximación de las cuatro necesidades consideradas básicas. </text:span></text:p>
      <text:p text:style-name="P59"><text:s/>Un hogar va a ser catalogado como pobre por NBI en la medida de que sufra al menos una de alguna de las siguientes carencias<text:note text:id="ftn16" text:note-class="footnote"><text:note-citation>16</text:note-citation><text:note-body><text:p text:style-name="P9">“<text:span text:style-name="T127">Necesidades Básicas Insatisfechas (NBI) – Información censal del año 2010.</text:span>” <text:span text:style-name="T127">(Enero, 2014)</text:span> <text:span text:style-name="T62">Dirección Nacional de Relaciones Económicas con las Provincias (DINREP), Ministerio de Economía y Finanzas Públicas de la Nación</text:span><text:span text:style-name="T67">.</text:span></text:p></text:note-body></text:note>:</text:p>
      <text:p text:style-name="P42"><text:span text:style-name="T122">- </text:span><text:span text:style-name="T134">Calidad de la vivienda (NBI I)</text:span><text:span text:style-name="T122">: En caso de que la vivienda no entre dentro de las categorías de casa, departamento o rancho según la clasificación de </text:span><text:span text:style-name="T79">Calidad de materiales de la vivienda</text:span><text:span text:style-name="T18"> elaborada por la Secretaría de Vivienda.</text:span></text:p>
      <text:p text:style-name="P42"><text:span text:style-name="T18">- </text:span><text:span text:style-name="T51">Inadecuado s</text:span><text:span text:style-name="T52">istema de eliminación de excretas </text:span><text:span text:style-name="T53">(NBI </text:span><text:span text:style-name="T54">II</text:span><text:span text:style-name="T53">)</text:span><text:span text:style-name="T18">: </text:span><text:span text:style-name="T19">Aquellos </text:span><text:span text:style-name="T18">hogares que no cuent</text:span><text:span text:style-name="T19">e</text:span><text:span text:style-name="T18">n con inodoro o letrina.</text:span></text:p>
      <text:p text:style-name="P59">- <text:span text:style-name="T129">Hacinamiento (NBI </text:span><text:span text:style-name="T135">I</text:span><text:span text:style-name="T129">)</text:span>: Se considera que existe hacinamiento si en la vivienda habitan mas de tres personas por cuarto.</text:p>
      <text:p text:style-name="P42"><text:span text:style-name="T18">- </text:span><text:span text:style-name="T52">Acceso a la educación </text:span><text:span text:style-name="T53">(NBI </text:span><text:span text:style-name="T54">I</text:span><text:span text:style-name="T55">II</text:span><text:span text:style-name="T53">)</text:span><text:span text:style-name="T18">: Hogares que tienen algún niño en edad escolar que no asiste a la escuela.</text:span></text:p>
      <text:p text:style-name="P42"><text:span text:style-name="T18">- </text:span><text:span text:style-name="T52">Capacidad económica </text:span><text:span text:style-name="T53">(NBI </text:span><text:span text:style-name="T55">I</text:span><text:span text:style-name="T54">V</text:span><text:span text:style-name="T53">)</text:span><text:span text:style-name="T18">: Hogares que tienen cuatro o mas personas por miembro ocupado y en los cuales el jefe de hogar tiene bajo nivel de educación.</text:span></text:p>
      <text:p text:style-name="P46"><text:span text:style-name="T20"><text:s/></text:span><text:span text:style-name="T23">Nótese que para el caso del acceso a condiciones sanitarias dignas (NBI II) se realiza una simplificación en el título y sólo se menciona la dimensión mediante la cual se la estima (Inadecuado sistema de eliminación de excretas).</text:span></text:p>
      <text:p text:style-name="P46"><text:span text:style-name="T17">Para el caso del presente trabajo nos centraremos en analizar los determinantes del indicador NBI II para la ciudad de Rosario </text:span><text:span text:style-name="T21">a nivel de radio censal</text:span><text:span text:style-name="T17">.</text:span></text:p>
      <text:h text:style-name="P107" text:outline-level="3"><text:span text:style-name="T17">R</text:span><text:span text:style-name="T1">econstrucción del indicador NBI II </text:span></text:h>
      <text:p text:style-name="P60">Si bien en las publicaciones, notas metodológicas y resultados oficiales del indicador NBI Argentina 2010 se brinda información acerca de los criterios y datos utilizados, no se especifica en dichos informes como obtener el indicador a partir de los resultados oficiales del CENSO 2010 publicados en la base de datos REDATAM<text:note text:id="ftn17" text:note-class="footnote"><text:note-citation>17</text:note-citation><text:note-body><text:p text:style-name="P11">Base de Datos REDATAM, Censo Argentina 2010, INDEC - https://redatam.indec.gob.ar/argbin/RpWebEngine.exe/PortalAction?BASE=CPV2010B</text:p></text:note-body></text:note>.</text:p>
      <text:p text:style-name="P42"><text:span text:style-name="T154">A pesar de esto, a partir de un análisis de la encuesta </text:span><text:span text:style-name="T155">d</text:span><text:span text:style-name="T154">el censo </text:span><text:span text:style-name="T155">y utilizando como respaldo los resultados oficiales, </text:span><text:span text:style-name="T154">pudo reconstruirse </text:span><text:span text:style-name="T119">la dimensión de </text:span><text:span text:style-name="T80">“Condiciones Sanitarias”</text:span><text:span text:style-name="T119"> </text:span><text:span text:style-name="T154">utilizando los datos crudos </text:span><text:span text:style-name="T124">del censo</text:span><text:span text:style-name="T154">.</text:span></text:p>
      <text:p text:style-name="P61">La base de datos en donde se puede acceder a los resultados del censo Argentina 2010 cuenta con un mecanismo de filtrado que permite establecer condiciones mediante una sint<text:span text:style-name="T119">a</text:span>xis particular de la <text:span text:style-name="T123">misma base </text:span>y de esta forma filtrar <text:span text:style-name="T123">y agregar</text:span> los resultados. <text:span text:style-name="T278">En el anexo</text:span> <text:span text:style-name="T278">del presente trabajo </text:span>se deja constancia de todos los filtros utilizados en la sintaxis de REDATAM <text:s/>que permitieron obtener los resultados parciales y totales, de <text:span text:style-name="T124">esta </text:span>manera el lector pued<text:span text:style-name="T124">e</text:span> corroborar <text:span text:style-name="T124">la </text:span>veracidad <text:span text:style-name="T124">de los mismos</text:span>. </text:p>
      <text:p text:style-name="P62"><text:soft-page-break/><text:span text:style-name="T217">L</text:span>as preguntas utilizadas hacen referencia a<text:span text:style-name="T217">l cuestionario básico del censo Argentina 2010</text:span><text:span text:style-name="T217"><text:note text:id="ftn18" text:note-class="footnote"><text:note-citation>18</text:note-citation><text:note-body><text:p text:style-name="Footnote"><text:span text:style-name="T218">“Censo Nacional de Población y Viviendas 2010. Cuestionario Básico de Viviendas Particulares”. </text:span><text:span text:style-name="T64">Instituto Nacional de Estadística y Censos (INDEC), Argentina. Consultado el 23/06/2021. Dirección URL: </text:span><text:span text:style-name="T218"><text:s text:c="2"/></text:span>https://redatam.indec.gob.ar/redarg/CENSOS/CPV2010rad/Docs/Basico_2010.pdf</text:p></text:note-body></text:note></text:span><text:span text:style-name="T217"> </text:span><text:span text:style-name="T218"><text:s/>(en adelante </text:span><text:span text:style-name="T88">cuestionario de Argentina</text:span><text:span text:style-name="T218">) </text:span><text:span text:style-name="T217">y al cuestionario de vivienda, hogares y personas del censo Uruguay 2011</text:span><text:span text:style-name="T217"><text:note text:id="ftn19" text:note-class="footnote"><text:note-citation>19</text:note-citation><text:note-body><text:p text:style-name="P14">“Cuestionario – Vivenda, Hogares y Personas”, Cuestionarios y Planillas Especiales del censo Uruguay 2011, Instituto Nacional de Estadística (INE), Uruguay. Consultado el 23/06/2021. Direción URL: https://www.ine.gub.uy/censos-2011</text:p></text:note-body></text:note></text:span><text:span text:style-name="T217"> </text:span><text:span text:style-name="T218">(en adelante, </text:span><text:span text:style-name="T88">cuestionario de Uruguay</text:span><text:span text:style-name="T218">)</text:span><text:span text:style-name="T217">.</text:span></text:p>
      <text:p text:style-name="P63">El criterio utilizado para el indicador NBI II expuesto en el apartado anterior hace referencia a la pregunta H10 <text:span text:style-name="T218">del cuestionario de Argentina</text:span>, a saber:</text:p>
      <text:p text:style-name="P64"><draw:frame draw:style-name="fr1" draw:name="Object16" text:anchor-type="paragraph" svg:x="0.131cm" svg:y="0.314cm" svg:width="9.747cm" svg:height="1.365cm" draw:z-index="16"><draw:object xlink:href="./Object 17" xlink:type="simple" xlink:show="embed" xlink:actuate="onLoad"/><draw:image xlink:href="./ObjectReplacements/Object 17" xlink:type="simple" xlink:show="embed" xlink:actuate="onLoad"/><svg:desc>OLE-object</svg:desc></draw:frame></text:p>
      <text:p text:style-name="P42"><text:span text:style-name="T277">En la tabla 1 pueden compararse, para cada provincia, los resultados oficiales publicados y los resultados obtenidos </text:span><text:span text:style-name="T125">al</text:span><text:span text:style-name="T277"> aplicar </text:span><text:span text:style-name="T218">este filtro</text:span><text:span text:style-name="T49">, es decir, todos aquellos hogares cuya respuesta a la pregunta H10 fue “N</text:span><text:span text:style-name="T22">o</text:span><text:span text:style-name="T49">”.</text:span></text:p>
      <text:p text:style-name="P79"><draw:frame draw:style-name="fr2" draw:name="Objeto1" text:anchor-type="paragraph" svg:x="3.53cm" svg:y="-0.092cm" svg:width="9.5cm" svg:height="12.107cm" draw:z-index="0"><draw:object xlink:href="./Object 1" xlink:type="simple" xlink:show="embed" xlink:actuate="onLoad"/><draw:image xlink:href="./ObjectReplacements/Object 1" xlink:type="simple" xlink:show="embed" xlink:actuate="onLoad"/><svg:desc>OLE-object</svg:desc></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Se extrae de estos resultados que en base a la concordancia del filtro aplicado con la metodología <text:span text:style-name="T218">d</text:span>el indicador NBI II <text:span text:style-name="T218">(</text:span>descripta en el apartado 3.<text:span text:style-name="T127">2</text:span><text:span text:style-name="T218">)</text:span> y los resultados oficiales publicados<text:note text:id="ftn20" text:note-class="footnote"><text:note-citation>20</text:note-citation><text:note-body><text:p text:style-name="P15">“Necesidades Básicas Insatisfechas (NBI) – Información censal del año 2010”, Enero 2014, Ministerio de Economía y Finanzas Públicas de la Nación. Cuadro Nº4, pag. 11. Dirección URL: http://www2.mecon.gov.ar/hacienda/dinrep/Informes/archivos/NBIAmpliado.pdf</text:p></text:note-body></text:note>, resulta razonable asumir que estos fueron construidos de la misma forma. </text:p>
      <text:p text:style-name="P78"><text:soft-page-break/><text:span text:style-name="T50">E</text:span><text:span text:style-name="T1">n la tabla 1 aplicamos este criterio para cada provincia de Argentina, pero el mismo análisis puede extenderse a unidades territoriales de menor agregación. En nuestro caso, la región de estudio será el departamento Rosario, de la provincia de Santa Fe. Haciendo foco en la ciudad de Rosario.</text:span></text:p>
      <text:h text:style-name="P98" text:outline-level="2"><text:span text:style-name="T120">3.2 </text:span>Criterios de medición en países de Latinoamérica</text:h>
      <text:p text:style-name="P47"><text:span text:style-name="T156">Como </text:span><text:span text:style-name="T240">se mencionó anteriormente</text:span><text:span text:style-name="T156">, existe un cierto consenso sobre las necesidades básicas factibles de ser medidas a la hora de elaborarlo, aunque las dimensiones y variables censales que reflejen tales carencias pueden diferir sustancialmente entre distintas poblaciones. Esto hace que, si</text:span><text:span text:style-name="T239"> bien conceptualmente el criterio puede considerarse homogéneo entre países, metodológicamente resulta difícil encontrar una concordancia plena entre </text:span><text:span text:style-name="T157">las pautas adoptadas,</text:span><text:span text:style-name="T37"> ya que </text:span><text:span text:style-name="T38">la</text:span><text:span text:style-name="T39">s</text:span><text:span text:style-name="T38"> </text:span><text:span text:style-name="T39">maneras</text:span><text:span text:style-name="T38"> de satisfacer </text:span><text:span text:style-name="T40">estas necesidades</text:span><text:span text:style-name="T37"> se ven modificadas e</text:span><text:span text:style-name="T40">ntre </text:span><text:span text:style-name="T37">distintas poblaciones y reflejan a su vez las formas que tienen los individuos de relacionarse con su ambiente. Mas aún, los principios que resulten apropiados para cuantificar dichas necesidades pueden diferir entre un país y otro, e incluso dentro de un mismo país.</text:span></text:p>
      <text:p text:style-name="P65">Es por esto que <text:span text:style-name="T158">los</text:span> países de Latinoam<text:span text:style-name="T156">ericanos</text:span> <text:span text:style-name="T157">han considerado diversas perspectivas <text:s/>a la hora de elaborar el indicador NBI en cada caso. Una de las principales diferencias que se evidencian a partir de la comparación tiene que ver con la aplicación de criterios diferenciales para las zonas rurales y urbanas. Por ejemplo, el concepto de calidad de vivienda en un ambiente rural, considerando materiales de construcción y calidad de los mismos, puede diferir mucho de una zona rural a una urbana, o de la región noroeste de nuestro país (seca y montañosa) a las regiones del litoral, en donde la disponibilidad de materiales, temperatura y condiciones climáticas hacen que los estándares de lo que puede considerarse una “vivienda digna” sean sustancialmente distintos. </text:span></text:p>
      <text:p text:style-name="P65"><text:span text:style-name="T157">Un caso paradigmático en este aspecto es el de Colombia, en donde la diferenciación no se hace por áreas rurales o urbanas, sino por C</text:span><text:span text:style-name="T81">abeceras municipales</text:span><text:span text:style-name="T157"> y R</text:span><text:span text:style-name="T81">esto de los municipios</text:span><text:span text:style-name="T157">. Se asume que en este país las diferencias entre las dos clasificaciones son lo suficientemente acentuadas como para asumir este criterio.</text:span></text:p>
      <text:p text:style-name="P65"><text:span text:style-name="T214">E</text:span><text:span text:style-name="T158">l conjunto de bienes que el indicador busca medir para determinar </text:span><text:span text:style-name="T214">la</text:span><text:span text:style-name="T158"> satisfacción o insatisfacción de las necesidades básicas no será homogéneo de una población a otra, y estará determinado por todas las condiciones que definen a la vida de esta.</text:span></text:p>
      <text:p text:style-name="P66">Siguiendo la clasificación realizada por Feres y Mancero se consideran 11 países latinoamericanos que elaboran el indicador NBI: Argentina, Bolivia, Colombia, Ecuador, Guatemala, Honduras, Nicaragua, Paraguay, Perú, Uruguay y Venezuela.</text:p>
      <text:p text:style-name="P67">Encontramos seis dimensiones que se utilizan como estimadores de las cuatro necesidades consideradas como básicas, estas son:</text:p>
      <text:p text:style-name="P67"><draw:frame draw:style-name="fr2" draw:name="Object12" text:anchor-type="paragraph" svg:x="3.725cm" svg:y="0.392cm" svg:width="9.331cm" svg:height="4.755cm" draw:z-index="12"><draw:object xlink:href="./Object 13" xlink:type="simple" xlink:show="embed" xlink:actuate="onLoad"/><draw:image xlink:href="./ObjectReplacements/Object 13" xlink:type="simple" xlink:show="embed" xlink:actuate="onLoad"/><svg:desc>OLE-object</svg:desc></draw:frame></text:p>
      <text:p text:style-name="P67"/>
      <text:p text:style-name="P67"/>
      <text:p text:style-name="P67"/>
      <text:p text:style-name="P67"/>
      <text:p text:style-name="P67"/>
      <text:p text:style-name="P67"/>
      <text:p text:style-name="P67"><text:soft-page-break/></text:p>
      <text:p text:style-name="P66">Adem<text:span text:style-name="T160">á</text:span>s de estos seis, Bolivia incluye dentro de los criterios a la disponibilidad de insumos energéticos, el acceso a <text:span text:style-name="T159">servicios de </text:span>salud y <text:span text:style-name="T161">a la </text:span>seguridad social.</text:p>
      <text:p text:style-name="P77">Feres y Mancero exponen claramente las diferencias metodológicas entre los distintos países, dejando en evidencia, entre otras cosas, cuales aplican criterios mas exigentes en lo que a requerimientos de información se refiere, y cuales son mas laxos en este sentido.</text:p>
      <text:p text:style-name="P48"><text:span text:style-name="T162">En base a la investigación de estos autores se eligió a Uruguay como país modelo, cuya metodología se busc</text:span><text:span text:style-name="T214">a</text:span><text:span text:style-name="T162"> replicar para la ciudad de Rosario. </text:span><text:span text:style-name="T25"><text:s/></text:span></text:p>
      <text:p text:style-name="P68"><text:span text:style-name="T25">E</text:span><text:span text:style-name="T1">l motivo de esta decisión se basa, por un lado, en la conveniente similitud entre las encuestas de los últimos censos entre Argentina y Uruguay; y por otro en la estrecha similitud que existe entre ambos países en términos de cercanía y características territoriales y demográficas con el área de estudio (departamento Rosario, provincia de Santa Fe).</text:span></text:p>
      <text:p text:style-name="P48"><text:span text:style-name="T26">En el </text:span><text:span text:style-name="T35">siguiente </text:span><text:span text:style-name="T26">cuadro se exponen </text:span><text:span text:style-name="T41">los criterios</text:span><text:span text:style-name="T26"> de las dos metodologías en consideración.</text:span></text:p>
      <text:p text:style-name="P47"><draw:frame draw:style-name="fr2" draw:name="Object13" text:anchor-type="paragraph" svg:x="1.027cm" svg:y="0.078cm" svg:width="15.649cm" svg:height="5.198cm" draw:z-index="13"><draw:object xlink:href="./Object 14" xlink:type="simple" xlink:show="embed" xlink:actuate="onLoad"/><draw:image xlink:href="./ObjectReplacements/Object 14" xlink:type="simple" xlink:show="embed" xlink:actuate="onLoad"/><svg:desc>OLE-object</svg:desc></draw:frame></text:p>
      <text:p text:style-name="P82"/>
      <text:p text:style-name="P82"/>
      <text:p text:style-name="P82"/>
      <text:p text:style-name="P82"/>
      <text:p text:style-name="P82"/>
      <text:p text:style-name="P47"/>
      <text:p text:style-name="P69">En el caso de la metodología de Uruguay, esta no es la considerada por Feres y Mancero ya que su trabajo data del año 2001. En nuestro caso se decidió utilizar la versión mas actualizada de la misma, que se corresponde con la elaborada para el indicador NBI del censo Uruguay 2011<text:note text:id="ftn21" text:note-class="footnote"><text:note-citation>21</text:note-citation><text:note-body><text:p text:style-name="P12"><text:span text:style-name="T215">“Atlas Sociodemográfico y de la Desigualdad del Uruguay. </text:span>Fascículo 1 - Las Necesidades Básicas Insatisfechas a partir de los Censos 2011<text:span text:style-name="T215">” Instituto Nacional de Estadística Uruguay (Junio 2021). https://www.ine.gub.uy/documents/10181/34017/Atlas_fasciculo_1_NBI_versionrevisada.pdf</text:span></text:p></text:note-body></text:note>.</text:p>
      <text:h text:style-name="P99" text:outline-level="2"><text:span text:style-name="T120">3.</text:span><text:span text:style-name="T245">3</text:span><text:span text:style-name="T120"> </text:span><text:span text:style-name="T141">Comparación metodológica</text:span></text:h>
      <text:p text:style-name="P70">Considerando como parámetro los requerimientos de información, y como se demostró en la reconstrucción para el censo de Argentina, el indicador <text:span text:style-name="T219">NBI II</text:span> puede construirse a partir de una sola pregunta del cuestionario del <text:span text:style-name="T219">censo</text:span> Argentina 2010.</text:p>
      <text:p text:style-name="P71"><text:span text:style-name="T219">En esta sección veremos que</text:span> la metodología de Uruguay <text:span text:style-name="T204">hace uso de 5 preguntas del </text:span><text:span text:style-name="T219">censo</text:span><text:span text:style-name="T204"> 2011 de su país, siendo en el sentido aquí expuesto un indicador de mayor complejidad. </text:span></text:p>
      <text:h text:style-name="P104" text:outline-level="3">Disponibilidad de agua potable</text:h>
      <text:p text:style-name="P47"><text:span text:style-name="T26">Para </text:span><text:span text:style-name="T36">la dimensión</text:span><text:span text:style-name="T26"> de </text:span><text:span text:style-name="T82">“Disponibilidad de agua potable”</text:span><text:span text:style-name="T26"> </text:span><text:span text:style-name="T35">los códigos de </text:span><text:span text:style-name="T26">las preguntas </text:span><text:span text:style-name="T36">del censo Uruguay 2011 </text:span><text:span text:style-name="T26">son VivDV05 y VivDV06</text:span><text:span text:style-name="T28">.</text:span></text:p>
      <text:p text:style-name="P47"><draw:frame draw:style-name="fr1" draw:name="Object1" text:anchor-type="paragraph" svg:x="0.067cm" svg:y="-0.002cm" svg:width="11.578cm" svg:height="3.161cm" draw:z-index="1"><draw:object xlink:href="./Object 2" xlink:type="simple" xlink:show="embed" xlink:actuate="onLoad"/><draw:image xlink:href="./ObjectReplacements/Object 2" xlink:type="simple" xlink:show="embed" xlink:actuate="onLoad"/><svg:desc>OLE-object</svg:desc></draw:frame><text:soft-page-break/></text:p>
      <text:p text:style-name="P80"><draw:frame draw:style-name="fr1" draw:name="Object2" text:anchor-type="paragraph" svg:x="0.067cm" svg:y="-0.004cm" svg:width="12.652cm" svg:height="2.706cm" draw:z-index="2"><draw:object xlink:href="./Object 3" xlink:type="simple" xlink:show="embed" xlink:actuate="onLoad"/><draw:image xlink:href="./ObjectReplacements/Object 3" xlink:type="simple" xlink:show="embed" xlink:actuate="onLoad"/><svg:desc>OLE-object</svg:desc></draw:frame></text:p>
      <text:p text:style-name="P72"><text:span text:style-name="T27">Consideramos a estas preguntas equivalentes a las </text:span><text:span text:style-name="T83">H08</text:span><text:span text:style-name="T27"> para </text:span><text:span text:style-name="T83">VivDV06</text:span><text:span text:style-name="T27"> y </text:span><text:span text:style-name="T83">H09 </text:span><text:span text:style-name="T27">para </text:span><text:span text:style-name="T83">VivDV05</text:span><text:span text:style-name="T27"> del CENSO 2010 de Argentina.</text:span></text:p>
      <text:p text:style-name="P80"><draw:frame draw:style-name="fr1" draw:name="Object3" text:anchor-type="paragraph" svg:x="0.067cm" svg:y="-0.004cm" svg:width="12.652cm" svg:height="2.69cm" draw:z-index="3"><draw:object xlink:href="./Object 4" xlink:type="simple" xlink:show="embed" xlink:actuate="onLoad"/><draw:image xlink:href="./ObjectReplacements/Object 4" xlink:type="simple" xlink:show="embed" xlink:actuate="onLoad"/><svg:desc>OLE-object</svg:desc></draw:frame></text:p>
      <text:p text:style-name="P80"><draw:frame draw:style-name="fr1" draw:name="Object4" text:anchor-type="paragraph" svg:x="0.095cm" svg:y="0.406cm" svg:width="12.522cm" svg:height="1.873cm" draw:z-index="4"><draw:object xlink:href="./Object 5" xlink:type="simple" xlink:show="embed" xlink:actuate="onLoad"/><draw:image xlink:href="./ObjectReplacements/Object 5" xlink:type="simple" xlink:show="embed" xlink:actuate="onLoad"/><svg:desc>OLE-object</svg:desc></draw:frame></text:p>
      <text:p text:style-name="P73"><text:span text:style-name="T27">A</text:span><text:span text:style-name="T1">nalizando en profundidad el criterio de </text:span><text:span text:style-name="T84">Disponibilidad de agua potable</text:span><text:span text:style-name="T29"> </text:span><text:span text:style-name="T1">utilizado por Uruguay, vemos que en la primer parte del enunciado se hace referencia a la pregunta VivDV06.</text:span></text:p>
      <text:p text:style-name="P26"><text:span text:style-name="T246"><text:s text:c="2"/>“</text:span><text:span text:style-name="Emphasis"><text:span text:style-name="T163">Un hogar particular tendrá una necesidad básica insatisfecha con relación al abastecimiento de agua potable si esta no llega por cañería dentro de la vivienda (...)”</text:span></text:span></text:p>
      <text:p text:style-name="P26"><text:span text:style-name="Emphasis"><text:span text:style-name="T168">De esta forma quedan excluidos todos aquellos hogares que hayan respondido alguna opción distinta de </text:span></text:span><text:span text:style-name="Emphasis"><text:span text:style-name="T163">“Por cañería dentro de la vivienda”</text:span></text:span><text:span text:style-name="Emphasis"><text:span text:style-name="T168"> (opción 1) a la pregunta VivDV06. </text:span></text:span><text:span text:style-name="Emphasis"><text:span text:style-name="T169">S</text:span></text:span><text:span text:style-name="Emphasis"><text:span text:style-name="T168">i bien en la pregunta que consideramos equivalente del censo Argentina 2010 </text:span></text:span><text:span text:style-name="Emphasis"><text:span text:style-name="T170">(</text:span></text:span><text:span text:style-name="Emphasis"><text:span text:style-name="T164">H08</text:span></text:span><text:span text:style-name="Emphasis"><text:span text:style-name="T170">)</text:span></text:span><text:span text:style-name="Emphasis"><text:span text:style-name="T168"> hay menos opciones </text:span></text:span><text:span text:style-name="Emphasis"><text:span text:style-name="T171">esta diferencia no hace inconsistente la aplicación de la metodología</text:span></text:span><text:span text:style-name="Emphasis"><text:span text:style-name="T168"> ya que, al responder cualquier opción distinta de la </text:span></text:span><text:span text:style-name="Emphasis"><text:span text:style-name="T170">primera, </text:span></text:span><text:span text:style-name="Emphasis"><text:span text:style-name="T171">el hogar</text:span></text:span><text:span text:style-name="Emphasis"><text:span text:style-name="T168"> ya es considerado como NBI </text:span></text:span><text:span text:style-name="Emphasis"><text:span text:style-name="T172">por ser el abastecimiento de agua por algún tipo de cañería fuera de la vivienda</text:span></text:span><text:span text:style-name="Emphasis"><text:span text:style-name="T168">.</text:span></text:span></text:p>
      <text:p text:style-name="P26"><text:span text:style-name="Emphasis"><text:span text:style-name="T173">El enunciado contin</text:span></text:span><text:span text:style-name="Emphasis"><text:span text:style-name="T174">ú</text:span></text:span><text:span text:style-name="Emphasis"><text:span text:style-name="T173">a estableciendo una restricción adicional para aquellos hogares que no hayan sido excluidos ya por la primer condición:</text:span></text:span></text:p>
      <text:p text:style-name="P26"><text:span text:style-name="Emphasis"><text:span text:style-name="T173"><text:s/></text:span></text:span><text:span text:style-name="Emphasis"><text:span text:style-name="T165"><text:s/>“(...) </text:span></text:span><text:span text:style-name="Emphasis"><text:span text:style-name="T163">o si, en caso de que lo haga, </text:span></text:span><text:span text:style-name="Emphasis"><text:span text:style-name="T165">el origen no sea red general ni pozo surgente protegido.”</text:span></text:span></text:p>
      <text:p text:style-name="P26"><text:span text:style-name="Emphasis"><text:span text:style-name="T173">Es decir, que los hogares </text:span></text:span><text:span text:style-name="Emphasis"><text:span text:style-name="T175">en donde</text:span></text:span><text:span text:style-name="Emphasis"><text:span text:style-name="T173"> el agua llega por cañerías dentro de la vivienda </text:span></text:span><text:span text:style-name="Emphasis"><text:span text:style-name="T176">pero el origen de la misma no es red pública </text:span></text:span><text:span text:style-name="Emphasis"><text:span text:style-name="T175">ni</text:span></text:span><text:span text:style-name="Emphasis"><text:span text:style-name="T176"> pozo surgente protegido, serán considerados con NBI.</text:span></text:span></text:p>
      <text:p text:style-name="P25"><text:soft-page-break/><text:span text:style-name="Emphasis"><text:span text:style-name="T176">Una aclaración debe ser hecha sobre la definición de </text:span></text:span><text:span text:style-name="Emphasis"><text:span text:style-name="T166">“pozo surgente”</text:span></text:span><text:span text:style-name="Emphasis"><text:span text:style-name="T176">. </text:span></text:span><text:span text:style-name="Emphasis"><text:span text:style-name="T177">Esta </text:span></text:span><text:span text:style-name="T250">es una denominación común en el Uruguay para los pozos perforados. Se refiere a aquellos pozos utilizados para acceder al agua de las napas subterraneas. Un </text:span><text:span text:style-name="T256">pozo surgente </text:span><text:span text:style-name="T247">protegido</text:span><text:span text:style-name="T251"> se refiere a aquel que cuenta con paredes impermeabilizadas o con una construcción que lo contenga. En el caso de que sea </text:span><text:span text:style-name="T247">no protegido</text:span><text:span text:style-name="T256"> </text:span><text:span text:style-name="T257">este</text:span><text:span text:style-name="T256"> no cuenta con ninguna estructura ni revestimiento</text:span><text:span text:style-name="T256"><text:note text:id="ftn22" text:note-class="footnote"><text:note-citation>22</text:note-citation><text:note-body><text:p text:style-name="P13">“<text:span text:style-name="T216">Una mirada al agua subterránea en el uruguay</text:span>”, <text:span text:style-name="T216">Guillermo Popelka. Noviembre 2011. </text:span>http://www.uruguay-ciencia.com/articulos/UC11/Agua_subterranea1_UC11.pdf</text:p></text:note-body></text:note></text:span></text:p>
      <text:p text:style-name="P47"><text:span text:style-name="T31">Echando</text:span><text:span text:style-name="T30"> luz sobre este punto puede </text:span><text:span text:style-name="T32">verse </text:span><text:span text:style-name="T30">como las opciones que corresponden a la definición de “pozo surgente protegido” en la pregunta </text:span><text:span text:style-name="T85">H09</text:span><text:span text:style-name="T30"> del Censo Argentina 2010 son </text:span><text:span text:style-name="T85">“perforación con bomba a motor”</text:span><text:span text:style-name="T30"> y </text:span><text:span text:style-name="T85">“perforación con bomba manual”</text:span><text:span text:style-name="T30"> ya que los dispositivos que ambas soluciones requieren implican un revestimiento o entubamiento del pozo que permita generar la presión suficiente como para extraer el agua.</text:span></text:p>
      <text:p text:style-name="P47"><text:span text:style-name="T33">Considerando las preguntas del Censo Argentina 2010, el criterio de </text:span><text:span text:style-name="T86">Disponibilidad de agua potable</text:span><text:span text:style-name="T33"> </text:span><text:span text:style-name="T32">ut</text:span><text:span text:style-name="T35">i</text:span><text:span text:style-name="T32">lizado</text:span><text:span text:style-name="T33"> por la metodología de Uruguay quedaría definido como sigue:</text:span></text:p>
      <text:p text:style-name="P27"><text:span text:style-name="T249">El </text:span><text:span text:style-name="Emphasis"><text:span text:style-name="T168">hogar particular tendrá una necesidad básica insatisfecha con relación al abastecimiento de agua potable si la pregunta H08 es respondida con una opción distinta de </text:span></text:span><text:span text:style-name="Emphasis"><text:span text:style-name="T163">“por cañería dentro de la vivienda”</text:span></text:span><text:span text:style-name="Emphasis"><text:span text:style-name="T168"> o si la pregunta H09 es respondida con alguna opción distinta de </text:span></text:span><text:span text:style-name="Emphasis"><text:span text:style-name="T163">“red pública”</text:span></text:span><text:span text:style-name="Emphasis"><text:span text:style-name="T168">, </text:span></text:span><text:span text:style-name="Emphasis"><text:span text:style-name="T163">“perforación con bomba a motor”</text:span></text:span><text:span text:style-name="Emphasis"><text:span text:style-name="T168"> o </text:span></text:span><text:span text:style-name="Emphasis"><text:span text:style-name="T163">“perforación con bomba manual”</text:span></text:span><text:span text:style-name="Emphasis"><text:span text:style-name="T168">.</text:span></text:span></text:p>
      <text:p text:style-name="P27"><text:span text:style-name="Emphasis"><text:span text:style-name="T167"/></text:span></text:p>
      <text:h text:style-name="P104" text:outline-level="3">Sistema de eliminación de excretas</text:h>
      <text:p text:style-name="P47"><text:span text:style-name="T32">P</text:span><text:span text:style-name="T26">ara el caso de </text:span><text:span text:style-name="T82">“</text:span><text:span text:style-name="T84">Sistema de eliminación de excretas</text:span><text:span text:style-name="T82">”</text:span><text:span text:style-name="T26">,</text:span><text:span text:style-name="T34"> como se observa en la tabla 2, la metodología de Uruguay establece tres condiciones y aclara que el hogar será considerado como NBI si no cumple con alguna de ellas. Estas son:</text:span></text:p>
      <text:list xml:id="list2770048781" text:style-name="L1">
        <text:list-item>
          <text:p text:style-name="P118"><text:span text:style-name="Emphasis"><text:span text:style-name="T200">no accede a baño</text:span></text:span></text:p>
        </text:list-item>
        <text:list-item>
          <text:p text:style-name="P118"><text:span text:style-name="Emphasis"><text:span text:style-name="T200">accediendo, su uso no es exclusivo del hogar</text:span></text:span></text:p>
        </text:list-item>
        <text:list-item>
          <text:p text:style-name="P118"><text:span text:style-name="Emphasis"><text:span text:style-name="T200">la evacuación del servicio sanitario no es a red general, fosa séptica o pozo negro.</text:span></text:span></text:p>
        </text:list-item>
      </text:list>
      <text:p text:style-name="P47"><draw:frame draw:style-name="fr1" draw:name="Object5" text:anchor-type="paragraph" svg:x="0.067cm" svg:y="0.889cm" svg:width="12.522cm" svg:height="1.48cm" draw:z-index="5"><draw:object xlink:href="./Object 6" xlink:type="simple" xlink:show="embed" xlink:actuate="onLoad"/><draw:image xlink:href="./ObjectReplacements/Object 6" xlink:type="simple" xlink:show="embed" xlink:actuate="onLoad"/><svg:desc>OLE-object</svg:desc></draw:frame><text:span text:style-name="T205">Para aplicar este criterio </text:span><text:span text:style-name="T26">las preguntas </text:span><text:span text:style-name="T34">del censo Uruguay 2011 </text:span><text:span text:style-name="T26">utilizadas </text:span><text:span text:style-name="T34">fueron:</text:span><text:span text:style-name="T27"> </text:span></text:p>
      <text:p text:style-name="P80"><draw:frame draw:style-name="fr1" draw:name="Object6" text:anchor-type="paragraph" svg:x="0.055cm" svg:y="2.039cm" svg:width="12.522cm" svg:height="1.492cm" draw:z-index="6"><draw:object xlink:href="./Object 7" xlink:type="simple" xlink:show="embed" xlink:actuate="onLoad"/><draw:image xlink:href="./ObjectReplacements/Object 7" xlink:type="simple" xlink:show="embed" xlink:actuate="onLoad"/><svg:desc>OLE-object</svg:desc></draw:frame><draw:frame draw:style-name="fr1" draw:name="Object7" text:anchor-type="paragraph" svg:x="0.065cm" svg:y="3.912cm" svg:width="12.18cm" svg:height="2.074cm" draw:z-index="7"><draw:object xlink:href="./Object 8" xlink:type="simple" xlink:show="embed" xlink:actuate="onLoad"/><draw:image xlink:href="./ObjectReplacements/Object 8" xlink:type="simple" xlink:show="embed" xlink:actuate="onLoad"/><svg:desc>OLE-object</svg:desc></draw:frame></text:p>
      <text:p text:style-name="P81">Las preguntas equivalentes de la encuesta de censo Argentina 2010 son las siguientes:</text:p>
      <text:p text:style-name="P47"><draw:frame draw:style-name="fr1" draw:name="Object8" text:anchor-type="paragraph" svg:x="0.067cm" svg:y="-0.002cm" svg:width="12.652cm" svg:height="1.143cm" draw:z-index="8"><draw:object xlink:href="./Object 9" xlink:type="simple" xlink:show="embed" xlink:actuate="onLoad"/><draw:image xlink:href="./ObjectReplacements/Object 9" xlink:type="simple" xlink:show="embed" xlink:actuate="onLoad"/><svg:desc>OLE-object</svg:desc></draw:frame><draw:frame draw:style-name="fr1" draw:name="Object9" text:anchor-type="paragraph" svg:x="0.162cm" svg:y="2.79cm" svg:width="12.294cm" svg:height="1.794cm" draw:z-index="9"><draw:object xlink:href="./Object 10" xlink:type="simple" xlink:show="embed" xlink:actuate="onLoad"/><draw:image xlink:href="./ObjectReplacements/Object 10" xlink:type="simple" xlink:show="embed" xlink:actuate="onLoad"/><svg:desc>OLE-object</svg:desc></draw:frame><draw:frame draw:style-name="fr1" draw:name="Object10" text:anchor-type="paragraph" svg:x="0.085cm" svg:y="1.351cm" svg:width="12.522cm" svg:height="1.125cm" draw:z-index="10"><draw:object xlink:href="./Object 11" xlink:type="simple" xlink:show="embed" xlink:actuate="onLoad"/><draw:image xlink:href="./ObjectReplacements/Object 11" xlink:type="simple" xlink:show="embed" xlink:actuate="onLoad"/><svg:desc>OLE-object</svg:desc></draw:frame><text:soft-page-break/></text:p>
      <text:p text:style-name="P74">Los requerimientos de información que se plantean en la definición de la metodología de Uruguay se satisfacen directamente con las preguntas presentadas del censo Argentina 2010, permitiendo que la equivalencia sea prácticamente directa.</text:p>
      <text:p text:style-name="P74">En la pregunta HogSH01 <text:span text:style-name="T216">de Uruguay </text:span>se hace referencia a la tenencia o no de sisterna por parte del hogar. <text:span text:style-name="T216">Esta desagregación no está incluida en la pregunta equivalente del censo Argentina (H10). Esta información</text:span> no es excluyente para el criterio que se busca aplicar, con lo cual ese tipo de información es redundante, ya que el hogar será excluido de la categoría de NBI independientemente de que el baño con el que cuenta tenga o no sisterna. <text:span text:style-name="T216">El hecho de que la vivienda cuente con baño ya es suficiente.</text:span></text:p>
      <text:p text:style-name="P74">De esta forma, considerando las preguntas equivalentes del censo Argentina 2010, el criterio de “Sistema de eliminación de excretas” propuesto en la metodología NBI Uruguay 2011 que<text:span text:style-name="T216">d</text:span>a definido como sigue:</text:p>
      <text:p text:style-name="P89"><text:span text:style-name="Emphasis"><text:span text:style-name="T199">Un hogar particular tendrá necesidades básicas insatisfechas en saneamiento si cumple al menos una de las siguientes condiciones: </text:span></text:span></text:p>
      <text:p text:style-name="P89"/>
      <text:p text:style-name="P87"><draw:frame draw:style-name="fr2" draw:name="Object14" text:anchor-type="paragraph" svg:x="0.52cm" svg:y="0.307cm" svg:width="16.002cm" svg:height="3.879cm" draw:z-index="14"><draw:object xlink:href="./Object 15" xlink:type="simple" xlink:show="embed" xlink:actuate="onLoad"/><draw:image xlink:href="./ObjectReplacements/Object 15" xlink:type="simple" xlink:show="embed" xlink:actuate="onLoad"/><svg:desc>OLE-object</svg:desc></draw:frame></text:p>
      <text:p text:style-name="P87"><text:span text:style-name="Emphasis"><text:span text:style-name="T178"/></text:span></text:p>
      <text:h text:style-name="P101" text:outline-level="2"><text:span text:style-name="Emphasis"><text:span text:style-name="T201">3.</text:span></text:span><text:span text:style-name="Emphasis"><text:span text:style-name="T202">3</text:span></text:span><text:span text:style-name="Emphasis"><text:span text:style-name="T201"> </text:span></text:span><text:span text:style-name="Emphasis"><text:span text:style-name="T203">Análisis de resultados</text:span></text:span></text:h>
      <text:p text:style-name="P30"><text:span text:style-name="Emphasis"><text:span text:style-name="T181">Una vez </text:span></text:span><text:span text:style-name="Emphasis"><text:span text:style-name="T182">establecid</text:span></text:span><text:span text:style-name="Emphasis"><text:span text:style-name="T183">o el método</text:span></text:span><text:span text:style-name="Emphasis"><text:span text:style-name="T182"> para obtener los indicadores </text:span></text:span><text:span text:style-name="Emphasis"><text:span text:style-name="T184">NBI II con las metodologías de Uruguay y Argentina a partir de los datos del censo Argentina 2010</text:span></text:span><text:span text:style-name="Emphasis"><text:span text:style-name="T181">, se procedió a estimar los valores de los mismos para cada uno de los radios censales del departamento Rosario.</text:span></text:span></text:p>
      <text:p text:style-name="P30"><text:span text:style-name="Emphasis"><text:span text:style-name="T188">En la Figura 1</text:span></text:span><text:span text:style-name="Emphasis"><text:span text:style-name="T181"> se presentan los </text:span></text:span><text:span text:style-name="Emphasis"><text:span text:style-name="T184">resultados</text:span></text:span><text:span text:style-name="Emphasis"><text:span text:style-name="T181"> en un sistema de información geográfica, haciendo foco en la ciudad de Rosario.</text:span></text:span></text:p>
      <text:p text:style-name="P32"><text:span text:style-name="Emphasis"><text:span text:style-name="T183">La proporción de hogares con NBI II </text:span></text:span><text:span text:style-name="Emphasis"><text:span text:style-name="T185">es mayor </text:span></text:span><text:span text:style-name="Emphasis"><text:span text:style-name="T183">para la metodología de Uruguay para todos los radios censales </text:span></text:span><text:span text:style-name="Emphasis"><text:span text:style-name="T186">considerados</text:span></text:span><text:span text:style-name="Emphasis"><text:span text:style-name="T188">, lo que</text:span></text:span><text:span text:style-name="Emphasis"><text:span text:style-name="T183"> es concordante con el hecho de que la primera metodología</text:span></text:span><text:span text:style-name="Emphasis"><text:span text:style-name="T185"> </text:span></text:span><text:span text:style-name="Emphasis"><text:span text:style-name="T186"><text:s/>es </text:span></text:span><text:span text:style-name="Emphasis"><text:span text:style-name="T185">considerablemente mas exigente </text:span></text:span><text:span text:style-name="Emphasis"><text:span text:style-name="T183">que la segunda</text:span></text:span><text:span text:style-name="Emphasis"><text:span text:style-name="T185">.</text:span></text:span><text:span text:style-name="Emphasis"><text:span text:style-name="T187"> </text:span></text:span></text:p>
      <text:p text:style-name="P35"><text:soft-page-break/><text:span text:style-name="Emphasis"><text:span text:style-name="T261">Puede ver</text:span></text:span><text:span text:style-name="Emphasis"><text:span text:style-name="T266">se</text:span></text:span><text:span text:style-name="Emphasis"><text:span text:style-name="T261"> </text:span></text:span><text:span text:style-name="Emphasis"><text:span text:style-name="T263">también</text:span></text:span><text:span text:style-name="Emphasis"><text:span text:style-name="T261"> como las regiones amarillas y rojas (correspondientes a valores por encima de la mediana), son similares en </text:span></text:span><text:span text:style-name="Emphasis"><text:span text:style-name="T263">ambos </text:span></text:span><text:span text:style-name="Emphasis"><text:span text:style-name="T261">mapas.</text:span></text:span></text:p>
      <text:p text:style-name="P35"><text:span text:style-name="Emphasis"><text:span text:style-name="T263">Se identifican</text:span></text:span><text:span text:style-name="Emphasis"><text:span text:style-name="T189"> en las zonas rojas y </text:span></text:span><text:span text:style-name="Emphasis"><text:span text:style-name="T190">amarillas</text:span></text:span><text:span text:style-name="Emphasis"><text:span text:style-name="T189"> algunos barrios de la ciudad de Rosario en donde predominan los asentamientos irregulares. Estos están caracterizados en su mayoría por la poca estructura urbana (como ser pavimento y cloacas). Se destacan la región de Villa Banana, Barrio Ludueña </text:span></text:span><text:span text:style-name="Emphasis"><text:span text:style-name="T191">y los barrios de zona sur frente al puerto de Rosario, </text:span></text:span><text:span text:style-name="Emphasis"><text:span text:style-name="T266">entre otras.</text:span></text:span></text:p>
      <text:p text:style-name="P30"><draw:frame draw:style-name="fr1" draw:name="Object11" text:anchor-type="paragraph" svg:x="0.347cm" svg:y="-0.102cm" svg:width="17.323cm" svg:height="8.461cm" draw:z-index="11"><draw:object xlink:href="./Object 12" xlink:type="simple" xlink:show="embed" xlink:actuate="onLoad"/><draw:image xlink:href="./ObjectReplacements/Object 12" xlink:type="simple" xlink:show="embed" xlink:actuate="onLoad"/><svg:desc>OLE-object</svg:desc></draw:frame><text:span text:style-name="Emphasis"><text:span text:style-name="T187"/></text:span></text:p>
      <text:p text:style-name="P29"><text:span text:style-name="Emphasis"><text:span text:style-name="T183">A continuación se describen los principales estadísticos de las series de resultados. Nótese que </text:span></text:span><text:span text:style-name="Emphasis"><text:span text:style-name="T198">los límites de cada cuantil</text:span></text:span><text:span text:style-name="Emphasis"><text:span text:style-name="T183">, forman los cuatro intervalos correspondientes a las bandas de colores en la </text:span></text:span><text:span text:style-name="Emphasis"><text:span text:style-name="T198">F</text:span></text:span><text:span text:style-name="Emphasis"><text:span text:style-name="T183">igura 1.</text:span></text:span></text:p>
      <text:p text:style-name="P29"><draw:frame draw:style-name="fr2" draw:name="Object15" text:anchor-type="paragraph" svg:x="4.256cm" svg:y="-0.132cm" svg:width="7.728cm" svg:height="7.355cm" draw:z-index="15"><draw:object xlink:href="./Object 16" xlink:type="simple" xlink:show="embed" xlink:actuate="onLoad"/><draw:image xlink:href="./ObjectReplacements/Object 16" xlink:type="simple" xlink:show="embed" xlink:actuate="onLoad"/><svg:desc>OLE-object</svg:desc></draw:frame><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29"><text:span text:style-name="Emphasis"><text:span text:style-name="T183"/></text:span></text:p>
      <text:p text:style-name="P34"><text:span text:style-name="Emphasis"><text:span text:style-name="T261">A pesar de las diferencias en los valores </text:span></text:span><text:span text:style-name="Emphasis"><text:span text:style-name="T264">porcentuales </text:span></text:span><text:span text:style-name="Emphasis"><text:span text:style-name="T261">para cada radio censal, la distribución espacial de aquellos con mayores proporciones de NBI II </text:span></text:span><text:span text:style-name="Emphasis"><text:span text:style-name="T262">es la misma (o muy similar) </text:span></text:span><text:span text:style-name="Emphasis"><text:span text:style-name="T261">para las dos metodologías. Es decir, las regiones mas carenciadas aplicando una metodología u otra son aproximadamente las mismas.</text:span></text:span><text:span text:style-name="Emphasis"><text:span text:style-name="T264"> A su vez el valor medio de la metodología Argentina es de 0,54 desvíos estándar, mientras que para el caso de Uruguay el valor medio representa 0,74 desvíos.</text:span></text:span></text:p>
      <text:p text:style-name="P36"><text:soft-page-break/><text:span text:style-name="Emphasis"><text:span text:style-name="T265">En la Figura 2 se presenta la distribución de los radios censales por deciles de NBI II en términos porcentuales.</text:span></text:span></text:p>
      <text:p text:style-name="P36"><draw:frame draw:style-name="fr1" draw:name="Object17" text:anchor-type="paragraph" svg:x="0.355cm" svg:y="-0.099cm" svg:width="16.868cm" svg:height="7.225cm" draw:z-index="17"><draw:object xlink:href="./Object 18" xlink:type="simple" xlink:show="embed" xlink:actuate="onLoad"/><draw:image xlink:href="./ObjectReplacements/Object 18" xlink:type="simple" xlink:show="embed" xlink:actuate="onLoad"/><svg:desc>OLE-object</svg:desc></draw:frame><text:span text:style-name="Emphasis"><text:span text:style-name="T265"/></text:span></text:p>
      <text:h text:style-name="P102" text:outline-level="2"><text:span text:style-name="Emphasis"><text:span text:style-name="T267">4.</text:span></text:span><text:span text:style-name="Emphasis"><text:span text:style-name="T268"> </text:span></text:span><text:span text:style-name="Emphasis"><text:span text:style-name="T267">Conclusiones</text:span></text:span></text:h>
      <text:p text:style-name="P33"><text:span text:style-name="Emphasis"><text:span text:style-name="T192">En el presente trabajo se presentaron los justificativos de la importancia en la consideración del acceso al agua potable y la correcta eliminación de excretas para la estimación de las necesidades de acceso a servicios sanitarios adecuados </text:span></text:span><text:span text:style-name="Emphasis"><text:span text:style-name="T197">(NBI II)</text:span></text:span><text:span text:style-name="Emphasis"><text:span text:style-name="T192">. Tanto desde la recomendación de distintos organismos internacionales (Naciones Unidas y </text:span></text:span><text:span text:style-name="Emphasis"><text:span text:style-name="T194">Asamblea General de la ONU</text:span></text:span><text:span text:style-name="Emphasis"><text:span text:style-name="T192">), como desde su relación</text:span></text:span><text:span text:style-name="Emphasis"><text:span text:style-name="T195"> a la contracción de diversas enfermedades </text:span></text:span><text:span text:style-name="Emphasis"><text:span text:style-name="T192">(Organización Mundial de la Salúd [WHO], </text:span></text:span><text:span text:style-name="Emphasis"><text:span text:style-name="T193">Comisión Sobre Determinantes Sociales de la Salud </text:span></text:span><text:span text:style-name="Emphasis"><text:span text:style-name="T192">[</text:span></text:span><text:span text:style-name="Emphasis"><text:span text:style-name="T193">CDSS</text:span></text:span><text:span text:style-name="Emphasis"><text:span text:style-name="T192">]), y de los criterios adoptados por otros países de </text:span></text:span><text:span text:style-name="Emphasis"><text:span text:style-name="T197">L</text:span></text:span><text:span text:style-name="Emphasis"><text:span text:style-name="T192">atinoamérica (</text:span></text:span><text:span text:style-name="Emphasis"><text:span text:style-name="T196">Feres y Mancero </text:span></text:span><text:span text:style-name="Emphasis"><text:span text:style-name="T197">[2001]</text:span></text:span><text:span text:style-name="Emphasis"><text:span text:style-name="T192">).</text:span></text:span></text:p>
      <text:p text:style-name="P33"><text:span text:style-name="Emphasis"><text:span text:style-name="T197">A su vez se demostró que Argentina no tiene en consideración el acceso al agua potable y eliminación de excretas fuera del hogar en el cálculo del indicador NBI II.</text:span></text:span></text:p>
      <text:p text:style-name="P37"><text:span text:style-name="Emphasis"><text:span text:style-name="T42">Se realizó la estimación de una metodología alternativa que sí incluye estas variables en sus cálculos (Uruguay) para cada radio censal del departamento Rosario, provincia de Santa Fe; y se la comparó con la metodología Argentina.</text:span></text:span></text:p>
      <text:p text:style-name="P37"><text:span text:style-name="Emphasis"><text:span text:style-name="T42">A pesar de que la distribución territorial de los sectores mas afectados no se ve </text:span></text:span><text:span text:style-name="Emphasis"><text:span text:style-name="T43">considerablemente </text:span></text:span><text:span text:style-name="Emphasis"><text:span text:style-name="T42">afectada en una metodología u otra, </text:span></text:span><text:span text:style-name="Emphasis"><text:span text:style-name="T43">la brecha entre </text:span></text:span><text:span text:style-name="Emphasis"><text:span text:style-name="T44">las</text:span></text:span><text:span text:style-name="Emphasis"><text:span text:style-name="T43"> zonas mas perjudicadas y las mas favorecidas se acentúa considerablemente.</text:span></text:span></text:p>
      <text:p text:style-name="P38"><text:span text:style-name="Emphasis"><text:span text:style-name="T47">El impacto de la exclusión del acceso al agua potable y </text:span></text:span><text:span text:style-name="Emphasis"><text:span text:style-name="T48">la correcta eliminación de excretas </text:span></text:span><text:span text:style-name="Emphasis"><text:span text:style-name="T47">en la estimación del indicador NBI II resulta alto, no tanto en términos de donde están localizadas las zonas mas perjudicadas, sino en la gravedad de la situación sanitaria en las mismas.</text:span></text:span></text:p>
      <text:p text:style-name="P39"><text:span text:style-name="Emphasis"><text:span text:style-name="T44">Entendiendo al indicador NBI como un </text:span></text:span><text:span text:style-name="Emphasis"><text:span text:style-name="T45">fuerte determinante de política económica, cuyo impacto prevalece por largos períodos debido a los altos requerimientos de información que su construcción requiere, </text:span></text:span><text:span text:style-name="Emphasis"><text:span text:style-name="T46">resulta de gran importancia que el mismo represente de la mejor manera posible la realidad que busca reflejar. En este caso, el correcto acceso a servicios sanitarios.</text:span></text:span></text:p>
      <text:h text:style-name="P103" text:outline-level="2"><text:span text:style-name="Emphasis"><text:span text:style-name="T56">Anexo – Filtros de base de datos REDATAM</text:span></text:span></text:h>
      <text:h text:style-name="Heading_20_3" text:outline-level="3"><text:span text:style-name="Emphasis"><text:span text:style-name="T249">Metodología NBI II Argentina</text:span></text:span></text:h>
      <text:p text:style-name="P41">HOGAR.H1510 = 2</text:p>
      <text:h text:style-name="Heading_20_3" text:outline-level="3"><text:span text:style-name="Emphasis"><text:span text:style-name="T249">Metodología NBI II Uruguay</text:span></text:span></text:h>
      <text:p text:style-name="Text_20_body"><text:span text:style-name="Emphasis"><text:span text:style-name="T248">Disponibilidad</text:span></text:span><text:span text:style-name="Emphasis"><text:span text:style-name="T259"> </text:span></text:span><text:span text:style-name="Emphasis"><text:span text:style-name="T260">de</text:span></text:span><text:span text:style-name="Emphasis"><text:span text:style-name="T259"> agua potable</text:span></text:span></text:p>
      <text:p text:style-name="P28"><text:span text:style-name="Emphasis"><text:span text:style-name="T167">HOGAR.H1308 &lt;&gt; 1 OR HOGAR.H1409 &gt; 3</text:span></text:span></text:p>
      <text:p text:style-name="Text_20_body"><text:span text:style-name="Emphasis"><text:span text:style-name="T258">Eliminación de excretas</text:span></text:span></text:p>
      <text:p text:style-name="P88"><text:span text:style-name="Emphasis"><text:span text:style-name="T179">HOGAR.H1510 = 2 </text:span></text:span><text:span text:style-name="Emphasis"><text:span text:style-name="T180">OR HOGAR.H1813 = 2 OR HOGAR.H1712 = 4</text:span></text:span></text:p>
      <text:h text:style-name="P92" text:outline-level="1"><text:span text:style-name="T206">B</text:span>iblografía</text:h>
      <text:p text:style-name="P31"><text:span text:style-name="T249">1. Booth, C. (n.d.). Map: Charles Booth's London. </text:span><text:span text:style-name="T252">Visitado</text:span><text:span text:style-name="T249"> </text:span><text:span text:style-name="T252">el</text:span><text:span text:style-name="T249"> 10 </text:span><text:span text:style-name="T252">de octubre de</text:span><text:span text:style-name="T249"> 2020 </text:span><text:a xlink:type="simple" xlink:href="https://booth.lse.ac.uk/map/16/-0.1038/51.5210/100/0" text:style-name="Internet_20_link" text:visited-style-name="Visited_20_Internet_20_Link"><text:span text:style-name="T249">https://booth.lse.ac.uk/map/16/-0.1038/51.5210/100/0</text:span></text:a></text:p>
      <text:p text:style-name="P40"><text:span text:style-name="T249">2. B Seebohm Rowntree </text:span><text:span text:style-name="Emphasis"><text:span text:style-name="T249">Poverty A Study of Town Life, Centennial Edition</text:span></text:span><text:span text:style-name="T249">, (reprinted edition) Bristol: Policy Press 2000</text:span></text:p>
      <text:p text:style-name="P75">3. <text:span text:style-name="T148">Domínguez Domínguez, Juana y Martín Carballo, Ana M. (</text:span><text:span text:style-name="T66">2006</text:span><text:span text:style-name="T148">). </text:span><text:span text:style-name="T87">“</text:span><text:span text:style-name="T69">Medición de la pobreza: una revisión de los principales indicadores”</text:span><text:span text:style-name="T148">. </text:span><text:span text:style-name="T66">Revista de Métodos Cuantitativos para la Economía y la Empresa (2). Páginas 27–66.</text:span></text:p>
      <text:p text:style-name="P75">4. <text:span text:style-name="T207">Sachs, W., 1992. Poor not different. Real - life economics: Understanding wealth creation. 161 – 165</text:span></text:p>
      <text:p text:style-name="P40"><text:span text:style-name="T249">5. </text:span><text:span text:style-name="T253">Dag Hammarskjöld. “The 1975 Dag Hammarskjöld Report on Development and International Cooperation”. </text:span><text:span text:style-name="T249">Dag Hammarskjöld Foundation. </text:span><text:span text:style-name="T252">Visitado el 10 de octubre de 2020. </text:span><text:a xlink:type="simple" xlink:href="https://www.daghammarskjold.se/publication/1975-dag-hammarskjold-report-development-international-cooperationU+002f" text:style-name="Internet_20_link" text:visited-style-name="Visited_20_Internet_20_Link"><text:span text:style-name="T249">https://www.daghammarskjold.se/publication/1975-dag-hammarskjold-report-development-international-cooperation</text:span></text:a><text:a xlink:type="simple" xlink:href="https://www.daghammarskjold.se/publication/1975-dag-hammarskjold-report-development-international-cooperationU+002f" text:style-name="Internet_20_link" text:visited-style-name="Visited_20_Internet_20_Link"><text:span text:style-name="T254">U+002f</text:span></text:a></text:p>
      <text:p text:style-name="P75">6. <text:span text:style-name="T208">Altimir Oscar, “La dimensión de la pobreza en América Latina”, Cuadernos de la CEPAL, Santiago de Chile 1979</text:span></text:p>
      <text:p text:style-name="P40"><text:span text:style-name="T249">7. </text:span><text:span text:style-name="T255">S. Molina y otros. “Mapa de la extrema pobreza en Chile”. Universidad Católica de Chile, Instituto de Economía 1974. <text:s/>Visitado el 10 de octubre de 2020. </text:span><text:a xlink:type="simple" xlink:href="http://www.economia.uc.cl/docs/dt_029.pdf" text:style-name="Internet_20_link" text:visited-style-name="Visited_20_Internet_20_Link"><text:span text:style-name="T255">http://www.economia.uc.cl/docs/dt_029.pdf</text:span></text:a></text:p>
      <text:p text:style-name="P75">8. <text:span text:style-name="T102"><text:s/></text:span>Feres Juan Carlos y Xavier Mancero (2001b) “El metodo de las necesidades basicas insatisfechas (NBI) y sus aplicaciones en America Latina”. <text:span text:style-name="T102">CEPAL</text:span></text:p>
      <text:p text:style-name="P75">9. <text:span text:style-name="T109">Fair Society, Healthy Lives – </text:span>The Marmot Review”, <text:span text:style-name="T109">Strategic Review of Health Inequalities in England post-2010</text:span></text:p>
      <text:p text:style-name="P76">10. “<text:span text:style-name="T127">Necesidades Básicas Insatisfechas (NBI) – Información censal del año 2010.</text:span>” <text:span text:style-name="T127">(Enero, 2014)</text:span> <text:span text:style-name="T127">Dirección Nacional de Relaciones Económicas con las Provincias (DINREP), Ministerio de Economía y Finanzas Públicas de la Nación</text:span><text:span text:style-name="T67">.</text:span></text:p>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Ek Mukta1" svg:font-family="'Ek Mukta'"/>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Ek Mukta" svg:font-family="'Ek Mukta'"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7aaf1"/>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19:01:18.971953380</meta:creation-date>
    <dc:date>2021-07-05T12:41:03.590360376</dc:date>
    <meta:editing-duration>PT5H30M20S</meta:editing-duration>
    <meta:editing-cycles>43</meta:editing-cycles>
    <meta:generator>LibreOffice/7.1.4.2$Linux_X86_64 LibreOffice_project/10$Build-2</meta:generator>
    <meta:document-statistic meta:table-count="0" meta:image-count="0" meta:object-count="18" meta:page-count="20" meta:paragraph-count="206" meta:word-count="7089" meta:character-count="45881" meta:non-whitespace-character-count="3889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0.273cm"/>
    </style:style>
    <style:style style:name="co5" style:family="table-column">
      <style:table-column-properties fo:break-before="auto" style:column-width="3.55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76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transparent" fo:border="none"/>
      <style:text-properties fo:font-weight="bold" style:font-weight-asian="bold" style:font-weight-complex="bold"/>
    </style:style>
    <style:style style:name="ce10" style:family="table-cell" style:parent-style-name="Default">
      <style:table-cell-properties fo:border-bottom="0.06pt solid #000000" fo:background-color="transparent"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fo:border-left="none" fo:border-right="none" fo:border-top="0.06pt solid #000000"/>
    </style:style>
    <style:style style:name="ce17"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style:font-name="Arial" fo:font-size="10pt" fo:language="es" fo:country="A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style>
    <style:style style:name="ce9"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ackground-color="transparent" fo:border="none"/>
    </style:style>
    <style:style style:name="T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roid Sans Fallback"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roid Sans Fallback" style:font-name-complex="Free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table table:name="Hoja1" table:style-name="ta1">
        <table:table-column table:style-name="co1" table:default-cell-style-name="ce11"/>
        <table:table-column table:style-name="co2" table:default-cell-style-name="ce8"/>
        <table:table-column table:style-name="co3" table:default-cell-style-name="ce8"/>
        <table:table-column table:style-name="co4" table:default-cell-style-name="Default"/>
        <table:table-column table:style-name="co5"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able:number-columns-spanned="3" table:number-rows-spanned="1">
            <text:p><text:span text:style-name="T1">Tabla 1: </text:span><text:span text:style-name="T2">Cantidad de hogares con NBI II para cada provincia de Argentina. </text:span></text:p>
          </table:table-cell>
          <table:covered-table-cell table:number-columns-repeated="2" table:style-name="ce3"/>
          <table:table-cell table:style-name="ce3" table:number-columns-repeated="4"/>
        </table:table-row>
        <table:table-row table:style-name="ro1">
          <table:table-cell table:style-name="ce3" table:number-columns-repeated="7"/>
        </table:table-row>
        <table:table-row table:style-name="ro1">
          <table:table-cell table:style-name="ce10" office:value-type="string" calcext:value-type="string">
            <text:p>Región</text:p>
          </table:table-cell>
          <table:table-cell table:style-name="ce10" office:value-type="string" calcext:value-type="string">
            <text:p>NBI II – Reconstruido</text:p>
          </table:table-cell>
          <table:table-cell table:style-name="ce10" office:value-type="string" calcext:value-type="string">
            <text:p>NBI II – Oficial</text:p>
          </table:table-cell>
          <table:table-cell table:style-name="ce3" table:number-columns-repeated="4"/>
        </table:table-row>
        <table:table-row table:style-name="ro1">
          <table:table-cell office:value-type="string" calcext:value-type="string">
            <text:p>Ciudad Autónoma de Buenos Aires</text:p>
          </table:table-cell>
          <table:table-cell table:number-columns-repeated="2" office:value-type="float" office:value="9925" calcext:value-type="float">
            <text:p>9925</text:p>
          </table:table-cell>
          <table:table-cell table:style-name="ce15"/>
          <table:table-cell table:number-columns-repeated="3"/>
        </table:table-row>
        <table:table-row table:style-name="ro1">
          <table:table-cell office:value-type="string" calcext:value-type="string">
            <text:p>Buenos Aires</text:p>
          </table:table-cell>
          <table:table-cell table:number-columns-repeated="2" office:value-type="float" office:value="83258" calcext:value-type="float">
            <text:p>83258</text:p>
          </table:table-cell>
          <table:table-cell table:style-name="ce15"/>
          <table:table-cell table:number-columns-repeated="3"/>
        </table:table-row>
        <table:table-row table:style-name="ro1">
          <table:table-cell office:value-type="string" calcext:value-type="string">
            <text:p>Catamarca</text:p>
          </table:table-cell>
          <table:table-cell table:number-columns-repeated="2" office:value-type="float" office:value="4676" calcext:value-type="float">
            <text:p>4676</text:p>
          </table:table-cell>
          <table:table-cell table:style-name="ce15"/>
          <table:table-cell table:number-columns-repeated="3"/>
        </table:table-row>
        <table:table-row table:style-name="ro1">
          <table:table-cell office:value-type="string" calcext:value-type="string">
            <text:p>Chaco</text:p>
          </table:table-cell>
          <table:table-cell table:number-columns-repeated="2" office:value-type="float" office:value="23280" calcext:value-type="float">
            <text:p>23280</text:p>
          </table:table-cell>
          <table:table-cell table:style-name="ce15"/>
          <table:table-cell table:number-columns-repeated="3"/>
        </table:table-row>
        <table:table-row table:style-name="ro1">
          <table:table-cell office:value-type="string" calcext:value-type="string">
            <text:p>Chubut</text:p>
          </table:table-cell>
          <table:table-cell table:number-columns-repeated="2" office:value-type="float" office:value="3837" calcext:value-type="float">
            <text:p>3837</text:p>
          </table:table-cell>
          <table:table-cell table:style-name="ce15"/>
          <table:table-cell table:number-columns-repeated="3"/>
        </table:table-row>
        <table:table-row table:style-name="ro1">
          <table:table-cell office:value-type="string" calcext:value-type="string">
            <text:p>Córdoba</text:p>
          </table:table-cell>
          <table:table-cell table:number-columns-repeated="2" office:value-type="float" office:value="17817" calcext:value-type="float">
            <text:p>17817</text:p>
          </table:table-cell>
          <table:table-cell table:style-name="ce15"/>
          <table:table-cell table:number-columns-repeated="3"/>
        </table:table-row>
        <table:table-row table:style-name="ro1">
          <table:table-cell office:value-type="string" calcext:value-type="string">
            <text:p>Corrientes</text:p>
          </table:table-cell>
          <table:table-cell table:number-columns-repeated="2" office:value-type="float" office:value="12501" calcext:value-type="float">
            <text:p>12501</text:p>
          </table:table-cell>
          <table:table-cell table:style-name="ce15"/>
          <table:table-cell table:number-columns-repeated="3"/>
        </table:table-row>
        <table:table-row table:style-name="ro1">
          <table:table-cell office:value-type="string" calcext:value-type="string">
            <text:p>Entre Ríos</text:p>
          </table:table-cell>
          <table:table-cell table:number-columns-repeated="2" office:value-type="float" office:value="7458" calcext:value-type="float">
            <text:p>7458</text:p>
          </table:table-cell>
          <table:table-cell table:style-name="ce15"/>
          <table:table-cell table:number-columns-repeated="3"/>
        </table:table-row>
        <table:table-row table:style-name="ro1">
          <table:table-cell office:value-type="string" calcext:value-type="string">
            <text:p>Formosa</text:p>
          </table:table-cell>
          <table:table-cell table:number-columns-repeated="2" office:value-type="float" office:value="11719" calcext:value-type="float">
            <text:p>11719</text:p>
          </table:table-cell>
          <table:table-cell table:style-name="ce15"/>
          <table:table-cell table:number-columns-repeated="3"/>
        </table:table-row>
        <table:table-row table:style-name="ro1">
          <table:table-cell office:value-type="string" calcext:value-type="string">
            <text:p>Jujuy</text:p>
          </table:table-cell>
          <table:table-cell table:number-columns-repeated="2" office:value-type="float" office:value="9228" calcext:value-type="float">
            <text:p>9228</text:p>
          </table:table-cell>
          <table:table-cell table:style-name="ce15"/>
          <table:table-cell table:number-columns-repeated="3"/>
        </table:table-row>
        <table:table-row table:style-name="ro1">
          <table:table-cell office:value-type="string" calcext:value-type="string">
            <text:p>La Pampa</text:p>
          </table:table-cell>
          <table:table-cell table:number-columns-repeated="2" office:value-type="float" office:value="991" calcext:value-type="float">
            <text:p>991</text:p>
          </table:table-cell>
          <table:table-cell table:style-name="ce15"/>
          <table:table-cell table:number-columns-repeated="3"/>
        </table:table-row>
        <table:table-row table:style-name="ro1">
          <table:table-cell office:value-type="string" calcext:value-type="string">
            <text:p>La Rioja</text:p>
          </table:table-cell>
          <table:table-cell table:number-columns-repeated="2" office:value-type="float" office:value="3717" calcext:value-type="float">
            <text:p>3717</text:p>
          </table:table-cell>
          <table:table-cell table:style-name="ce15"/>
          <table:table-cell table:number-columns-repeated="3"/>
        </table:table-row>
        <table:table-row table:style-name="ro1">
          <table:table-cell office:value-type="string" calcext:value-type="string">
            <text:p>Mendoza</text:p>
          </table:table-cell>
          <table:table-cell table:number-columns-repeated="2" office:value-type="float" office:value="13769" calcext:value-type="float">
            <text:p>13769</text:p>
          </table:table-cell>
          <table:table-cell table:style-name="ce16"/>
          <table:table-cell table:number-columns-repeated="3"/>
        </table:table-row>
        <table:table-row table:style-name="ro1">
          <table:table-cell office:value-type="string" calcext:value-type="string">
            <text:p>Misiones</text:p>
          </table:table-cell>
          <table:table-cell table:number-columns-repeated="2" office:value-type="float" office:value="17797" calcext:value-type="float">
            <text:p>17797</text:p>
          </table:table-cell>
          <table:table-cell table:number-columns-repeated="4"/>
        </table:table-row>
        <table:table-row table:style-name="ro1">
          <table:table-cell office:value-type="string" calcext:value-type="string">
            <text:p>Neuquén</text:p>
          </table:table-cell>
          <table:table-cell table:number-columns-repeated="2" office:value-type="float" office:value="5019" calcext:value-type="float">
            <text:p>5019</text:p>
          </table:table-cell>
          <table:table-cell table:number-columns-repeated="4"/>
        </table:table-row>
        <table:table-row table:style-name="ro1">
          <table:table-cell office:value-type="string" calcext:value-type="string">
            <text:p>Río Negro</text:p>
          </table:table-cell>
          <table:table-cell table:number-columns-repeated="2" office:value-type="float" office:value="5800" calcext:value-type="float">
            <text:p>5800</text:p>
          </table:table-cell>
          <table:table-cell table:number-columns-repeated="4"/>
        </table:table-row>
        <table:table-row table:style-name="ro1">
          <table:table-cell office:value-type="string" calcext:value-type="string">
            <text:p>Salta</text:p>
          </table:table-cell>
          <table:table-cell table:number-columns-repeated="2" office:value-type="float" office:value="19636" calcext:value-type="float">
            <text:p>19636</text:p>
          </table:table-cell>
          <table:table-cell table:number-columns-repeated="4"/>
        </table:table-row>
        <table:table-row table:style-name="ro1">
          <table:table-cell office:value-type="string" calcext:value-type="string">
            <text:p>San Juan</text:p>
          </table:table-cell>
          <table:table-cell table:number-columns-repeated="2" office:value-type="float" office:value="6491" calcext:value-type="float">
            <text:p>6491</text:p>
          </table:table-cell>
          <table:table-cell table:number-columns-repeated="4"/>
        </table:table-row>
        <table:table-row table:style-name="ro1">
          <table:table-cell office:value-type="string" calcext:value-type="string">
            <text:p>San Luis</text:p>
          </table:table-cell>
          <table:table-cell table:number-columns-repeated="2" office:value-type="float" office:value="3229" calcext:value-type="float">
            <text:p>3229</text:p>
          </table:table-cell>
          <table:table-cell table:number-columns-repeated="4"/>
        </table:table-row>
        <table:table-row table:style-name="ro1">
          <table:table-cell office:value-type="string" calcext:value-type="string">
            <text:p>Santa Cruz</text:p>
          </table:table-cell>
          <table:table-cell table:number-columns-repeated="2" office:value-type="float" office:value="1514" calcext:value-type="float">
            <text:p>1514</text:p>
          </table:table-cell>
          <table:table-cell table:number-columns-repeated="4"/>
        </table:table-row>
        <table:table-row table:style-name="ro1">
          <table:table-cell office:value-type="string" calcext:value-type="string">
            <text:p>Santa Fe</text:p>
          </table:table-cell>
          <table:table-cell table:number-columns-repeated="2" office:value-type="float" office:value="17296" calcext:value-type="float">
            <text:p>17296</text:p>
          </table:table-cell>
          <table:table-cell table:number-columns-repeated="4"/>
        </table:table-row>
        <table:table-row table:style-name="ro1">
          <table:table-cell office:value-type="string" calcext:value-type="string">
            <text:p>Santiago del Estero</text:p>
          </table:table-cell>
          <table:table-cell table:number-columns-repeated="2" office:value-type="float" office:value="20460" calcext:value-type="float">
            <text:p>20460</text:p>
          </table:table-cell>
          <table:table-cell table:number-columns-repeated="4"/>
        </table:table-row>
        <table:table-row table:style-name="ro1">
          <table:table-cell office:value-type="string" calcext:value-type="string">
            <text:p>Tierra del Fuego</text:p>
          </table:table-cell>
          <table:table-cell table:number-columns-repeated="2" office:value-type="float" office:value="526" calcext:value-type="float">
            <text:p>526</text:p>
          </table:table-cell>
          <table:table-cell table:number-columns-repeated="4"/>
        </table:table-row>
        <table:table-row table:style-name="ro1">
          <table:table-cell office:value-type="string" calcext:value-type="string">
            <text:p>Tucumán</text:p>
          </table:table-cell>
          <table:table-cell table:number-columns-repeated="2" office:value-type="float" office:value="16527" calcext:value-type="float">
            <text:p>16527</text:p>
          </table:table-cell>
          <table:table-cell table:number-columns-repeated="4"/>
        </table:table-row>
        <table:table-row table:style-name="ro1">
          <table:table-cell table:style-name="ce17" office:value-type="string" calcext:value-type="string">
            <text:p>Total del país</text:p>
          </table:table-cell>
          <table:table-cell table:number-columns-repeated="2" table:style-name="ce9" office:value-type="float" office:value="316471" calcext:value-type="float">
            <text:p>316471</text:p>
          </table:table-cell>
          <table:table-cell table:number-columns-repeated="4"/>
        </table:table-row>
        <table:table-row table:style-name="ro1">
          <table:table-cell table:style-name="Default" table:number-columns-repeated="3"/>
          <table:table-cell table:number-columns-repeated="4"/>
        </table:table-row>
        <table:table-row table:style-name="ro2">
          <table:table-cell table:style-name="ce7" office:value-type="string" calcext:value-type="string" table:number-columns-spanned="3" table:number-rows-spanned="1">
            <text:p>Elaboración propia en base a resultados del cuestionario básico del censo Argentina 2010 y “Necesidades Básicas Insatisfechas (NBI) – Información censal del año 2010”, Enero 2014, Ministerio de Economía y Finanzas Públicas de la Nación.</text:p>
          </table:table-cell>
          <table:covered-table-cell table:number-columns-repeated="2" table:style-name="Default"/>
          <table:table-cell table:number-columns-repeated="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7:25:28.02132444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start" fo:margin-left="0cm"/>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5" style:family="table-cell" style:parent-style-name="Default">
      <style:table-cell-properties style:text-align-source="fix" style:repeat-content="fals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background-color="transparent" fo:border="none" style:vertical-align="middle"/>
      <style:paragraph-properties fo:text-align="center"/>
    </style:style>
    <style:style style:name="ce27" style:family="table-cell" style:parent-style-name="Default">
      <style:table-cell-properties fo:background-color="transparent" fo:border="none"/>
    </style:style>
    <style:style style:name="ce28"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style:style style:name="ce34" style:family="table-cell" style:parent-style-name="Default">
      <style:table-cell-properties fo:background-color="transparent"/>
      <style:text-properties fo:font-weight="bold" style:font-weight-asian="bold" style:font-weight-complex="bold"/>
    </style:style>
    <style:style style:name="ce35"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6" style:family="table-cell" style:parent-style-name="Default">
      <style:table-cell-properties style:text-align-source="fix" style:repeat-content="false" fo:background-color="transparent" fo:border="none"/>
      <style:paragraph-properties fo:text-align="start" fo:margin-left="0cm"/>
    </style:style>
    <style:style style:name="ce37" style:family="table-cell" style:parent-style-name="Default">
      <style:table-cell-properties fo:background-color="transparent" fo:border="none"/>
      <style:text-properties fo:font-weight="bold" style:font-weight-asian="bold" style:font-weight-complex="bold"/>
    </style:style>
    <style:style style:name="T1" style:family="text">
      <style:text-properties fo:color="#000000" loext:opacity="100%" style:font-name="Arial" fo:font-size="12pt" fo:letter-spacing="normal" fo:font-style="normal" fo:font-weight="bold" style:font-name-complex="Arial" style:font-size-complex="12pt" style:font-weight-complex="bold"/>
    </style:style>
    <style:style style:name="T2" style:family="text">
      <style:text-properties fo:color="#000000" loext:opacity="100%" style:font-name="Arial" fo:font-size="12pt" fo:letter-spacing="normal" fo:font-style="normal" fo:font-weight="normal" style:font-name-complex="Arial" style:font-size-complex="12pt"/>
    </style:style>
    <style:style style:name="T3" style:family="text">
      <style:text-properties fo:color="#000000" style:font-name="Arial" fo:font-size="12pt" fo:font-weight="bold" fo:font-style="normal" fo:letter-spacing="normal" style:font-name-complex="Arial" style:font-size-complex="12pt" style:font-weight-complex="bold"/>
    </style:style>
    <style:style style:name="T4" style:family="text">
      <style:text-properties fo:color="#000000" style:font-name="Arial" fo:font-size="12pt" fo:font-style="normal" fo:letter-spacing="normal" style:font-name-complex="Arial" style:font-size-complex="12pt" fo:font-weight="normal"/>
    </style:style>
  </office:automatic-styles>
  <office:body>
    <office:spreadsheet>
      <table:table table:name="Hoja1" table:style-name="ta1">
        <table:table-column table:style-name="co1" table:default-cell-style-name="ce27"/>
        <table:table-column table:style-name="co2" table:default-cell-style-name="ce27"/>
        <table:table-column table:style-name="co3" table:default-cell-style-name="ce27"/>
        <table:table-column table:style-name="co4" table:default-cell-style-name="ce27"/>
        <table:table-column table:style-name="co2" table:default-cell-style-name="ce27"/>
        <table:table-column table:style-name="co3" table:default-cell-style-name="ce27"/>
        <table:table-row table:style-name="ro1">
          <table:table-cell table:style-name="ce26"/>
          <table:table-cell table:number-columns-repeated="5"/>
        </table:table-row>
        <table:table-row table:style-name="ro1" table:number-rows-repeated="5">
          <table:table-cell table:number-columns-repeated="6"/>
        </table:table-row>
        <table:table-row table:style-name="ro2">
          <table:table-cell table:style-name="ce28" office:value-type="string" calcext:value-type="string" table:number-columns-spanned="3" table:number-rows-spanned="1">
            <text:p><text:span text:style-name="T3">H12 - </text:span><text:span text:style-name="T4">El desagüe del inodoro, ¿es...</text:span></text:p>
          </table:table-cell>
          <table:covered-table-cell table:number-columns-repeated="2"/>
          <table:table-cell table:number-columns-repeated="3"/>
        </table:table-row>
        <table:table-row table:style-name="ro3">
          <table:table-cell table:style-name="ce29" office:value-type="string" calcext:value-type="string">
            <text:p>1. a red pública (cloaca)?</text:p>
          </table:table-cell>
          <table:table-cell table:style-name="ce36" table:number-columns-repeated="2"/>
          <table:table-cell table:number-columns-repeated="3"/>
        </table:table-row>
        <table:table-row table:style-name="ro3">
          <table:table-cell table:style-name="ce30" office:value-type="string" calcext:value-type="string" table:number-columns-spanned="3" table:number-rows-spanned="1">
            <text:p>2. a cámara séptica y pozo ciego?</text:p>
          </table:table-cell>
          <table:covered-table-cell table:number-columns-repeated="2" table:style-name="ce36"/>
          <table:table-cell table:number-columns-repeated="3"/>
        </table:table-row>
        <table:table-row table:style-name="ro3">
          <table:table-cell table:style-name="ce29" office:value-type="string" calcext:value-type="string">
            <text:p>3. sólo a pozo ciego?</text:p>
          </table:table-cell>
          <table:table-cell table:style-name="ce36" table:number-columns-repeated="2"/>
          <table:table-cell table:number-columns-repeated="3"/>
        </table:table-row>
        <table:table-row table:style-name="ro3">
          <table:table-cell table:style-name="ce30" office:value-type="string" calcext:value-type="string" table:number-columns-spanned="3" table:number-rows-spanned="1">
            <text:p>4. a hoyo, excavación en la tierra, etc.?</text:p>
          </table:table-cell>
          <table:covered-table-cell table:number-columns-repeated="2" table:style-name="ce36"/>
          <table:table-cell table:number-columns-repeated="3"/>
        </table:table-row>
        <table:table-row table:style-name="ro3">
          <table:table-cell table:style-name="ce31"/>
          <table:table-cell table:number-columns-repeated="5"/>
        </table:table-row>
        <table:table-row table:style-name="ro3">
          <table:table-cell table:style-name="ce32" table:number-columns-spanned="3" table:number-rows-spanned="1"/>
          <table:covered-table-cell table:number-columns-repeated="2"/>
          <table:table-cell table:number-columns-repeated="3"/>
        </table:table-row>
        <table:table-row table:style-name="ro3">
          <table:table-cell table:style-name="ce31"/>
          <table:table-cell table:number-columns-repeated="3"/>
          <table:table-cell table:style-name="ce37" table:number-columns-repeated="2"/>
        </table:table-row>
        <table:table-row table:style-name="ro1">
          <table:table-cell table:style-name="ce33" table:number-columns-repeated="6"/>
        </table:table-row>
        <table:table-row table:style-name="ro1">
          <table:table-cell table:style-name="ce34"/>
          <table:table-cell table:style-name="ce33" table:number-columns-repeated="5"/>
        </table:table-row>
        <table:table-row table:style-name="ro1">
          <table:table-cell table:style-name="ce35"/>
          <table:table-cell table:style-name="ce33" table:number-columns-repeated="5"/>
        </table:table-row>
      </table:table>
      <table:named-expressions/>
    </office:spreadsheet>
  </office:body>
</office:document-content>
</file>

<file path=Object 10/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2296108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start" fo:margin-left="0cm"/>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5"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background-color="transparent" fo:border="none" style:vertical-align="middle"/>
      <style:paragraph-properties fo:text-align="center"/>
    </style:style>
    <style:style style:name="ce27" style:family="table-cell" style:parent-style-name="Default">
      <style:table-cell-properties fo:background-color="transparent" fo:border="none"/>
    </style:style>
    <style:style style:name="ce28"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style:style style:name="ce34" style:family="table-cell" style:parent-style-name="Default">
      <style:table-cell-properties fo:background-color="transparent"/>
      <style:text-properties fo:font-weight="bold" style:font-weight-asian="bold" style:font-weight-complex="bold"/>
    </style:style>
    <style:style style:name="ce35"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6" style:family="table-cell" style:parent-style-name="Default">
      <style:table-cell-properties style:text-align-source="fix" style:repeat-content="false" fo:background-color="transparent" fo:border="none"/>
      <style:paragraph-properties fo:text-align="start" fo:margin-left="0cm"/>
    </style:style>
    <style:style style:name="ce37" style:family="table-cell" style:parent-style-name="Default">
      <style:table-cell-properties fo:background-color="transparent" fo:border="none"/>
      <style:text-properties fo:font-weight="bold" style:font-weight-asian="bold" style:font-weight-complex="bold"/>
    </style:style>
    <style:style style:name="T1" style:family="text">
      <style:text-properties fo:color="#000000" loext:opacity="100%" style:font-name="Arial" fo:font-size="12pt" fo:letter-spacing="normal" fo:font-style="normal" fo:font-weight="bold" style:font-name-complex="Arial" style:font-size-complex="12pt" style:font-weight-complex="bold"/>
    </style:style>
    <style:style style:name="T2" style:family="text">
      <style:text-properties fo:color="#000000" loext:opacity="100%" style:font-name="Arial" fo:font-size="12pt" fo:letter-spacing="normal" fo:font-style="normal" fo:font-weight="normal" style:font-name-complex="Arial" style:font-size-complex="12pt"/>
    </style:style>
    <style:style style:name="T3" style:family="text">
      <style:text-properties fo:color="#000000" style:font-name="Arial" fo:font-size="12pt" fo:font-weight="bold" fo:font-style="normal" fo:letter-spacing="normal" style:font-name-complex="Arial" style:font-size-complex="12pt" style:font-weight-complex="bold"/>
    </style:style>
    <style:style style:name="T4" style:family="text">
      <style:text-properties fo:color="#000000" style:font-name="Arial" fo:font-size="12pt" fo:font-style="normal" fo:letter-spacing="normal" style:font-name-complex="Arial" style:font-size-complex="12pt" fo:font-weight="normal"/>
    </style:style>
  </office:automatic-styles>
  <office:body>
    <office:spreadsheet>
      <table:table table:name="Hoja1" table:style-name="ta1">
        <table:table-column table:style-name="co1" table:default-cell-style-name="ce27"/>
        <table:table-column table:style-name="co2" table:default-cell-style-name="ce27"/>
        <table:table-column table:style-name="co3" table:default-cell-style-name="ce27"/>
        <table:table-column table:style-name="co4" table:default-cell-style-name="ce27"/>
        <table:table-column table:style-name="co2" table:default-cell-style-name="ce27"/>
        <table:table-column table:style-name="co3" table:default-cell-style-name="ce27"/>
        <table:table-row table:style-name="ro1">
          <table:table-cell table:style-name="ce26"/>
          <table:table-cell table:number-columns-repeated="5"/>
        </table:table-row>
        <table:table-row table:style-name="ro1" table:number-rows-repeated="5">
          <table:table-cell table:number-columns-repeated="6"/>
        </table:table-row>
        <table:table-row table:style-name="ro2">
          <table:table-cell table:style-name="ce28" office:value-type="string" calcext:value-type="string">
            <text:p><text:span text:style-name="T3">H13 - </text:span><text:span text:style-name="T4">El baño / letrina, ¿es...</text:span></text:p>
          </table:table-cell>
          <table:table-cell table:number-columns-repeated="5"/>
        </table:table-row>
        <table:table-row table:style-name="ro2">
          <table:table-cell table:style-name="ce29" office:value-type="string" calcext:value-type="string">
            <text:p>1. usado sólo por este hogar?</text:p>
          </table:table-cell>
          <table:table-cell table:style-name="ce36"/>
          <table:table-cell table:number-columns-repeated="4"/>
        </table:table-row>
        <table:table-row table:style-name="ro2">
          <table:table-cell table:style-name="ce30" office:value-type="string" calcext:value-type="string" table:number-columns-spanned="3" table:number-rows-spanned="1">
            <text:p>2. compartido con otros hogares?</text:p>
          </table:table-cell>
          <table:covered-table-cell table:number-columns-repeated="2" table:style-name="ce36"/>
          <table:table-cell table:number-columns-repeated="3"/>
        </table:table-row>
        <table:table-row table:style-name="ro2">
          <table:table-cell table:style-name="ce31" table:number-columns-spanned="3" table:number-rows-spanned="1"/>
          <table:covered-table-cell table:number-columns-repeated="2" table:style-name="ce36"/>
          <table:table-cell table:number-columns-repeated="3"/>
        </table:table-row>
        <table:table-row table:style-name="ro2" table:number-rows-repeated="2">
          <table:table-cell table:style-name="ce32"/>
          <table:table-cell table:number-columns-repeated="5"/>
        </table:table-row>
        <table:table-row table:style-name="ro2">
          <table:table-cell table:style-name="ce31" table:number-columns-spanned="3" table:number-rows-spanned="1"/>
          <table:covered-table-cell table:number-columns-repeated="2"/>
          <table:table-cell table:number-columns-repeated="3"/>
        </table:table-row>
        <table:table-row table:style-name="ro2">
          <table:table-cell table:style-name="ce32"/>
          <table:table-cell table:number-columns-repeated="3"/>
          <table:table-cell table:style-name="ce37" table:number-columns-repeated="2"/>
        </table:table-row>
        <table:table-row table:style-name="ro1">
          <table:table-cell table:style-name="ce33" table:number-columns-repeated="6"/>
        </table:table-row>
        <table:table-row table:style-name="ro1">
          <table:table-cell table:style-name="ce34"/>
          <table:table-cell table:style-name="ce33" table:number-columns-repeated="5"/>
        </table:table-row>
        <table:table-row table:style-name="ro1">
          <table:table-cell table:style-name="ce35"/>
          <table:table-cell table:style-name="ce33" table:number-columns-repeated="5"/>
        </table:table-row>
      </table:table>
      <table:named-expressions/>
    </office:spreadsheet>
  </office:body>
</office:document-content>
</file>

<file path=Object 1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2748065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84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none" style:vertical-align="middle"/>
      <style:paragraph-properties fo:text-align="cente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3" style:family="table-cell" style:parent-style-name="Default">
      <style:table-cell-properties fo:background-color="transparent" fo:border="none"/>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21" style:family="table-cell" style:parent-style-name="Default">
      <style:table-cell-properties style:text-align-source="fix" style:repeat-content="false" fo:wrap-option="wrap" style:vertical-align="middle"/>
      <style:paragraph-properties fo:text-align="start" fo:margin-left="0cm"/>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0" style:family="table-cell" style:parent-style-name="Default">
      <style:table-cell-properties style:text-align-source="fix" style:repeat-content="false" fo:background-color="transparent" fo:wrap-option="wrap" fo:border="non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complex="bold" style:language-complex="hi" style:country-complex="IN" style:text-overline-style="none" style:text-overline-color="font-color" fo:font-size="10pt" style:text-underline-style="none" style:text-underline-color="font-color" style:text-line-through-type="none" fo:font-style="normal" style:text-outline="false" fo:text-shadow="none" style:text-line-through-mode="continuous" fo:language="es" fo:country="AR" style:language-asian="zh" style:country-asian="CN" style:font-name="Liberation Sans" style:font-name-asian="Droid Sans Fallback" style:font-name-complex="FreeSans" style:font-size-asian="10pt" style:font-size-complex="10pt" style:font-style-asian="normal" style:font-style-complex="normal" style:text-emphasize="none" style:font-relief="none" style:font-weight-asian="bold"/>
    </style:style>
    <style:style style:name="T2" style:family="text">
      <style:text-properties style:language-complex="hi" style:country-complex="IN" style:text-overline-style="none" style:text-overline-color="font-color" fo:font-size="10pt" style:text-underline-style="none" style:text-underline-color="font-color" style:text-line-through-type="none" fo:font-style="normal" style:text-outline="false" fo:text-shadow="none" style:text-line-through-mode="continuous" fo:language="es" fo:country="AR" style:language-asian="zh" style:country-asian="CN" style:font-name="Liberation Sans" style:font-name-asian="Droid Sans Fallback" style:font-name-complex="FreeSans" style:font-size-asian="10pt" style:font-size-complex="10pt" style:font-style-asian="normal" style:font-style-complex="normal" style:text-emphasize="none" style:font-relief="none" fo:font-weight="normal" style:font-weight-asian="normal" style:font-weight-complex="normal"/>
    </style:style>
  </office:automatic-styles>
  <office:body>
    <office:spreadsheet>
      <table:table table:name="Hoja1" table:style-name="ta1">
        <table:shapes>
          <draw:frame draw:z-index="0" draw:name="Image 1" draw:style-name="gr1" draw:text-style-name="P1" svg:width="22.456cm" svg:height="10.188cm" svg:x="0.052cm" svg:y="1.033cm">
            <draw:image xlink:href="Pictures/1000020100000600000002B2C8300E0FD89B7AD4.png" xlink:type="simple" xlink:show="embed" xlink:actuate="onLoad" draw:mime-type="image/png">
              <text:p/>
            </draw:image>
          </draw:frame>
        </table:shapes>
        <table:table-column table:style-name="co1" table:default-cell-style-name="ce11"/>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3" table:default-cell-style-name="ce3"/>
        <table:table-row table:style-name="ro1">
          <table:table-cell table:style-name="ce1" office:value-type="string" calcext:value-type="string" table:number-columns-spanned="6" table:number-rows-spanned="1">
            <text:p><text:span text:style-name="T1">Figura 1:</text:span><text:span text:style-name="T2"> Proporción de hogares con NBI II para cada radio censal de la ciudad de Rosario, Santa Fe, Argentina. Metodología Argentina (derecha) y Uruguay (izquierda)</text:span></text:p>
          </table:table-cell>
          <table:covered-table-cell table:number-columns-repeated="5"/>
        </table:table-row>
        <table:table-row table:style-name="ro2">
          <table:table-cell table:style-name="ce4"/>
          <table:table-cell table:number-columns-repeated="5"/>
        </table:table-row>
        <table:table-row table:style-name="ro2" table:number-rows-repeated="5">
          <table:table-cell table:style-name="ce3"/>
          <table:table-cell table:number-columns-repeated="5"/>
        </table:table-row>
        <table:table-row table:style-name="ro3">
          <table:table-cell table:style-name="ce6" table:number-columns-spanned="3" table:number-rows-spanned="1"/>
          <table:covered-table-cell table:number-columns-repeated="2"/>
          <table:table-cell table:number-columns-repeated="3"/>
        </table:table-row>
        <table:table-row table:style-name="ro3">
          <table:table-cell/>
          <table:table-cell table:style-name="ce19"/>
          <table:table-cell table:number-columns-repeated="4"/>
        </table:table-row>
        <table:table-row table:style-name="ro3">
          <table:table-cell/>
          <table:table-cell table:style-name="ce20"/>
          <table:table-cell table:number-columns-repeated="4"/>
        </table:table-row>
        <table:table-row table:style-name="ro3">
          <table:table-cell/>
          <table:table-cell table:style-name="ce19"/>
          <table:table-cell table:number-columns-repeated="4"/>
        </table:table-row>
        <table:table-row table:style-name="ro3">
          <table:table-cell table:style-name="ce9" table:number-columns-spanned="3" table:number-rows-spanned="1"/>
          <table:covered-table-cell table:number-columns-repeated="2"/>
          <table:table-cell table:number-columns-repeated="3"/>
        </table:table-row>
        <table:table-row table:style-name="ro3" table:number-rows-repeated="2">
          <table:table-cell table:number-columns-repeated="6"/>
        </table:table-row>
        <table:table-row table:style-name="ro3">
          <table:table-cell table:number-columns-repeated="4"/>
          <table:table-cell table:style-name="ce15" table:number-columns-repeated="2"/>
        </table:table-row>
        <table:table-row table:style-name="ro2">
          <table:table-cell table:style-name="ce12" table:number-columns-repeated="6"/>
        </table:table-row>
        <table:table-row table:style-name="ro2">
          <table:table-cell table:style-name="ce13"/>
          <table:table-cell table:style-name="ce12" table:number-columns-repeated="5"/>
        </table:table-row>
        <table:table-row table:style-name="ro2">
          <table:table-cell table:style-name="ce14"/>
          <table:table-cell table:style-name="ce12" table:number-columns-repeated="5"/>
        </table:table-row>
        <table:table-row table:style-name="ro2" table:number-rows-repeated="5">
          <table:table-cell table:style-name="Default" table:number-columns-repeated="6"/>
        </table:table-row>
        <table:table-row table:style-name="ro2">
          <table:table-cell table:style-name="ce21"/>
          <table:table-cell table:style-name="Default" table:number-columns-repeated="5"/>
        </table:table-row>
        <table:table-row table:style-name="ro2">
          <table:table-cell table:style-name="Default" office:value-type="string" calcext:value-type="string">
            <text:p>Elaboración propia en base a resultados del cuestionario básico del censo Argentina 2010</text:p>
          </table:table-cell>
          <table:table-cell table:style-name="Default" table:number-columns-repeated="5"/>
        </table:table-row>
      </table:table>
      <table:named-expressions/>
    </office:spreadsheet>
  </office:body>
</office:document-content>
</file>

<file path=Object 1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2:40:36.34147283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6.359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3.891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ackground-color="transparent" fo:border="none"/>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order-left="none" fo:border-right="none" fo:border-top="0.06pt solid #000000"/>
      <style:text-properties style:use-window-font-color="true" style:text-outline="false" style:text-line-through-style="none" style:text-line-through-type="none" fo:font-size="12pt" fo:language="es" fo:country="A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cm"/>
      <style:text-properties style:font-name="Arial" fo:font-size="11pt" fo:language="none" fo:country="none" style:font-name-asian="DejaVu Sans" style:font-size-asian="6.80000019073486pt" style:language-asian="none" style:country-asian="none" style:font-name-complex="Arial" style:font-size-complex="11pt" style:language-complex="none" style:country-complex="none"/>
    </style:style>
    <style:style style:name="ce8" style:family="table-cell" style:parent-style-name="Default">
      <style:table-cell-properties fo:background-color="transparent" fo:border="none"/>
      <style:text-properties fo:font-weight="bold" style:font-weight-asian="bold" style:font-weight-complex="bold"/>
    </style:style>
    <style:style style:name="ce9" style:family="table-cell" style:parent-style-name="Default">
      <style:table-cell-properties fo:background-color="transparent" fo:border="none"/>
    </style:style>
    <style:style style:name="T1" style:family="text">
      <style:text-properties fo:font-weight="bold"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roid Sans Fallback"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roid Sans Fallback" style:font-name-complex="Free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table table:name="Hoja1" table:style-name="ta1">
        <table:table-column table:style-name="co1" table:default-cell-style-name="ce4"/>
        <table:table-column table:style-name="co2" table:default-cell-style-name="ce6"/>
        <table:table-column table:style-name="co3" table:default-cell-style-name="ce9"/>
        <table:table-column table:style-name="co4" table:default-cell-style-name="ce9"/>
        <table:table-column table:style-name="co5" table:default-cell-style-name="ce9"/>
        <table:table-column table:style-name="co3" table:default-cell-style-name="ce9"/>
        <table:table-row table:style-name="ro1">
          <table:table-cell table:style-name="ce1" office:value-type="string" calcext:value-type="string" table:number-columns-spanned="2" table:number-rows-spanned="1">
            <text:p><text:span text:style-name="T1">Tabla 2: </text:span><text:span text:style-name="T2">Necesidades básicas y Dimensiones. </text:span></text:p>
          </table:table-cell>
          <table:covered-table-cell table:style-name="ce10"/>
          <table:table-cell table:style-name="ce8" table:number-columns-repeated="4"/>
        </table:table-row>
        <table:table-row table:style-name="ro2">
          <table:table-cell table:style-name="ce10" table:number-columns-repeated="2"/>
          <table:table-cell table:style-name="ce8" table:number-columns-repeated="4"/>
        </table:table-row>
        <table:table-row table:style-name="ro2">
          <table:table-cell table:style-name="ce3" office:value-type="string" calcext:value-type="string">
            <text:p>Necesidades</text:p>
          </table:table-cell>
          <table:table-cell table:style-name="ce3" office:value-type="string" calcext:value-type="string">
            <text:p>Dimensiones</text:p>
          </table:table-cell>
          <table:table-cell table:style-name="ce8" table:number-columns-repeated="4"/>
        </table:table-row>
        <table:table-row table:style-name="ro2">
          <table:table-cell office:value-type="string" calcext:value-type="string" table:number-columns-spanned="1" table:number-rows-spanned="2">
            <text:p>Acceso a la vivienda</text:p>
          </table:table-cell>
          <table:table-cell office:value-type="string" calcext:value-type="string">
            <text:p>Calidad de la vivienda</text:p>
          </table:table-cell>
          <table:table-cell table:number-columns-repeated="4"/>
        </table:table-row>
        <table:table-row table:style-name="ro2">
          <table:covered-table-cell table:style-name="ce5"/>
          <table:table-cell office:value-type="string" calcext:value-type="string">
            <text:p>Hacinamiento</text:p>
          </table:table-cell>
          <table:table-cell table:number-columns-repeated="4"/>
        </table:table-row>
        <table:table-row table:style-name="ro2">
          <table:table-cell office:value-type="string" calcext:value-type="string" table:number-columns-spanned="1" table:number-rows-spanned="2">
            <text:p>Acceso a servicios sanitarios</text:p>
          </table:table-cell>
          <table:table-cell office:value-type="string" calcext:value-type="string">
            <text:p>Disponibilidad de agua potable</text:p>
          </table:table-cell>
          <table:table-cell table:number-columns-repeated="4"/>
        </table:table-row>
        <table:table-row table:style-name="ro2">
          <table:covered-table-cell table:style-name="ce5"/>
          <table:table-cell office:value-type="string" calcext:value-type="string">
            <text:p>Sistema de eliminación de excretas</text:p>
          </table:table-cell>
          <table:table-cell table:number-columns-repeated="4"/>
        </table:table-row>
        <table:table-row table:style-name="ro2">
          <table:table-cell table:style-name="ce6" office:value-type="string" calcext:value-type="string">
            <text:p>Acceso a la educación</text:p>
          </table:table-cell>
          <table:table-cell office:value-type="string" calcext:value-type="string">
            <text:p>Educación</text:p>
          </table:table-cell>
          <table:table-cell table:number-columns-repeated="4"/>
        </table:table-row>
        <table:table-row table:style-name="ro2">
          <table:table-cell table:style-name="ce6" office:value-type="string" calcext:value-type="string">
            <text:p>Capacidad económica</text:p>
          </table:table-cell>
          <table:table-cell office:value-type="string" calcext:value-type="string">
            <text:p>Capacidad económica</text:p>
          </table:table-cell>
          <table:table-cell table:number-columns-repeated="4"/>
        </table:table-row>
        <table:table-row table:style-name="ro1">
          <table:table-cell table:style-name="Default" table:number-columns-repeated="6"/>
        </table:table-row>
        <table:table-row table:style-name="ro2">
          <table:table-cell table:style-name="ce7" office:value-type="string" calcext:value-type="string">
            <text:p>Feres y Mancero (2001b)</text:p>
          </table:table-cell>
          <table:table-cell table:style-name="Default" table:number-columns-repeated="5"/>
        </table:table-row>
      </table:table>
      <table:named-expressions/>
    </office:spreadsheet>
  </office:body>
</office:document-content>
</file>

<file path=Object 1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26:55.68362718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3.634cm"/>
    </style:style>
    <style:style style:name="co2" style:family="table-column">
      <style:table-column-properties fo:break-before="auto" style:column-width="6.359cm"/>
    </style:style>
    <style:style style:name="co3" style:family="table-column">
      <style:table-column-properties fo:break-before="auto" style:column-width="8.294cm"/>
    </style:style>
    <style:style style:name="co4" style:family="table-column">
      <style:table-column-properties fo:break-before="auto" style:column-width="1.252cm"/>
    </style:style>
    <style:style style:name="co5" style:family="table-column">
      <style:table-column-properties fo:break-before="auto" style:column-width="3.891cm"/>
    </style:style>
    <style:style style:name="co6" style:family="table-column">
      <style:table-column-properties fo:break-before="auto" style:column-width="2.70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3.016cm" fo:break-before="auto" style:use-optimal-row-height="true"/>
    </style:style>
    <style:style style:name="ro4" style:family="table-row">
      <style:table-row-properties style:row-height="0.893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none" style:vertical-align="middle"/>
      <style:paragraph-properties fo:text-align="center"/>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start" fo:margin-left="0cm"/>
      <style:text-properties style:font-name="Arial" fo:font-size="11pt" fo:language="none" fo:country="none" style:font-name-asian="DejaVu Sans" style:font-size-asian="6.80000019073486pt" style:language-asian="none" style:country-asian="none" style:font-name-complex="Arial" style:font-size-complex="11pt" style:language-complex="none" style:country-complex="none"/>
    </style:style>
    <style:style style:name="ce16"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justify"/>
      <style:text-properties fo:color="#000000"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italic"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border="none"/>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ackground-color="transparent" fo:wrap-option="wrap" fo:border-left="none" fo:border-right="none" fo:border-top="0.06pt solid #000000" style:vertical-align="automatic"/>
      <style:paragraph-properties fo:text-align="start" fo:margin-left="0cm"/>
      <style:text-properties fo:color="#000000"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italic" style:font-weight-complex="normal" style:text-emphasize="none" style:font-relief="none" style:text-overline-style="none" style:text-overline-color="font-color"/>
    </style:style>
    <style:style style:name="ce10" style:family="table-cell" style:parent-style-name="Default">
      <style:table-cell-properties fo:background-color="transparent" fo:border="none"/>
    </style:style>
    <style:style style:name="ce24"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3" style:family="table-cell" style:parent-style-name="Default">
      <style:table-cell-properties fo:border-bottom="0.06pt solid #000000" fo:background-color="transparent" fo:border-left="none" fo:border-right="none" fo:border-top="0.06pt solid #000000"/>
    </style:style>
    <style:style style:name="ce9" style:family="table-cell" style:parent-style-name="Default">
      <style:table-cell-properties fo:background-color="transparent" fo:border="non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DejaVu Sans" style:font-name-complex="Arial" style:font-size-asian="6.80000019073486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2"/>
        <table:table-column table:style-name="co4" table:default-cell-style-name="ce24"/>
        <table:table-column table:style-name="co5" table:default-cell-style-name="ce9"/>
        <table:table-column table:style-name="co6" table:default-cell-style-name="ce9"/>
        <table:table-column table:style-name="co7" table:number-columns-repeated="5" table:default-cell-style-name="Default"/>
        <table:table-row table:style-name="ro1">
          <table:table-cell table:style-name="ce11" office:value-type="string" calcext:value-type="string" table:number-columns-spanned="4" table:number-rows-spanned="1">
            <text:p>Tabla 3: <text:span text:style-name="T1">Criterio de estimación de “Acceso a los servicios sanitarios” (NBI II) según país de origen (Argentina y Uruguay)</text:span></text:p>
          </table:table-cell>
          <table:covered-table-cell table:number-columns-repeated="3"/>
          <table:table-cell table:number-columns-repeated="7"/>
        </table:table-row>
        <table:table-row table:style-name="ro2">
          <table:table-cell table:number-columns-repeated="11"/>
        </table:table-row>
        <table:table-row table:style-name="ro2">
          <table:table-cell office:value-type="string" calcext:value-type="string">
            <text:p>País de origen</text:p>
          </table:table-cell>
          <table:table-cell office:value-type="string" calcext:value-type="string">
            <text:p>Disponibilidad de agua potable</text:p>
          </table:table-cell>
          <table:table-cell office:value-type="string" calcext:value-type="string" table:number-columns-spanned="2" table:number-rows-spanned="1">
            <text:p>Sistema de eliminación de excretas</text:p>
          </table:table-cell>
          <table:covered-table-cell/>
          <table:table-cell table:number-columns-repeated="7"/>
        </table:table-row>
        <table:table-row table:style-name="ro2">
          <table:table-cell table:style-name="ce13" office:value-type="string" calcext:value-type="string">
            <text:p>Argentina</text:p>
          </table:table-cell>
          <table:table-cell table:style-name="ce16" office:value-type="string" calcext:value-type="string">
            <text:p>No se considera</text:p>
          </table:table-cell>
          <table:table-cell table:style-name="ce19" office:value-type="string" calcext:value-type="string" table:number-columns-spanned="2" table:number-rows-spanned="1">
            <text:p>Aquellos hogares que no cuenten con inodoro o letrina.</text:p>
          </table:table-cell>
          <table:covered-table-cell table:style-name="ce23"/>
          <table:table-cell table:style-name="ce10" table:number-columns-repeated="2"/>
          <table:table-cell table:number-columns-repeated="5"/>
        </table:table-row>
        <table:table-row table:style-name="ro3">
          <table:table-cell table:style-name="ce13" office:value-type="string" calcext:value-type="string">
            <text:p>Uruguay</text:p>
          </table:table-cell>
          <table:table-cell table:style-name="ce17" office:value-type="string" calcext:value-type="string">
            <text:p>Un hogar particular tendrá una necesidad básica insatisfecha con relación al abastecimiento de agua potable si esta no llega por cañería dentro de la vivienda o si, en caso de que lo haga, el origen no sea red general ni pozo surgente protegido.</text:p>
          </table:table-cell>
          <table:table-cell table:style-name="ce20" office:value-type="string" calcext:value-type="string" table:number-columns-spanned="2" table:number-rows-spanned="1">
            <text:p>Un hogar particular tendrá necesidades básicas insatisfechas en saneamiento si cumple al menos una de las siguientes condiciones: a) no accede a baño; b) accediendo, su uso no es exclusivo del hogar o; c) la evacuación del servicio sanitario no es a red general, fosa séptica o pozo negro.</text:p>
          </table:table-cell>
          <table:covered-table-cell table:style-name="ce23"/>
          <table:table-cell table:style-name="ce10" table:number-columns-repeated="2"/>
          <table:table-cell table:number-columns-repeated="2"/>
          <table:table-cell table:style-name="ce10" table:number-columns-repeated="3"/>
        </table:table-row>
        <table:table-row table:style-name="ro2">
          <table:table-cell table:style-name="ce14"/>
          <table:table-cell table:style-name="ce18"/>
          <table:table-cell table:style-name="ce10" table:number-columns-repeated="4"/>
          <table:table-cell table:number-columns-repeated="5"/>
        </table:table-row>
        <table:table-row table:style-name="ro4">
          <table:table-cell table:style-name="ce15" office:value-type="string" calcext:value-type="string" table:number-columns-spanned="4" table:number-rows-spanned="1">
            <text:p><text:span text:style-name="T2">Fragmento de “Indicadores NBI utilizados en los mapas de pobreza para América Latina”. </text:span>Feres y Mancero (2001b). Pag 97.</text:p>
          </table:table-cell>
          <table:covered-table-cell table:number-columns-repeated="3" table:style-name="Default"/>
          <table:table-cell table:style-name="Default" table:number-columns-repeated="2"/>
          <table:table-cell table:number-columns-repeated="5"/>
        </table:table-row>
      </table:table>
      <table:named-expressions/>
    </office:spreadsheet>
  </office:body>
</office:document-content>
</file>

<file path=Object 1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26:55.72920120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13.742cm"/>
    </style:style>
    <style:style style:name="co3" style:family="table-column">
      <style:table-column-properties fo:break-before="auto" style:column-width="3.836cm"/>
    </style:style>
    <style:style style:name="co4" style:family="table-column">
      <style:table-column-properties fo:break-before="auto" style:column-width="1.252cm"/>
    </style:style>
    <style:style style:name="co5" style:family="table-column">
      <style:table-column-properties fo:break-before="auto" style:column-width="3.891cm"/>
    </style:style>
    <style:style style:name="co6" style:family="table-column">
      <style:table-column-properties fo:break-before="auto" style:column-width="2.706cm"/>
    </style:style>
    <style:style style:name="co7" style:family="table-column">
      <style:table-column-properties fo:break-before="auto" style:column-width="2.258cm"/>
    </style:style>
    <style:style style:name="ro1" style:family="table-row">
      <style:table-row-properties style:row-height="0.89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ackground-color="transparent" fo:border="none"/>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justify"/>
      <style:text-properties fo:color="#000000" style:text-outline="false" style:text-line-through-style="none" style:text-line-through-type="none" style:font-name="Arial" fo:font-size="11pt" fo:language="none" fo:country="none" fo:font-style="italic" fo:text-shadow="none" style:text-underline-style="none" fo:font-weight="normal" style:text-underline-mode="continuous" style:text-overline-mode="continuous" style:text-line-through-mode="continuous" style:font-size-asian="6.80000019073486pt" style:language-asian="none" style:country-asian="none" style:font-style-asian="italic" style:font-weight-asian="normal" style:font-size-complex="11pt" style:language-complex="none" style:country-complex="none" style:font-style-complex="italic"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Arial" fo:font-size="11pt" fo:language="none" fo:country="none" style:font-name-asian="DejaVu Sans" style:font-size-asian="6.80000019073486pt" style:language-asian="none" style:country-asian="none" style:font-name-complex="Arial" style:font-size-complex="11pt" style:language-complex="none" style:country-complex="none"/>
    </style:style>
    <style:style style:name="ce12"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justify"/>
      <style:text-properties fo:color="#000000"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name-complex="Arial" style:font-size-complex="11pt" style:language-complex="none" style:country-complex="none" style:font-style-complex="italic"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justify"/>
      <style:text-properties fo:color="#000000"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italic" style:font-weight-complex="normal" style:text-emphasize="none" style:font-relief="none" style:text-overline-style="none" style:text-overline-color="font-color"/>
    </style:style>
    <style:style style:name="ce15" style:family="table-cell" style:parent-style-name="Default">
      <style:table-cell-properties fo:background-color="transparent"/>
    </style:style>
    <style:style style:name="ce14"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none"/>
    </style:style>
    <style:style style:name="T1" style:family="text">
      <style:text-properties fo:font-weight="normal" style:font-weight-asian="normal" style:font-weight-complex="normal"/>
    </style:style>
    <style:style style:name="T2" style:family="text">
      <style:text-properties fo:color="#000000" style:font-name="Arial" fo:font-size="11pt" fo:font-weight="normal" style:text-underline-style="none" style:text-underline-color="font-color" fo:font-style="normal" fo:letter-spacing="normal" style:font-name-complex="Arial" style:font-size-complex="11pt" style:font-style-complex="italic"/>
    </style:style>
    <style:style style:name="T3" style:family="text">
      <style:text-properties fo:color="#000000" style:font-name="Arial" fo:font-size="11pt" fo:font-weight="normal" style:text-underline-style="none" style:text-underline-color="font-color" fo:font-style="normal" fo:letter-spacing="normal" style:font-name-complex="Arial" style:font-size-complex="11pt" style:font-style-complex="italic" style:font-weight-complex="normal"/>
    </style:style>
  </office:automatic-styles>
  <office:body>
    <office:spreadsheet>
      <table:table table:name="Hoja1" table:style-name="ta1">
        <table:table-column table:style-name="co1" table:default-cell-style-name="ce4"/>
        <table:table-column table:style-name="co2" table:default-cell-style-name="ce8"/>
        <table:table-column table:style-name="co3" table:default-cell-style-name="ce14"/>
        <table:table-column table:style-name="co4" table:default-cell-style-name="ce21"/>
        <table:table-column table:style-name="co5" table:default-cell-style-name="ce21"/>
        <table:table-column table:style-name="co6" table:default-cell-style-name="ce21"/>
        <table:table-column table:style-name="co7" table:number-columns-repeated="5" table:default-cell-style-name="Default"/>
        <table:table-row table:style-name="ro1">
          <table:table-cell table:style-name="ce1" office:value-type="string" calcext:value-type="string" table:number-columns-spanned="3" table:number-rows-spanned="1">
            <text:p>Tabla 4: <text:span text:style-name="T1">Definiciones del criterio de medición el sistema de eliminación de excretas según la metodología NBI Uruguay y su equivalencia para las preguntas del cuestinario básico del censo Argentina 2010.</text:span></text:p>
          </table:table-cell>
          <table:covered-table-cell table:number-columns-repeated="2" table:style-name="ce5"/>
          <table:table-cell table:number-columns-repeated="8"/>
        </table:table-row>
        <table:table-row table:style-name="ro2">
          <table:table-cell table:style-name="ce5" table:number-columns-repeated="3"/>
          <table:table-cell table:number-columns-repeated="8"/>
        </table:table-row>
        <table:table-row table:style-name="ro2">
          <table:table-cell table:style-name="ce3" office:value-type="string" calcext:value-type="string">
            <text:p>Definición</text:p>
          </table:table-cell>
          <table:table-cell table:style-name="ce3" office:value-type="string" calcext:value-type="string">
            <text:p>Equivalencia Argentina</text:p>
          </table:table-cell>
          <table:table-cell table:style-name="ce3" office:value-type="string" calcext:value-type="string">
            <text:p>Filtro REDATAM</text:p>
          </table:table-cell>
          <table:table-cell table:number-columns-repeated="8"/>
        </table:table-row>
        <table:table-row table:style-name="ro2">
          <table:table-cell office:value-type="string" calcext:value-type="string">
            <text:p>“no accede a baño”</text:p>
          </table:table-cell>
          <table:table-cell table:style-name="ce12" office:value-type="string" calcext:value-type="string">
            <text:p><text:span text:style-name="T2">Pregunta </text:span><text:span text:style-name="T3">H10 es respondida con la opción “No”</text:span></text:p>
          </table:table-cell>
          <table:table-cell office:value-type="string" calcext:value-type="string">
            <text:p>HOGAR.H1510 = 2</text:p>
          </table:table-cell>
          <table:table-cell table:number-columns-repeated="5"/>
          <table:table-cell table:style-name="ce21" table:number-columns-repeated="3"/>
        </table:table-row>
        <table:table-row table:style-name="ro1">
          <table:table-cell office:value-type="string" calcext:value-type="string">
            <text:p>“accediendo, su uso no es exclusivo del hogar”</text:p>
          </table:table-cell>
          <table:table-cell office:value-type="string" calcext:value-type="string">
            <text:p>Pregunta H13 es respondida con la opción “compartido con otros hogares</text:p>
          </table:table-cell>
          <table:table-cell office:value-type="string" calcext:value-type="string">
            <text:p>HOGAR.H1813 = 2</text:p>
          </table:table-cell>
          <table:table-cell table:number-columns-repeated="8"/>
        </table:table-row>
        <table:table-row table:style-name="ro3">
          <table:table-cell office:value-type="string" calcext:value-type="string">
            <text:p>“a evacuación del servicio sanitario no es a red general, fosa séptica o pozo negro.”</text:p>
          </table:table-cell>
          <table:table-cell office:value-type="string" calcext:value-type="string">
            <text:p>Pregunta H12 es respondida con la opción “a hoyo, excavación en la tierra, etc”</text:p>
          </table:table-cell>
          <table:table-cell office:value-type="string" calcext:value-type="string">
            <text:p>HOGAR.H1712 = 4</text:p>
          </table:table-cell>
          <table:table-cell table:style-name="ce15"/>
          <table:table-cell table:style-name="Default" table:number-columns-repeated="2"/>
          <table:table-cell table:number-columns-repeated="5"/>
        </table:table-row>
        <table:table-row table:style-name="ro2">
          <table:table-cell table:style-name="ce6" table:number-columns-spanned="4" table:number-rows-spanned="1"/>
          <table:covered-table-cell table:number-columns-repeated="3" table:style-name="ce15"/>
          <table:table-cell table:style-name="Default" table:number-columns-repeated="2"/>
          <table:table-cell table:number-columns-repeated="5"/>
        </table:table-row>
        <table:table-row table:style-name="ro4">
          <table:table-cell table:style-name="Default" office:value-type="string" calcext:value-type="string">
            <text:p>Elaboración propia en base a encuestas de los censos Argentina 2010 y Uruguay <text:s/>2011</text:p>
          </table:table-cell>
          <table:table-cell table:style-name="Default" table:number-columns-repeated="5"/>
          <table:table-cell table:number-columns-repeated="5"/>
        </table:table-row>
      </table:table>
      <table:named-expressions/>
    </office:spreadsheet>
  </office:body>
</office:document-content>
</file>

<file path=Object 1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7:29:58.6175925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3.108cm"/>
    </style:style>
    <style:style style:name="co2" style:family="table-column">
      <style:table-column-properties fo:break-before="auto" style:column-width="3.785cm"/>
    </style:style>
    <style:style style:name="co3" style:family="table-column">
      <style:table-column-properties fo:break-before="auto" style:column-width="3.092cm"/>
    </style:style>
    <style:style style:name="co4" style:family="table-column">
      <style:table-column-properties fo:break-before="auto" style:column-width="0.367cm"/>
    </style:style>
    <style:style style:name="ro1" style:family="table-row">
      <style:table-row-properties style:row-height="1.741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50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transparent" fo:border="none"/>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style>
    <style:style style:name="ce12" style:family="table-cell" style:parent-style-name="Default">
      <style:table-cell-properties fo:background-color="#afd095"/>
    </style:style>
    <style:style style:name="ce13" style:family="table-cell" style:parent-style-name="Default">
      <style:table-cell-properties fo:background-color="#dde8cb"/>
    </style:style>
    <style:style style:name="ce15" style:family="table-cell" style:parent-style-name="Default">
      <style:table-cell-properties fo:background-color="#ffdbb6"/>
    </style:style>
    <style:style style:name="ce16" style:family="table-cell" style:parent-style-name="Default">
      <style:table-cell-properties fo:background-color="#ffd7d7"/>
    </style:style>
    <style:style style:name="ce6" style:family="table-cell" style:parent-style-name="Default">
      <style:table-cell-properties style:text-align-source="fix" style:repeat-content="false" fo:wrap-option="wrap"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text-properties style:font-name="Arial" fo:font-size="10pt" fo:language="none" fo:country="none" style:font-name-asian="DejaVu Sans" style:font-size-asian="10pt" style:language-asian="none" style:country-asian="none" style:font-name-complex="Arial" style:font-size-complex="10pt" style:language-complex="none" style:country-complex="none"/>
    </style:style>
    <style:style style:name="ce19" style:family="table-cell" style:parent-style-name="Default">
      <style:table-cell-properties fo:border-bottom="0.06pt solid #000000" style:text-align-source="fix" style:repeat-content="false" fo:background-color="transparent" fo:border-left="none" fo:border-right="none" fo:border-top="none"/>
      <style:paragraph-properties fo:text-align="justify"/>
      <style:text-properties style:use-window-font-color="true" style:text-outline="false" style:text-line-through-style="none" style:text-line-through-type="none" style:font-name="Arial" fo:font-size="11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normal"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background-color="transparent"/>
      <style:paragraph-properties fo:text-align="center" fo:margin-left="0cm"/>
    </style:style>
    <style:style style:name="ce10" style:family="table-cell" style:parent-style-name="Default">
      <style:table-cell-properties fo:background-color="transparent" fo:border="none"/>
      <style:text-properties fo:font-weight="bold" style:font-weight-asian="bold" style:font-weight-complex="bold"/>
    </style:style>
    <style:style style:name="ce14" style:family="table-cell" style:parent-style-name="Default">
      <style:table-cell-properties fo:background-color="transparent" fo:border="none"/>
    </style:style>
    <style:style style:name="T1" style:family="text">
      <style:text-properties fo:font-weight="normal" style:font-weight-asian="normal" style:font-weight-complex="normal"/>
    </style:style>
    <style:style style:name="T2" style:family="text">
      <style:text-properties style:font-name-asian="Droid Sans Fallback" fo:font-size="10pt" fo:language="es" fo:country="AR" fo:font-weight="normal" style:text-underline-style="none" style:text-underline-color="font-color" style:text-line-through-type="none" fo:font-style="normal" style:text-outline="false" fo:text-shadow="none" style:text-line-through-mode="continuous" style:language-asian="zh" style:country-asian="CN" style:font-relief="none" style:language-complex="hi" style:country-complex="IN" style:font-name-complex="FreeSans" style:font-size-asian="10pt" style:font-size-complex="10pt" style:font-weight-asian="normal" style:font-weight-complex="normal" style:font-style-asian="normal" style:font-style-complex="normal" style:text-emphasize="none" style:font-name="Liberation Sans" style:text-overline-style="none" style:text-overline-color="font-color"/>
    </style:style>
    <style:style style:name="T3"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Droid Sans Fallback" style:font-name-complex="FreeSans" style:font-size-asian="6.80000019073486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text-underline-style="none" style:text-underline-color="font-color" style:text-line-through-type="none" fo:font-style="normal" style:text-outline="false" fo:text-shadow="none" style:text-line-through-mode="continuous" style:font-name-asian="Droid Sans Fallback" style:font-name-complex="FreeSans" style:font-weight-asian="normal" style:font-weight-complex="normal" style:font-style-asian="normal" style:font-style-complex="normal" style:text-emphasize="none" style:font-relief="none" style:text-overline-style="none" style:text-overline-color="font-color" style:font-name="Arial" fo:font-size="11pt" fo:language="none" fo:country="none" style:language-asian="none" style:country-asian="none" style:language-complex="none" style:country-complex="none" style:font-size-asian="6.80000019073486pt" style:font-size-complex="11pt"/>
    </style:style>
    <style:style style:name="T6" style:family="text">
      <style:text-properties fo:font-weight="normal" style:text-underline-style="none" style:text-underline-color="font-color" style:text-line-through-type="none" fo:font-style="normal" style:text-outline="false" fo:text-shadow="none" style:text-line-through-mode="continuous" style:font-name-asian="Droid Sans Fallback" style:font-name-complex="FreeSans" style:font-weight-asian="normal" style:font-weight-complex="normal" style:font-style-asian="normal" style:font-style-complex="normal" style:text-emphasize="none" style:font-relief="none" style:text-overline-style="none" style:text-overline-color="font-color" style:font-name="Liberation Sans" fo:font-size="10pt" fo:language="es" fo:country="AR" style:language-asian="zh" style:country-asian="CN" style:language-complex="hi" style:country-complex="IN" style:font-size-asian="10pt" style:font-size-complex="10pt"/>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number-columns-repeated="1020" table:default-cell-style-name="Default"/>
        <table:table-row table:style-name="ro1">
          <table:table-cell table:style-name="ce1" office:value-type="string" calcext:value-type="string" table:number-columns-spanned="3" table:number-rows-spanned="1">
            <text:p>Tabla 5: <text:span text:style-name="T1">Principales estadisticos de las series NBI II como porcentaje del total de hogares para los readios censales del departamento Rosario, Santa Fe, Argentina (metodologías de Argentina y Uruguay)</text:span></text:p>
          </table:table-cell>
          <table:covered-table-cell table:number-columns-repeated="2" table:style-name="ce19"/>
          <table:table-cell table:style-name="ce10" table:number-columns-repeated="3"/>
          <table:table-cell table:number-columns-repeated="1018"/>
        </table:table-row>
        <table:table-row table:style-name="ro2">
          <table:table-cell table:style-name="ce2"/>
          <table:table-cell table:style-name="ce19" table:number-columns-repeated="2"/>
          <table:table-cell table:style-name="ce10" table:number-columns-repeated="3"/>
          <table:table-cell table:number-columns-repeated="1018"/>
        </table:table-row>
        <table:table-row table:style-name="ro2">
          <table:table-cell table:style-name="ce2"/>
          <table:table-cell table:style-name="ce19" office:value-type="string" calcext:value-type="string">
            <text:p>NBI II (Argentina)</text:p>
          </table:table-cell>
          <table:table-cell table:style-name="ce19" office:value-type="string" calcext:value-type="string">
            <text:p>NBI II (Uruguay)</text:p>
          </table:table-cell>
          <table:table-cell table:style-name="ce10" table:number-columns-repeated="3"/>
          <table:table-cell table:number-columns-repeated="1018"/>
        </table:table-row>
        <table:table-row table:style-name="ro3">
          <table:table-cell table:style-name="ce3" office:value-type="string" calcext:value-type="string">
            <text:p>Máximo</text:p>
          </table:table-cell>
          <table:table-cell table:style-name="ce3" office:value-type="string" calcext:value-type="string">
            <text:p><text:span text:style-name="T2">20.97</text:span>%</text:p>
          </table:table-cell>
          <table:table-cell table:style-name="ce3" office:value-type="string" calcext:value-type="string">
            <text:p>70.00%</text:p>
          </table:table-cell>
          <table:table-cell table:style-name="ce14" table:number-columns-repeated="3"/>
          <table:table-cell table:number-columns-repeated="1018"/>
        </table:table-row>
        <table:table-row table:style-name="ro2">
          <table:table-cell table:style-name="ce3" office:value-type="string" calcext:value-type="string">
            <text:p>Q3</text:p>
          </table:table-cell>
          <table:table-cell table:style-name="ce3" office:value-type="string" calcext:value-type="string">
            <text:p>1.52%</text:p>
          </table:table-cell>
          <table:table-cell table:style-name="ce3" office:value-type="string" calcext:value-type="string">
            <text:p>9.24%</text:p>
          </table:table-cell>
          <table:table-cell table:style-name="ce14" table:number-columns-repeated="3"/>
          <table:table-cell table:number-columns-repeated="2"/>
          <table:table-cell table:style-name="ce14" table:number-columns-repeated="3"/>
          <table:table-cell table:number-columns-repeated="1013"/>
        </table:table-row>
        <table:table-row table:style-name="ro2">
          <table:table-cell table:style-name="ce3" office:value-type="string" calcext:value-type="string">
            <text:p>Mediana</text:p>
          </table:table-cell>
          <table:table-cell table:style-name="ce3" office:value-type="string" calcext:value-type="string">
            <text:p>0.30%</text:p>
          </table:table-cell>
          <table:table-cell table:style-name="ce3" office:value-type="string" calcext:value-type="string">
            <text:p>3.64%</text:p>
          </table:table-cell>
          <table:table-cell table:style-name="ce14" table:number-columns-repeated="3"/>
          <table:table-cell table:number-columns-repeated="1018"/>
        </table:table-row>
        <table:table-row table:style-name="ro2">
          <table:table-cell table:style-name="ce3" office:value-type="string" calcext:value-type="string">
            <text:p>Q1</text:p>
          </table:table-cell>
          <table:table-cell table:style-name="ce3" office:value-type="string" calcext:value-type="string">
            <text:p><text:span text:style-name="T3">0.00%</text:span></text:p>
          </table:table-cell>
          <table:table-cell table:style-name="ce3" office:value-type="string" calcext:value-type="string">
            <text:p>1.25%</text:p>
          </table:table-cell>
          <table:table-cell table:number-columns-repeated="1021"/>
        </table:table-row>
        <table:table-row table:style-name="ro2">
          <table:table-cell table:style-name="ce3" office:value-type="string" calcext:value-type="string">
            <text:p>Mínimo</text:p>
          </table:table-cell>
          <table:table-cell table:style-name="ce3" office:value-type="string" calcext:value-type="string">
            <text:p><text:span text:style-name="T3">0.00%</text:span></text:p>
          </table:table-cell>
          <table:table-cell table:style-name="ce3" office:value-type="string" calcext:value-type="string">
            <text:p><text:span text:style-name="T3">0.00%</text:span></text:p>
          </table:table-cell>
          <table:table-cell table:number-columns-repeated="1021"/>
        </table:table-row>
        <table:table-row table:style-name="ro2">
          <table:table-cell table:style-name="ce3" office:value-type="string" calcext:value-type="string">
            <text:p>Media</text:p>
          </table:table-cell>
          <table:table-cell table:style-name="ce3" office:value-type="string" calcext:value-type="string">
            <text:p><text:span text:style-name="T3">1.36%</text:span></text:p>
          </table:table-cell>
          <table:table-cell table:style-name="ce3" office:value-type="string" calcext:value-type="string">
            <text:p><text:span text:style-name="T3">7.24%</text:span></text:p>
          </table:table-cell>
          <table:table-cell table:number-columns-repeated="1021"/>
        </table:table-row>
        <table:table-row table:style-name="ro2">
          <table:table-cell table:style-name="ce3" office:value-type="string" calcext:value-type="string">
            <text:p>Desvío estándar</text:p>
          </table:table-cell>
          <table:table-cell table:style-name="ce3" office:value-type="string" calcext:value-type="string">
            <text:p><text:span text:style-name="T3">2.53%</text:span></text:p>
          </table:table-cell>
          <table:table-cell table:style-name="ce3" office:value-type="string" calcext:value-type="string">
            <text:p><text:span text:style-name="T3">9.79%</text:span></text:p>
          </table:table-cell>
          <table:table-cell table:number-columns-repeated="1021"/>
        </table:table-row>
        <table:table-row table:style-name="ro4">
          <table:table-cell table:number-columns-repeated="1024"/>
        </table:table-row>
        <table:table-row table:style-name="ro3">
          <table:table-cell table:style-name="ce12"/>
          <table:table-cell table:style-name="ce20" office:value-type="string" calcext:value-type="string">
            <text:p><text:s/>0.00% – 0.00%</text:p>
          </table:table-cell>
          <table:table-cell table:style-name="ce20" office:value-type="string" calcext:value-type="string">
            <text:p><text:span text:style-name="T4"> 0.00% – </text:span><text:span text:style-name="T5">1.25</text:span>%</text:p>
          </table:table-cell>
          <table:table-cell table:number-columns-repeated="1021"/>
        </table:table-row>
        <table:table-row table:style-name="ro3">
          <table:table-cell table:style-name="ce13"/>
          <table:table-cell table:style-name="ce20" office:value-type="string" calcext:value-type="string">
            <text:p><text:span text:style-name="T4"> 0.00% – 0.3</text:span>0%</text:p>
          </table:table-cell>
          <table:table-cell table:style-name="ce20" office:value-type="string" calcext:value-type="string">
            <text:p><text:span text:style-name="T4"> </text:span><text:span text:style-name="T5">1.25</text:span><text:span text:style-name="T6">% – </text:span><text:span text:style-name="T5">3.64</text:span>%</text:p>
          </table:table-cell>
          <table:table-cell table:number-columns-repeated="1021"/>
        </table:table-row>
        <table:table-row table:style-name="ro3">
          <table:table-cell table:style-name="ce15"/>
          <table:table-cell table:style-name="ce20" office:value-type="string" calcext:value-type="string">
            <text:p><text:span text:style-name="T4"> 0.30</text:span>% – 1.52%</text:p>
          </table:table-cell>
          <table:table-cell table:style-name="ce20" office:value-type="string" calcext:value-type="string">
            <text:p><text:span text:style-name="T4"> </text:span><text:span text:style-name="T5">3.64</text:span><text:span text:style-name="T6">% – </text:span><text:span text:style-name="T5">9.24</text:span>%</text:p>
          </table:table-cell>
          <table:table-cell table:number-columns-repeated="1021"/>
        </table:table-row>
        <table:table-row table:style-name="ro3">
          <table:table-cell table:style-name="ce16"/>
          <table:table-cell table:style-name="ce20" office:value-type="string" calcext:value-type="string">
            <text:p><text:span text:style-name="T4"> 1.52% – 20.97</text:span>%</text:p>
          </table:table-cell>
          <table:table-cell table:style-name="ce20" office:value-type="string" calcext:value-type="string">
            <text:p><text:span text:style-name="T4"> </text:span><text:span text:style-name="T5">9.24</text:span><text:span text:style-name="T6">% – </text:span><text:span text:style-name="T5">70</text:span>.00%</text:p>
          </table:table-cell>
          <table:table-cell table:number-columns-repeated="1021"/>
        </table:table-row>
        <table:table-row table:style-name="ro4">
          <table:table-cell table:style-name="ce6" table:number-columns-spanned="3" table:number-rows-spanned="1"/>
          <table:covered-table-cell table:number-columns-repeated="2" table:style-name="Default"/>
          <table:table-cell table:style-name="Default"/>
          <table:table-cell table:number-columns-repeated="1020"/>
        </table:table-row>
        <table:table-row table:style-name="ro4">
          <table:table-cell table:style-name="ce7" office:value-type="string" calcext:value-type="string" table:number-columns-spanned="3" table:number-rows-spanned="1">
            <text:p>Resultados de la encuesta básica censo Argentina 2010</text:p>
          </table:table-cell>
          <table:covered-table-cell table:number-columns-repeated="2" table:style-name="Default"/>
          <table:table-cell table:style-name="Default"/>
          <table:table-cell table:number-columns-repeated="1020"/>
        </table:table-row>
        <table:table-row table:style-name="ro4" table:number-rows-repeated="1048558">
          <table:table-cell table:number-columns-repeated="1024"/>
        </table:table-row>
        <table:table-row table:style-name="ro4">
          <table:table-cell table:number-columns-repeated="1024"/>
        </table:table-row>
      </table:table>
      <table:named-expressions/>
    </office:spreadsheet>
  </office:body>
</office:document-content>
</file>

<file path=Object 1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26:55.60358945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1" fo:font-size="11pt" fo:language="none" fo:country="none" fo:font-style="normal" fo:text-shadow="none" style:text-underline-style="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rial1" style:font-size-complex="11pt"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T1" style:family="text">
      <style:text-properties fo:font-weight="bold" fo:font-style="normal" style:font-name-complex="Arial" style:font-size-complex="11pt" style:font-weight-complex="bold" style:font-style-complex="normal"/>
    </style:style>
    <style:style style:name="T2" style:family="text">
      <style:text-properties fo:font-style="normal" style:font-name-complex="Arial" style:font-size-complex="11pt" style:font-style-complex="normal"/>
    </style:style>
  </office:automatic-styles>
  <office:body>
    <office:spreadsheet>
      <table:table table:name="Hoja1" table:style-name="ta1">
        <table:table-column table:style-name="co1" table:default-cell-style-name="ce11"/>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3" table:default-cell-style-name="ce2"/>
        <table:table-row table:style-name="ro1">
          <table:table-cell table:style-name="ce4"/>
          <table:table-cell table:number-columns-repeated="5"/>
        </table:table-row>
        <table:table-row table:style-name="ro1" table:number-rows-repeated="5">
          <table:table-cell table:style-name="ce2"/>
          <table:table-cell table:number-columns-repeated="5"/>
        </table:table-row>
        <table:table-row table:style-name="ro2">
          <table:table-cell table:style-name="ce3" office:value-type="string" calcext:value-type="string" table:number-columns-spanned="5" table:number-rows-spanned="1">
            <text:p><text:span text:style-name="T1">H10 - </text:span><text:span text:style-name="T2">Este hogar, ¿tiene baño / letrina?</text:span></text:p>
          </table:table-cell>
          <table:covered-table-cell table:number-columns-repeated="4"/>
          <table:table-cell/>
        </table:table-row>
        <table:table-row table:style-name="ro3">
          <table:table-cell office:value-type="string" calcext:value-type="string">
            <text:p>1. Si</text:p>
          </table:table-cell>
          <table:table-cell table:number-columns-repeated="5"/>
        </table:table-row>
        <table:table-row table:style-name="ro3">
          <table:table-cell office:value-type="string" calcext:value-type="string">
            <text:p>2. no</text:p>
          </table:table-cell>
          <table:table-cell table:number-columns-repeated="5"/>
        </table:table-row>
        <table:table-row table:style-name="ro3" table:number-rows-repeated="4">
          <table:table-cell table:number-columns-repeated="6"/>
        </table:table-row>
        <table:table-row table:style-name="ro3">
          <table:table-cell table:number-columns-repeated="4"/>
          <table:table-cell table:style-name="ce15" table:number-columns-repeated="2"/>
        </table:table-row>
        <table:table-row table:style-name="ro1">
          <table:table-cell table:style-name="ce12" table:number-columns-repeated="6"/>
        </table:table-row>
        <table:table-row table:style-name="ro1">
          <table:table-cell table:style-name="ce13"/>
          <table:table-cell table:style-name="ce12" table:number-columns-repeated="5"/>
        </table:table-row>
        <table:table-row table:style-name="ro1">
          <table:table-cell table:style-name="ce14"/>
          <table:table-cell table:style-name="ce12" table:number-columns-repeated="5"/>
        </table:table-row>
      </table:table>
      <table:named-expressions/>
    </office:spreadsheet>
  </office:body>
</office:document-content>
</file>

<file path=Object 17/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26:55.8494485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8/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co6" style:family="table-column">
      <style:table-column-properties fo:break-before="auto" style:column-width="1.416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transparent" fo:border="none"/>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8"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0" style:family="table-cell" style:parent-style-name="Default">
      <style:table-cell-properties style:text-align-source="fix" style:repeat-content="false" fo:background-color="transparent" fo:wrap-option="wrap" fo:border="non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table table:name="Hoja1" table:style-name="ta1">
        <table:table-column table:style-name="co1" table:default-cell-style-name="ce11"/>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3" table:default-cell-style-name="ce2"/>
        <table:table-column table:style-name="co5" table:number-columns-repeated="2" table:default-cell-style-name="Default"/>
        <table:table-column table:style-name="co6" table:default-cell-style-name="Default"/>
        <table:table-column table:style-name="co5" table:default-cell-style-name="Default"/>
        <table:table-row table:style-name="ro1">
          <table:table-cell table:style-name="ce4">
            <draw:frame draw:z-index="0" draw:name="Image 1" draw:style-name="gr1" draw:text-style-name="P1" svg:width="26.189cm" svg:height="8.729cm" svg:x="4.393cm" svg:y="0.822cm">
              <draw:image xlink:href="Pictures/100002010000043800000168EE6DC4E179CB69F1.png" xlink:type="simple" xlink:show="embed" xlink:actuate="onLoad" draw:mime-type="image/png">
                <text:p/>
              </draw:image>
            </draw:frame>
          </table:table-cell>
          <table:table-cell table:number-columns-repeated="9"/>
        </table:table-row>
        <table:table-row table:style-name="ro1">
          <table:table-cell table:style-name="ce2"/>
          <table:table-cell table:style-name="ce18" office:value-type="string" calcext:value-type="string" table:number-columns-spanned="9" table:number-rows-spanned="1">
            <text:p><text:span text:style-name="T1">Figura 2: </text:span>Indicador NBI II - Distribución de radios censales por deciles para las metodologías de Argentina y Uruguay</text:p>
          </table:table-cell>
          <table:covered-table-cell table:number-columns-repeated="8"/>
        </table:table-row>
        <table:table-row table:style-name="ro1" table:number-rows-repeated="3">
          <table:table-cell table:style-name="ce2"/>
          <table:table-cell table:number-columns-repeated="9"/>
        </table:table-row>
        <table:table-row table:style-name="ro2">
          <table:table-cell table:style-name="ce6" table:number-columns-spanned="3" table:number-rows-spanned="1"/>
          <table:covered-table-cell table:number-columns-repeated="2"/>
          <table:table-cell table:number-columns-repeated="7"/>
        </table:table-row>
        <table:table-row table:style-name="ro2">
          <table:table-cell/>
          <table:table-cell table:style-name="ce19"/>
          <table:table-cell table:number-columns-repeated="8"/>
        </table:table-row>
        <table:table-row table:style-name="ro2">
          <table:table-cell/>
          <table:table-cell table:style-name="ce20"/>
          <table:table-cell table:number-columns-repeated="8"/>
        </table:table-row>
        <table:table-row table:style-name="ro2">
          <table:table-cell/>
          <table:table-cell table:style-name="ce19"/>
          <table:table-cell table:number-columns-repeated="8"/>
        </table:table-row>
        <table:table-row table:style-name="ro2">
          <table:table-cell table:style-name="ce9" table:number-columns-spanned="3" table:number-rows-spanned="1"/>
          <table:covered-table-cell table:number-columns-repeated="2"/>
          <table:table-cell table:number-columns-repeated="7"/>
        </table:table-row>
        <table:table-row table:style-name="ro2" table:number-rows-repeated="2">
          <table:table-cell table:number-columns-repeated="10"/>
        </table:table-row>
        <table:table-row table:style-name="ro2">
          <table:table-cell table:number-columns-repeated="4"/>
          <table:table-cell table:style-name="ce15" table:number-columns-repeated="2"/>
          <table:table-cell table:number-columns-repeated="4"/>
        </table:table-row>
        <table:table-row table:style-name="ro1">
          <table:table-cell table:style-name="ce12" table:number-columns-repeated="6"/>
          <table:table-cell table:number-columns-repeated="4"/>
        </table:table-row>
        <table:table-row table:style-name="ro1">
          <table:table-cell table:style-name="ce13"/>
          <table:table-cell table:style-name="ce12" table:number-columns-repeated="5"/>
          <table:table-cell table:number-columns-repeated="4"/>
        </table:table-row>
        <table:table-row table:style-name="ro1">
          <table:table-cell table:style-name="ce14"/>
          <table:table-cell table:style-name="ce12" table:number-columns-repeated="5"/>
          <table:table-cell table:number-columns-repeated="4"/>
        </table:table-row>
        <table:table-row table:style-name="ro1" table:number-rows-repeated="3">
          <table:table-cell table:style-name="Default" table:number-columns-repeated="6"/>
          <table:table-cell table:number-columns-repeated="4"/>
        </table:table-row>
        <table:table-row table:style-name="ro1">
          <table:table-cell table:style-name="Default"/>
          <table:table-cell table:style-name="Default" office:value-type="string" calcext:value-type="string">
            <text:p>Elaboración propia en base a resultados del cuestionario básico del censo Argentina 2010</text:p>
          </table:table-cell>
          <table:table-cell table:style-name="Default" table:number-columns-repeated="4"/>
          <table:table-cell table:number-columns-repeated="4"/>
        </table:table-row>
      </table:table>
      <table:named-expressions/>
    </office:spreadsheet>
  </office:body>
</office:document-content>
</file>

<file path=Object 18/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2:35:12.2554005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transparent" fo:border="none"/>
    </style:style>
    <style:style style:name="ce10"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T1" style:family="text">
      <style:text-properties style:font-name="Arial" fo:font-weight="bold" fo:font-style="normal" style:font-name-complex="Arial" style:font-weight-complex="bold" style:font-style-complex="normal"/>
    </style:style>
    <style:style style:name="T2" style:family="text">
      <style:text-properties style:font-name="Arial" fo:font-style="normal" style:font-name-complex="Arial" style:font-style-complex="normal"/>
    </style:style>
  </office:automatic-styles>
  <office:body>
    <office:spreadsheet>
      <table:table table:name="Hoja1" table:style-name="ta1">
        <table:table-column table:style-name="co1" table:default-cell-style-name="ce11"/>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3" table:default-cell-style-name="ce2"/>
        <table:table-row table:style-name="ro1">
          <table:table-cell table:style-name="ce4"/>
          <table:table-cell table:number-columns-repeated="5"/>
        </table:table-row>
        <table:table-row table:style-name="ro1" table:number-rows-repeated="5">
          <table:table-cell table:style-name="ce2"/>
          <table:table-cell table:number-columns-repeated="5"/>
        </table:table-row>
        <table:table-row table:style-name="ro2">
          <table:table-cell table:style-name="ce10" office:value-type="string" calcext:value-type="string" table:number-columns-spanned="5" table:number-rows-spanned="1">
            <text:p><text:span text:style-name="T1">VivDV05 - </text:span><text:span text:style-name="T2">¿Cuál es el origen del agua utilizada para beber y cocinar?</text:span></text:p>
          </table:table-cell>
          <table:covered-table-cell table:number-columns-repeated="4"/>
          <table:table-cell/>
        </table:table-row>
        <table:table-row table:style-name="ro3">
          <table:table-cell office:value-type="string" calcext:value-type="string">
            <text:p>1. OSE o red general</text:p>
          </table:table-cell>
          <table:table-cell table:number-columns-repeated="5"/>
        </table:table-row>
        <table:table-row table:style-name="ro3">
          <table:table-cell office:value-type="string" calcext:value-type="string">
            <text:p>2. Pozo surgente protegido</text:p>
          </table:table-cell>
          <table:table-cell table:number-columns-repeated="5"/>
        </table:table-row>
        <table:table-row table:style-name="ro3">
          <table:table-cell office:value-type="string" calcext:value-type="string">
            <text:p>3. Pozo surgente no protegido</text:p>
          </table:table-cell>
          <table:table-cell table:number-columns-repeated="5"/>
        </table:table-row>
        <table:table-row table:style-name="ro3">
          <table:table-cell office:value-type="string" calcext:value-type="string">
            <text:p>4. Aljibe</text:p>
          </table:table-cell>
          <table:table-cell table:number-columns-repeated="5"/>
        </table:table-row>
        <table:table-row table:style-name="ro3">
          <table:table-cell office:value-type="string" calcext:value-type="string">
            <text:p>5. Cachimba</text:p>
          </table:table-cell>
          <table:table-cell table:number-columns-repeated="5"/>
        </table:table-row>
        <table:table-row table:style-name="ro3">
          <table:table-cell office:value-type="string" calcext:value-type="string">
            <text:p>6. Arroyo, río</text:p>
          </table:table-cell>
          <table:table-cell table:number-columns-repeated="5"/>
        </table:table-row>
        <table:table-row table:style-name="ro3">
          <table:table-cell office:value-type="string" calcext:value-type="string">
            <text:p>7. Otro</text:p>
          </table:table-cell>
          <table:table-cell table:number-columns-repeated="3"/>
          <table:table-cell table:style-name="ce15" table:number-columns-repeated="2"/>
        </table:table-row>
        <table:table-row table:style-name="ro1">
          <table:table-cell table:style-name="ce12" table:number-columns-repeated="6"/>
        </table:table-row>
        <table:table-row table:style-name="ro1">
          <table:table-cell table:style-name="ce13"/>
          <table:table-cell table:style-name="ce12" table:number-columns-repeated="5"/>
        </table:table-row>
        <table:table-row table:style-name="ro1">
          <table:table-cell table:style-name="ce14"/>
          <table:table-cell table:style-name="ce12" table:number-columns-repeated="5"/>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0:25:23.6205426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rial" style:font-size-complex="6.80000019073486pt" style:language-complex="none" style:country-complex="none" style:font-style-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5"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ackground-color="transparent" fo:border="none" style:vertical-align="middle"/>
      <style:paragraph-properties fo:text-align="center"/>
    </style:style>
    <style:style style:name="ce21" style:family="table-cell" style:parent-style-name="Default">
      <style:table-cell-properties fo:background-color="transparent" fo:border="none"/>
    </style:style>
    <style:style style:name="ce22"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rial" style:font-size-complex="6.80000019073486pt" style:language-complex="none" style:country-complex="none" style:font-style-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style>
    <style:style style:name="ce26" style:family="table-cell" style:parent-style-name="Default">
      <style:table-cell-properties fo:background-color="transparent"/>
      <style:text-properties fo:font-weight="bold" style:font-weight-asian="bold" style:font-weight-complex="bold"/>
    </style:style>
    <style:style style:name="ce27"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28" style:family="table-cell" style:parent-style-name="Default">
      <style:table-cell-properties style:text-align-source="fix" style:repeat-content="false" fo:background-color="transparent" fo:border="none"/>
      <style:paragraph-properties fo:text-align="start" fo:margin-left="0cm"/>
    </style:style>
    <style:style style:name="ce29" style:family="table-cell" style:parent-style-name="Default">
      <style:table-cell-properties fo:background-color="transparent" fo:border="none"/>
      <style:text-properties fo:font-weight="bold" style:font-weight-asian="bold" style:font-weight-complex="bold"/>
    </style:style>
    <style:style style:name="T1" style:family="text">
      <style:text-properties fo:font-size="12pt" fo:font-style="normal" fo:font-weight="bold" style:font-name-complex="Arial" style:font-style-complex="normal" style:font-weight-complex="bold"/>
    </style:style>
    <style:style style:name="T2" style:family="text">
      <style:text-properties fo:font-size="12pt" fo:font-style="normal" style:font-name-complex="Arial" style:font-style-complex="normal"/>
    </style:style>
    <style:style style:name="T3" style:family="text">
      <style:text-properties fo:font-size="12pt" fo:font-weight="bold" fo:font-style="normal" style:font-name-complex="Arial" style:font-weight-complex="bold" style:font-style-complex="normal"/>
    </style:style>
    <style:style style:name="T4" style:family="text">
      <style:text-properties fo:font-size="12pt" fo:font-style="normal" style:font-name-complex="Arial" style:font-style-complex="normal"/>
    </style:style>
  </office:automatic-styles>
  <office:body>
    <office:spreadsheet>
      <table:table table:name="Hoja1" table:style-name="ta1">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2" table:default-cell-style-name="ce21"/>
        <table:table-column table:style-name="co3" table:default-cell-style-name="ce21"/>
        <table:table-row table:style-name="ro1">
          <table:table-cell table:style-name="ce20"/>
          <table:table-cell table:number-columns-repeated="5"/>
        </table:table-row>
        <table:table-row table:style-name="ro1" table:number-rows-repeated="5">
          <table:table-cell table:number-columns-repeated="6"/>
        </table:table-row>
        <table:table-row table:style-name="ro2">
          <table:table-cell table:style-name="ce22" office:value-type="string" calcext:value-type="string" table:number-columns-spanned="5" table:number-rows-spanned="1">
            <text:p><text:span text:style-name="T3">VivDV06 - </text:span><text:span text:style-name="T4">¿Cómo llega el agua a la vivienda?</text:span></text:p>
          </table:table-cell>
          <table:covered-table-cell table:number-columns-repeated="4"/>
          <table:table-cell/>
        </table:table-row>
        <table:table-row table:style-name="ro3">
          <table:table-cell table:style-name="ce23" office:value-type="string" calcext:value-type="string" table:number-columns-spanned="2" table:number-rows-spanned="1">
            <text:p>1. Por cañería dentro de la vivienda</text:p>
          </table:table-cell>
          <table:covered-table-cell table:style-name="ce28"/>
          <table:table-cell table:number-columns-repeated="4"/>
        </table:table-row>
        <table:table-row table:style-name="ro3">
          <table:table-cell table:style-name="ce23" office:value-type="string" calcext:value-type="string" table:number-columns-spanned="2" table:number-rows-spanned="1">
            <text:p>2. Por cañería fuera de la vivienda</text:p>
          </table:table-cell>
          <table:covered-table-cell table:style-name="ce28"/>
          <table:table-cell table:number-columns-repeated="4"/>
        </table:table-row>
        <table:table-row table:style-name="ro3">
          <table:table-cell table:style-name="ce23" office:value-type="string" calcext:value-type="string" table:number-columns-spanned="2" table:number-rows-spanned="1">
            <text:p>3. A menos de 100m de distancia</text:p>
          </table:table-cell>
          <table:covered-table-cell table:style-name="ce28"/>
          <table:table-cell table:number-columns-repeated="4"/>
        </table:table-row>
        <table:table-row table:style-name="ro3">
          <table:table-cell table:style-name="ce24" office:value-type="string" calcext:value-type="string">
            <text:p>4. A más de 100m de distancia</text:p>
          </table:table-cell>
          <table:table-cell table:number-columns-repeated="5"/>
        </table:table-row>
        <table:table-row table:style-name="ro3">
          <table:table-cell table:style-name="ce24" office:value-type="string" calcext:value-type="string">
            <text:p>5. Por otros medios</text:p>
          </table:table-cell>
          <table:table-cell table:number-columns-repeated="5"/>
        </table:table-row>
        <table:table-row table:style-name="ro3">
          <table:table-cell table:style-name="ce24"/>
          <table:table-cell table:number-columns-repeated="5"/>
        </table:table-row>
        <table:table-row table:style-name="ro3">
          <table:table-cell table:style-name="ce24"/>
          <table:table-cell table:number-columns-repeated="3"/>
          <table:table-cell table:style-name="ce29" table:number-columns-repeated="2"/>
        </table:table-row>
        <table:table-row table:style-name="ro1">
          <table:table-cell table:style-name="ce25" table:number-columns-repeated="6"/>
        </table:table-row>
        <table:table-row table:style-name="ro1">
          <table:table-cell table:style-name="ce26"/>
          <table:table-cell table:style-name="ce25" table:number-columns-repeated="5"/>
        </table:table-row>
        <table:table-row table:style-name="ro1">
          <table:table-cell table:style-name="ce27"/>
          <table:table-cell table:style-name="ce25" table:number-columns-repeated="5"/>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0.92713328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start" fo:margin-left="0cm"/>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border="none" style:vertical-align="middle"/>
      <style:paragraph-properties fo:text-align="center"/>
    </style:style>
    <style:style style:name="ce24" style:family="table-cell" style:parent-style-name="Default">
      <style:table-cell-properties fo:background-color="transparent" fo:border="none"/>
    </style:style>
    <style:style style:name="ce25"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transparent"/>
    </style:style>
    <style:style style:name="ce29" style:family="table-cell" style:parent-style-name="Default">
      <style:table-cell-properties fo:background-color="transparent"/>
      <style:text-properties fo:font-weight="bold" style:font-weight-asian="bold" style:font-weight-complex="bold"/>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1" style:family="table-cell" style:parent-style-name="Default">
      <style:table-cell-properties style:text-align-source="fix" style:repeat-content="false" fo:background-color="transparent" fo:border="none"/>
      <style:paragraph-properties fo:text-align="start" fo:margin-left="0cm"/>
    </style:style>
    <style:style style:name="ce32" style:family="table-cell" style:parent-style-name="Default">
      <style:table-cell-properties fo:background-color="transparent" fo:border="none"/>
      <style:text-properties fo:font-weight="bold" style:font-weight-asian="bold" style:font-weight-complex="bold"/>
    </style:style>
    <style:style style:name="T1" style:family="text">
      <style:text-properties style:font-name="Arial" fo:font-style="normal" fo:font-weight="bold" style:font-name-complex="Arial" style:font-style-complex="normal" style:font-weight-complex="bold"/>
    </style:style>
    <style:style style:name="T2" style:family="text">
      <style:text-properties style:font-name="Arial" fo:font-style="normal" style:font-name-complex="Arial" style:font-style-complex="normal"/>
    </style:style>
    <style:style style:name="T3" style:family="text">
      <style:text-properties style:font-name="Arial" fo:font-weight="bold" fo:font-style="normal" style:font-name-complex="Arial" style:font-weight-complex="bold" style:font-style-complex="normal"/>
    </style:style>
    <style:style style:name="T4" style:family="text">
      <style:text-properties style:font-name="Arial" fo:font-style="normal" style:font-name-complex="Arial" style:font-style-complex="normal"/>
    </style:style>
  </office:automatic-styles>
  <office:body>
    <office:spreadsheet>
      <table:table table:name="Hoja1"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2" table:default-cell-style-name="ce24"/>
        <table:table-column table:style-name="co3" table:default-cell-style-name="ce24"/>
        <table:table-row table:style-name="ro1">
          <table:table-cell table:style-name="ce23"/>
          <table:table-cell table:number-columns-repeated="5"/>
        </table:table-row>
        <table:table-row table:style-name="ro1" table:number-rows-repeated="5">
          <table:table-cell table:number-columns-repeated="6"/>
        </table:table-row>
        <table:table-row table:style-name="ro2">
          <table:table-cell table:style-name="ce25" office:value-type="string" calcext:value-type="string" table:number-columns-spanned="3" table:number-rows-spanned="1">
            <text:p><text:span text:style-name="T3">H08 - </text:span><text:span text:style-name="T4">El agua que usa, ¿proviene de...</text:span></text:p>
          </table:table-cell>
          <table:covered-table-cell table:number-columns-repeated="2"/>
          <table:table-cell table:number-columns-repeated="3"/>
        </table:table-row>
        <table:table-row table:style-name="ro3">
          <table:table-cell table:style-name="ce26" office:value-type="string" calcext:value-type="string">
            <text:p>1. red pública?</text:p>
          </table:table-cell>
          <table:table-cell table:style-name="ce31"/>
          <table:table-cell table:number-columns-repeated="4"/>
        </table:table-row>
        <table:table-row table:style-name="ro3">
          <table:table-cell table:style-name="ce27" office:value-type="string" calcext:value-type="string" table:number-columns-spanned="3" table:number-rows-spanned="1">
            <text:p>2. perforación con bomba a motor?</text:p>
          </table:table-cell>
          <table:covered-table-cell table:number-columns-repeated="2" table:style-name="ce31"/>
          <table:table-cell table:number-columns-repeated="3"/>
        </table:table-row>
        <table:table-row table:style-name="ro3">
          <table:table-cell table:style-name="ce27" office:value-type="string" calcext:value-type="string" table:number-columns-spanned="3" table:number-rows-spanned="1">
            <text:p>3. perforación con bomba manual?</text:p>
          </table:table-cell>
          <table:covered-table-cell table:number-columns-repeated="2" table:style-name="ce31"/>
          <table:table-cell table:number-columns-repeated="3"/>
        </table:table-row>
        <table:table-row table:style-name="ro3">
          <table:table-cell table:style-name="ce26" office:value-type="string" calcext:value-type="string">
            <text:p>4. pozo?</text:p>
          </table:table-cell>
          <table:table-cell table:number-columns-repeated="5"/>
        </table:table-row>
        <table:table-row table:style-name="ro3">
          <table:table-cell table:style-name="ce26" office:value-type="string" calcext:value-type="string">
            <text:p>5. transporte por cisterna?</text:p>
          </table:table-cell>
          <table:table-cell table:number-columns-repeated="5"/>
        </table:table-row>
        <table:table-row table:style-name="ro3">
          <table:table-cell table:style-name="ce27" office:value-type="string" calcext:value-type="string" table:number-columns-spanned="3" table:number-rows-spanned="1">
            <text:p>6. agua de lluvia, río, canal, arroyo o acequia?</text:p>
          </table:table-cell>
          <table:covered-table-cell table:number-columns-repeated="2"/>
          <table:table-cell table:number-columns-repeated="3"/>
        </table:table-row>
        <table:table-row table:style-name="ro3">
          <table:table-cell table:style-name="ce26"/>
          <table:table-cell table:number-columns-repeated="3"/>
          <table:table-cell table:style-name="ce32" table:number-columns-repeated="2"/>
        </table:table-row>
        <table:table-row table:style-name="ro1">
          <table:table-cell table:style-name="ce28" table:number-columns-repeated="6"/>
        </table:table-row>
        <table:table-row table:style-name="ro1">
          <table:table-cell table:style-name="ce29"/>
          <table:table-cell table:style-name="ce28" table:number-columns-repeated="5"/>
        </table:table-row>
        <table:table-row table:style-name="ro1">
          <table:table-cell table:style-name="ce30"/>
          <table:table-cell table:style-name="ce28" table:number-columns-repeated="5"/>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0.96891075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5"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border="none" style:vertical-align="middle"/>
      <style:paragraph-properties fo:text-align="center"/>
    </style:style>
    <style:style style:name="ce24" style:family="table-cell" style:parent-style-name="Default">
      <style:table-cell-properties fo:background-color="transparent" fo:border="none"/>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2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style:style>
    <style:style style:name="ce30" style:family="table-cell" style:parent-style-name="Default">
      <style:table-cell-properties fo:background-color="transparent"/>
      <style:text-properties fo:font-weight="bold" style:font-weight-asian="bold" style:font-weight-complex="bold"/>
    </style:style>
    <style:style style:name="ce31"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2" style:family="table-cell" style:parent-style-name="Default">
      <style:table-cell-properties style:text-align-source="fix" style:repeat-content="false" fo:background-color="transparent" fo:border="none"/>
      <style:paragraph-properties fo:text-align="start" fo:margin-left="0cm"/>
    </style:style>
    <style:style style:name="ce33" style:family="table-cell" style:parent-style-name="Default">
      <style:table-cell-properties fo:background-color="transparent" fo:border="none"/>
      <style:text-properties fo:font-weight="bold" style:font-weight-asian="bold" style:font-weight-complex="bold"/>
    </style:style>
    <style:style style:name="T1" style:family="text">
      <style:text-properties style:font-name="Arial" fo:font-style="normal" fo:font-weight="bold" style:font-name-complex="Arial" style:font-style-complex="normal" style:font-weight-complex="bold"/>
    </style:style>
    <style:style style:name="T2" style:family="text">
      <style:text-properties style:font-name="Arial" fo:font-style="normal" style:font-name-complex="Arial" style:font-style-complex="normal"/>
    </style:style>
    <style:style style:name="T3" style:family="text">
      <style:text-properties style:font-name="Arial" fo:font-weight="bold" fo:font-style="normal" style:font-name-complex="Arial" style:font-weight-complex="bold" style:font-style-complex="normal"/>
    </style:style>
    <style:style style:name="T4" style:family="text">
      <style:text-properties style:font-name="Arial" fo:font-style="normal" style:font-name-complex="Arial" style:font-style-complex="normal"/>
    </style:style>
  </office:automatic-styles>
  <office:body>
    <office:spreadsheet>
      <table:table table:name="Hoja1"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2" table:default-cell-style-name="ce24"/>
        <table:table-column table:style-name="co3" table:default-cell-style-name="ce24"/>
        <table:table-row table:style-name="ro1">
          <table:table-cell table:style-name="ce23"/>
          <table:table-cell table:number-columns-repeated="5"/>
        </table:table-row>
        <table:table-row table:style-name="ro1" table:number-rows-repeated="5">
          <table:table-cell table:number-columns-repeated="6"/>
        </table:table-row>
        <table:table-row table:style-name="ro2">
          <table:table-cell table:style-name="ce25" office:value-type="string" calcext:value-type="string">
            <text:p><text:span text:style-name="T3">H09 - </text:span><text:span text:style-name="T4">¿Tiene agua...</text:span></text:p>
          </table:table-cell>
          <table:table-cell table:number-columns-repeated="5"/>
        </table:table-row>
        <table:table-row table:style-name="ro2">
          <table:table-cell table:style-name="ce26" office:value-type="string" calcext:value-type="string" table:number-columns-spanned="3" table:number-rows-spanned="1">
            <text:p>1. por cañería dentro de la vivienda?</text:p>
          </table:table-cell>
          <table:covered-table-cell table:number-columns-repeated="2" table:style-name="ce32"/>
          <table:table-cell table:number-columns-repeated="3"/>
        </table:table-row>
        <table:table-row table:style-name="ro2">
          <table:table-cell table:style-name="ce26" office:value-type="string" calcext:value-type="string" table:number-columns-spanned="3" table:number-rows-spanned="1">
            <text:p>2. fuera de la vivienda pero dentro del terreno?</text:p>
          </table:table-cell>
          <table:covered-table-cell table:number-columns-repeated="2" table:style-name="ce32"/>
          <table:table-cell table:number-columns-repeated="3"/>
        </table:table-row>
        <table:table-row table:style-name="ro2">
          <table:table-cell table:style-name="ce27" office:value-type="string" calcext:value-type="string">
            <text:p>3. fuera del terreno?</text:p>
          </table:table-cell>
          <table:table-cell table:style-name="ce32" table:number-columns-repeated="2"/>
          <table:table-cell table:number-columns-repeated="3"/>
        </table:table-row>
        <table:table-row table:style-name="ro2" table:number-rows-repeated="2">
          <table:table-cell table:style-name="ce28"/>
          <table:table-cell table:number-columns-repeated="5"/>
        </table:table-row>
        <table:table-row table:style-name="ro2">
          <table:table-cell table:style-name="ce26" table:number-columns-spanned="3" table:number-rows-spanned="1"/>
          <table:covered-table-cell table:number-columns-repeated="2"/>
          <table:table-cell table:number-columns-repeated="3"/>
        </table:table-row>
        <table:table-row table:style-name="ro2">
          <table:table-cell table:style-name="ce28"/>
          <table:table-cell table:number-columns-repeated="3"/>
          <table:table-cell table:style-name="ce33" table:number-columns-repeated="2"/>
        </table:table-row>
        <table:table-row table:style-name="ro1">
          <table:table-cell table:style-name="ce29" table:number-columns-repeated="6"/>
        </table:table-row>
        <table:table-row table:style-name="ro1">
          <table:table-cell table:style-name="ce30"/>
          <table:table-cell table:style-name="ce29" table:number-columns-repeated="5"/>
        </table:table-row>
        <table:table-row table:style-name="ro1">
          <table:table-cell table:style-name="ce31"/>
          <table:table-cell table:style-name="ce29" table:number-columns-repeated="5"/>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01204312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Noto Sans" svg:font-family="'Noto San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1cm" fo:break-before="auto" style:use-optimal-row-height="true"/>
    </style:style>
    <style:style style:name="ro4"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Arial1" fo:font-size="12pt" fo:text-shadow="none" style:text-underline-style="none" fo:font-weight="normal" style:text-underline-mode="continuous" style:text-overline-mode="continuous" style:text-line-through-mode="continuous" style:font-size-asian="12pt" style:font-style-asian="normal" style:font-weight-asian="normal" style:font-size-complex="12pt"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border="none" style:vertical-align="middle"/>
      <style:paragraph-properties fo:text-align="center"/>
    </style:style>
    <style:style style:name="ce22" style:family="table-cell" style:parent-style-name="Default">
      <style:table-cell-properties fo:background-color="transparent" fo:border="none"/>
    </style:style>
    <style:style style:name="ce23"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24" style:family="table-cell" style:parent-style-name="Default">
      <style:text-properties style:text-outline="false" style:text-line-through-style="none" style:text-line-through-type="none" style:font-name="Arial1" fo:font-size="12pt" fo:text-shadow="none" style:text-underline-style="none" fo:font-weight="normal" style:text-underline-mode="continuous" style:text-overline-mode="continuous" style:text-line-through-mode="continuous" style:font-size-asian="12pt" style:font-style-asian="normal" style:font-weight-asian="normal" style:font-size-complex="12pt"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transparent"/>
    </style:style>
    <style:style style:name="ce27" style:family="table-cell" style:parent-style-name="Default">
      <style:table-cell-properties fo:background-color="transparent"/>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29" style:family="table-cell" style:parent-style-name="Default">
      <style:table-cell-properties style:text-align-source="fix" style:repeat-content="false" fo:background-color="transparent" fo:border="none"/>
      <style:paragraph-properties fo:text-align="start" fo:margin-left="0cm"/>
    </style:style>
    <style:style style:name="ce30" style:family="table-cell" style:parent-style-name="Default">
      <style:table-cell-properties fo:background-color="transparent" fo:border="none"/>
      <style:text-properties fo:font-weight="bold" style:font-weight-asian="bold" style:font-weight-complex="bold"/>
    </style:style>
    <style:style style:name="T1" style:family="text">
      <style:text-properties style:font-name="Arial1" fo:font-style="normal" fo:font-weight="bold" style:font-name-complex="Arial1" style:font-style-complex="normal" style:font-weight-complex="bold"/>
    </style:style>
    <style:style style:name="T2" style:family="text">
      <style:text-properties style:font-name="Arial1" fo:font-style="normal" style:font-name-complex="Arial1" style:font-style-complex="normal"/>
    </style:style>
    <style:style style:name="T3" style:family="text">
      <style:text-properties style:use-window-font-color="true" loext:opacity="0%" fo:language="es" fo:country="AR" fo:font-style="normal" style:letter-kerning="true" style:font-name-asian="Noto Sans" style:font-size-asian="12pt" style:language-asian="zh" style:country-asian="CN" style:font-name-complex="Arial1" style:font-size-complex="12pt" style:language-complex="hi" style:country-complex="IN" style:font-style-complex="normal"/>
    </style:style>
    <style:style style:name="T4" style:family="text">
      <style:text-properties style:font-size-asian="12pt" style:font-size-complex="12pt"/>
    </style:style>
    <style:style style:name="T5" style:family="text">
      <style:text-properties style:font-name="Arial" fo:font-weight="bold" fo:font-style="normal" style:font-name-complex="Arial" style:font-weight-complex="bold" style:font-style-complex="normal"/>
    </style:style>
    <style:style style:name="T6" style:family="text">
      <style:text-properties style:font-name="Arial" fo:font-style="normal" style:font-name-complex="Arial" style:font-style-complex="normal"/>
    </style:style>
    <style:style style:name="T7" style:family="text">
      <style:text-properties style:use-window-font-color="true" fo:font-style="normal" style:letter-kerning="true" fo:language="es" fo:country="AR" style:language-asian="zh" style:country-asian="CN" style:language-complex="hi" style:country-complex="IN" style:font-name-asian="Noto Sans" style:font-name-complex="Arial" style:font-size-asian="12pt" style:font-size-complex="12pt" style:font-style-complex="normal"/>
    </style:style>
  </office:automatic-styles>
  <office:body>
    <office:spreadsheet>
      <table:table table:name="Hoja1" table:style-name="ta1">
        <table:table-column table:style-name="co1" table:default-cell-style-name="ce25"/>
        <table:table-column table:style-name="co2" table:default-cell-style-name="ce22"/>
        <table:table-column table:style-name="co3" table:default-cell-style-name="ce22"/>
        <table:table-column table:style-name="co4" table:default-cell-style-name="ce22"/>
        <table:table-column table:style-name="co2" table:default-cell-style-name="ce22"/>
        <table:table-column table:style-name="co3" table:default-cell-style-name="ce22"/>
        <table:table-row table:style-name="ro1">
          <table:table-cell table:style-name="ce21"/>
          <table:table-cell table:number-columns-repeated="5"/>
        </table:table-row>
        <table:table-row table:style-name="ro1" table:number-rows-repeated="5">
          <table:table-cell table:style-name="ce22"/>
          <table:table-cell table:number-columns-repeated="5"/>
        </table:table-row>
        <table:table-row table:style-name="ro2">
          <table:table-cell table:style-name="ce23" office:value-type="string" calcext:value-type="string" table:number-columns-spanned="3" table:number-rows-spanned="1">
            <text:p><text:span text:style-name="T5">HogSH01 - </text:span><text:span text:style-name="T6">¿Este hogar dispone de baño en esta vivienda?</text:span></text:p>
          </table:table-cell>
          <table:covered-table-cell table:number-columns-repeated="2"/>
          <table:table-cell table:number-columns-repeated="3"/>
        </table:table-row>
        <table:table-row table:style-name="ro2">
          <table:table-cell table:style-name="ce24" office:value-type="string" calcext:value-type="string">
            <text:p><text:span text:style-name="T7">1. Sí, con </text:span><text:span text:style-name="T4">cisterna</text:span></text:p>
          </table:table-cell>
          <table:table-cell table:style-name="ce29"/>
          <table:table-cell table:number-columns-repeated="4"/>
        </table:table-row>
        <table:table-row table:style-name="ro4">
          <table:table-cell office:value-type="string" calcext:value-type="string">
            <text:p>2. Sí, sin cisterna</text:p>
          </table:table-cell>
          <table:table-cell table:style-name="ce29"/>
          <table:table-cell table:number-columns-repeated="4"/>
        </table:table-row>
        <table:table-row table:style-name="ro4">
          <table:table-cell office:value-type="string" calcext:value-type="string">
            <text:p>3. No</text:p>
          </table:table-cell>
          <table:table-cell table:style-name="ce29"/>
          <table:table-cell table:number-columns-repeated="4"/>
        </table:table-row>
        <table:table-row table:style-name="ro4" table:number-rows-repeated="3">
          <table:table-cell table:number-columns-repeated="6"/>
        </table:table-row>
        <table:table-row table:style-name="ro4">
          <table:table-cell table:number-columns-repeated="4"/>
          <table:table-cell table:style-name="ce30" table:number-columns-repeated="2"/>
        </table:table-row>
        <table:table-row table:style-name="ro1">
          <table:table-cell table:style-name="ce26" table:number-columns-repeated="6"/>
        </table:table-row>
        <table:table-row table:style-name="ro1">
          <table:table-cell table:style-name="ce27"/>
          <table:table-cell table:style-name="ce26" table:number-columns-repeated="5"/>
        </table:table-row>
        <table:table-row table:style-name="ro1">
          <table:table-cell table:style-name="ce28"/>
          <table:table-cell table:style-name="ce26" table:number-columns-repeated="5"/>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Noto Sans" svg:font-family="'Noto San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05268113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20" style:family="table-cell" style:parent-style-name="Default">
      <style:table-cell-properties style:text-align-source="fix" style:repeat-content="false" fo:background-color="transparent" fo:wrap-option="wrap" fo:border="none"/>
      <style:paragraph-properties fo:text-align="start" fo:margin-left="0cm"/>
    </style:style>
    <style:style style:name="ce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border="none" style:vertical-align="middle"/>
      <style:paragraph-properties fo:text-align="center"/>
    </style:style>
    <style:style style:name="ce25" style:family="table-cell" style:parent-style-name="Default">
      <style:table-cell-properties fo:background-color="transparent" fo:border="none"/>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style:style>
    <style:style style:name="ce30" style:family="table-cell" style:parent-style-name="Default">
      <style:table-cell-properties fo:background-color="transparent"/>
      <style:text-properties fo:font-weight="bold" style:font-weight-asian="bold" style:font-weight-complex="bold"/>
    </style:style>
    <style:style style:name="ce31"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2" style:family="table-cell" style:parent-style-name="Default">
      <style:table-cell-properties style:text-align-source="fix" style:repeat-content="false" fo:background-color="transparent" fo:border="none"/>
      <style:paragraph-properties fo:text-align="start" fo:margin-left="0cm"/>
    </style:style>
    <style:style style:name="ce33" style:family="table-cell" style:parent-style-name="Default">
      <style:table-cell-properties style:text-align-source="fix" style:repeat-content="false" fo:background-color="transparent" fo:wrap-option="wrap" fo:border="none"/>
      <style:paragraph-properties fo:text-align="start" fo:margin-left="0cm"/>
    </style:style>
    <style:style style:name="ce34" style:family="table-cell" style:parent-style-name="Default">
      <style:table-cell-properties fo:background-color="transparent" fo:border="none"/>
      <style:text-properties fo:font-weight="bold" style:font-weight-asian="bold" style:font-weight-complex="bold"/>
    </style:style>
    <style:style style:name="T1" style:family="text">
      <style:text-properties style:font-name="Arial" fo:font-style="normal" fo:font-weight="bold" style:font-name-complex="Arial" style:font-style-complex="normal" style:font-weight-complex="bold"/>
    </style:style>
    <style:style style:name="T2" style:family="text">
      <style:text-properties style:font-name="Arial" fo:font-style="normal" style:font-name-complex="Arial" style:font-style-complex="normal"/>
    </style:style>
    <style:style style:name="T3" style:family="text">
      <style:text-properties style:font-name="Arial" fo:font-weight="bold" fo:font-style="normal" style:font-name-complex="Arial" style:font-weight-complex="bold" style:font-style-complex="normal"/>
    </style:style>
    <style:style style:name="T4" style:family="text">
      <style:text-properties style:font-name="Arial" fo:font-style="normal" style:font-name-complex="Arial" style:font-style-complex="normal"/>
    </style:style>
  </office:automatic-styles>
  <office:body>
    <office:spreadsheet>
      <table:table table:name="Hoja1" table:style-name="ta1">
        <table:table-column table:style-name="co1" table:default-cell-style-name="ce27"/>
        <table:table-column table:style-name="co2" table:default-cell-style-name="ce25"/>
        <table:table-column table:style-name="co3" table:default-cell-style-name="ce25"/>
        <table:table-column table:style-name="co4" table:default-cell-style-name="ce25"/>
        <table:table-column table:style-name="co2" table:default-cell-style-name="ce25"/>
        <table:table-column table:style-name="co3" table:default-cell-style-name="ce25"/>
        <table:table-row table:style-name="ro1">
          <table:table-cell table:style-name="ce24"/>
          <table:table-cell table:number-columns-repeated="5"/>
        </table:table-row>
        <table:table-row table:style-name="ro1" table:number-rows-repeated="5">
          <table:table-cell table:style-name="ce25"/>
          <table:table-cell table:number-columns-repeated="5"/>
        </table:table-row>
        <table:table-row table:style-name="ro2">
          <table:table-cell table:style-name="ce26" office:value-type="string" calcext:value-type="string">
            <text:p><text:span text:style-name="T3">HogSH02 - </text:span><text:span text:style-name="T4">El baño es:</text:span></text:p>
          </table:table-cell>
          <table:table-cell table:number-columns-repeated="5"/>
        </table:table-row>
        <table:table-row table:style-name="ro2">
          <table:table-cell office:value-type="string" calcext:value-type="string">
            <text:p>1. De uso exclusivo del hogar</text:p>
          </table:table-cell>
          <table:table-cell table:style-name="ce32"/>
          <table:table-cell table:number-columns-repeated="4"/>
        </table:table-row>
        <table:table-row table:style-name="ro2">
          <table:table-cell table:style-name="ce28" office:value-type="string" calcext:value-type="string" table:number-columns-spanned="2" table:number-rows-spanned="1">
            <text:p>2. Compartido con otros hogares</text:p>
          </table:table-cell>
          <table:covered-table-cell table:style-name="ce33"/>
          <table:table-cell table:number-columns-repeated="4"/>
        </table:table-row>
        <table:table-row table:style-name="ro2">
          <table:table-cell/>
          <table:table-cell table:style-name="ce32"/>
          <table:table-cell table:number-columns-repeated="4"/>
        </table:table-row>
        <table:table-row table:style-name="ro2" table:number-rows-repeated="3">
          <table:table-cell table:number-columns-repeated="6"/>
        </table:table-row>
        <table:table-row table:style-name="ro2">
          <table:table-cell table:number-columns-repeated="4"/>
          <table:table-cell table:style-name="ce34" table:number-columns-repeated="2"/>
        </table:table-row>
        <table:table-row table:style-name="ro1">
          <table:table-cell table:style-name="ce29" table:number-columns-repeated="6"/>
        </table:table-row>
        <table:table-row table:style-name="ro1">
          <table:table-cell table:style-name="ce30"/>
          <table:table-cell table:style-name="ce29" table:number-columns-repeated="5"/>
        </table:table-row>
        <table:table-row table:style-name="ro1">
          <table:table-cell table:style-name="ce31"/>
          <table:table-cell table:style-name="ce29"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09635874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20" style:family="table-cell" style:parent-style-name="Default">
      <style:table-cell-properties style:text-align-source="fix" style:repeat-content="false" fo:background-color="transparent" fo:wrap-option="wrap" fo:border="none"/>
      <style:paragraph-properties fo:text-align="start" fo:margin-left="0cm"/>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border="none" style:vertical-align="middle"/>
      <style:paragraph-properties fo:text-align="center"/>
    </style:style>
    <style:style style:name="ce24" style:family="table-cell" style:parent-style-name="Default">
      <style:table-cell-properties fo:background-color="transparent" fo:border="none"/>
    </style:style>
    <style:style style:name="ce25"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transparent"/>
    </style:style>
    <style:style style:name="ce29" style:family="table-cell" style:parent-style-name="Default">
      <style:table-cell-properties fo:background-color="transparent"/>
      <style:text-properties fo:font-weight="bold" style:font-weight-asian="bold" style:font-weight-complex="bold"/>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1" style:family="table-cell" style:parent-style-name="Default">
      <style:table-cell-properties style:text-align-source="fix" style:repeat-content="false" fo:background-color="transparent" fo:border="none"/>
      <style:paragraph-properties fo:text-align="start" fo:margin-left="0cm"/>
    </style:style>
    <style:style style:name="ce32" style:family="table-cell" style:parent-style-name="Default">
      <style:table-cell-properties style:text-align-source="fix" style:repeat-content="false" fo:background-color="transparent" fo:wrap-option="wrap" fo:border="none"/>
      <style:paragraph-properties fo:text-align="start" fo:margin-left="0cm"/>
    </style:style>
    <style:style style:name="ce33" style:family="table-cell" style:parent-style-name="Default">
      <style:table-cell-properties fo:background-color="transparent" fo:border="none"/>
      <style:text-properties fo:font-weight="bold" style:font-weight-asian="bold" style:font-weight-complex="bold"/>
    </style:style>
    <style:style style:name="T1" style:family="text">
      <style:text-properties style:font-name="Arial" fo:font-style="normal" fo:font-weight="bold" style:font-name-complex="Arial" style:font-style-complex="normal" style:font-weight-complex="bold"/>
    </style:style>
    <style:style style:name="T2" style:family="text">
      <style:text-properties style:font-name="Arial" fo:font-style="normal" style:font-name-complex="Arial" style:font-style-complex="normal"/>
    </style:style>
    <style:style style:name="T3" style:family="text">
      <style:text-properties style:font-name="Arial" fo:font-weight="bold" fo:font-style="normal" style:font-name-complex="Arial" style:font-weight-complex="bold" style:font-style-complex="normal"/>
    </style:style>
    <style:style style:name="T4" style:family="text">
      <style:text-properties style:font-name="Arial" fo:font-style="normal" style:font-name-complex="Arial" style:font-style-complex="normal"/>
    </style:style>
  </office:automatic-styles>
  <office:body>
    <office:spreadsheet>
      <table:table table:name="Hoja1" table:style-name="ta1">
        <table:table-column table:style-name="co1" table:default-cell-style-name="ce26"/>
        <table:table-column table:style-name="co2" table:default-cell-style-name="ce24"/>
        <table:table-column table:style-name="co3" table:default-cell-style-name="ce24"/>
        <table:table-column table:style-name="co4" table:default-cell-style-name="ce24"/>
        <table:table-column table:style-name="co2" table:default-cell-style-name="ce24"/>
        <table:table-column table:style-name="co3" table:default-cell-style-name="ce24"/>
        <table:table-row table:style-name="ro1">
          <table:table-cell table:style-name="ce23"/>
          <table:table-cell table:number-columns-repeated="5"/>
        </table:table-row>
        <table:table-row table:style-name="ro1" table:number-rows-repeated="5">
          <table:table-cell table:style-name="ce24"/>
          <table:table-cell table:number-columns-repeated="5"/>
        </table:table-row>
        <table:table-row table:style-name="ro2">
          <table:table-cell table:style-name="ce25" office:value-type="string" calcext:value-type="string" table:number-columns-spanned="3" table:number-rows-spanned="1">
            <text:p><text:span text:style-name="T3">HogSH03 - </text:span><text:span text:style-name="T4">La evacuación se realiza a:</text:span></text:p>
          </table:table-cell>
          <table:covered-table-cell table:number-columns-repeated="2"/>
          <table:table-cell table:number-columns-repeated="3"/>
        </table:table-row>
        <table:table-row table:style-name="ro3">
          <table:table-cell office:value-type="string" calcext:value-type="string">
            <text:p>1. Red general</text:p>
          </table:table-cell>
          <table:table-cell table:style-name="ce31"/>
          <table:table-cell table:number-columns-repeated="4"/>
        </table:table-row>
        <table:table-row table:style-name="ro3">
          <table:table-cell office:value-type="string" calcext:value-type="string">
            <text:p>2. Fosa séptica, pozo negro</text:p>
          </table:table-cell>
          <table:table-cell table:style-name="ce32"/>
          <table:table-cell table:number-columns-repeated="4"/>
        </table:table-row>
        <table:table-row table:style-name="ro3">
          <table:table-cell office:value-type="string" calcext:value-type="string">
            <text:p>3. Entubado hacia el arroyo</text:p>
          </table:table-cell>
          <table:table-cell table:style-name="ce31"/>
          <table:table-cell table:number-columns-repeated="4"/>
        </table:table-row>
        <table:table-row table:style-name="ro3">
          <table:table-cell table:style-name="ce27" office:value-type="string" calcext:value-type="string" table:number-columns-spanned="3" table:number-rows-spanned="1">
            <text:p>4. Otro (superficie, hueco en el suelo)</text:p>
          </table:table-cell>
          <table:covered-table-cell table:number-columns-repeated="2"/>
          <table:table-cell table:number-columns-repeated="3"/>
        </table:table-row>
        <table:table-row table:style-name="ro3" table:number-rows-repeated="2">
          <table:table-cell table:number-columns-repeated="6"/>
        </table:table-row>
        <table:table-row table:style-name="ro3">
          <table:table-cell table:number-columns-repeated="4"/>
          <table:table-cell table:style-name="ce33" table:number-columns-repeated="2"/>
        </table:table-row>
        <table:table-row table:style-name="ro1">
          <table:table-cell table:style-name="ce28" table:number-columns-repeated="6"/>
        </table:table-row>
        <table:table-row table:style-name="ro1">
          <table:table-cell table:style-name="ce29"/>
          <table:table-cell table:style-name="ce28" table:number-columns-repeated="5"/>
        </table:table-row>
        <table:table-row table:style-name="ro1">
          <table:table-cell table:style-name="ce30"/>
          <table:table-cell table:style-name="ce28" table:number-columns-repeated="5"/>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14020816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15" style:family="table-cell" style:parent-style-name="Default">
      <style:table-cell-properties fo:background-color="transparent" fo:border="none"/>
      <style:text-properties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start" fo:margin-left="0cm"/>
    </style:style>
    <style:style style:name="ce19" style:family="table-cell" style:parent-style-name="Default">
      <style:table-cell-properties style:text-align-source="fix" style:repeat-content="false" fo:background-color="transparent" fo:border="none"/>
      <style:paragraph-properties fo:text-align="start" fo:margin-left="0cm"/>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border="none" style:vertical-align="middle"/>
      <style:paragraph-properties fo:text-align="center"/>
    </style:style>
    <style:style style:name="ce5"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border="none" style:vertical-align="middle"/>
      <style:paragraph-properties fo:text-align="center"/>
    </style:style>
    <style:style style:name="ce25" style:family="table-cell" style:parent-style-name="Default">
      <style:table-cell-properties fo:background-color="transparent" fo:border="none"/>
    </style:style>
    <style:style style:name="ce26" style:family="table-cell" style:parent-style-name="Default">
      <style:table-cell-properties style:text-align-source="fix" style:repeat-content="false" style:vertical-align="middle"/>
      <style:paragraph-properties fo:text-align="start" fo:margin-left="0cm"/>
      <style:text-properties fo:color="#000000" style:text-outline="false" style:text-line-through-style="none" style:text-line-through-type="none" style:font-name="Arial" fo:font-size="12pt" fo:language="none" fo:country="none"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style:style>
    <style:style style:name="ce31" style:family="table-cell" style:parent-style-name="Default">
      <style:table-cell-properties fo:background-color="transparent"/>
      <style:text-properties fo:font-weight="bold" style:font-weight-asian="bold" style:font-weight-complex="bold"/>
    </style:style>
    <style:style style:name="ce32"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3" style:family="table-cell" style:parent-style-name="Default">
      <style:table-cell-properties style:text-align-source="fix" style:repeat-content="false" fo:background-color="transparent" fo:border="none"/>
      <style:paragraph-properties fo:text-align="start" fo:margin-left="0cm"/>
    </style:style>
    <style:style style:name="ce34" style:family="table-cell" style:parent-style-name="Default">
      <style:table-cell-properties fo:background-color="transparent" fo:border="none"/>
      <style:text-properties fo:font-weight="bold" style:font-weight-asian="bold" style:font-weight-complex="bold"/>
    </style:style>
    <style:style style:name="T1" style:family="text">
      <style:text-properties fo:color="#000000" loext:opacity="100%" style:font-name="Arial" fo:font-size="12pt" fo:letter-spacing="normal" fo:font-weight="bold" style:font-name-complex="Arial" style:font-size-complex="12pt" style:font-style-complex="normal" style:font-weight-complex="bold"/>
    </style:style>
    <style:style style:name="T2" style:family="text">
      <style:text-properties fo:color="#000000" loext:opacity="100%" style:font-name="Arial" fo:font-size="12pt" fo:letter-spacing="normal" fo:font-weight="normal" style:font-name-complex="Arial" style:font-size-complex="12pt"/>
    </style:style>
    <style:style style:name="T3" style:family="text">
      <style:text-properties fo:color="#000000" style:font-name="Arial" fo:font-size="12pt" fo:font-weight="bold" fo:letter-spacing="normal" style:font-name-complex="Arial" style:font-size-complex="12pt" style:font-weight-complex="bold" style:font-style-complex="normal"/>
    </style:style>
    <style:style style:name="T4" style:family="text">
      <style:text-properties fo:color="#000000" style:font-name="Arial" fo:font-size="12pt" fo:letter-spacing="normal" style:font-name-complex="Arial" style:font-size-complex="12pt" fo:font-weight="normal"/>
    </style:style>
  </office:automatic-styles>
  <office:body>
    <office:spreadsheet>
      <table:table table:name="Hoja1" table:style-name="ta1">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2" table:default-cell-style-name="ce25"/>
        <table:table-column table:style-name="co3" table:default-cell-style-name="ce25"/>
        <table:table-row table:style-name="ro1">
          <table:table-cell table:style-name="ce24"/>
          <table:table-cell table:number-columns-repeated="5"/>
        </table:table-row>
        <table:table-row table:style-name="ro1" table:number-rows-repeated="5">
          <table:table-cell table:number-columns-repeated="6"/>
        </table:table-row>
        <table:table-row table:style-name="ro2">
          <table:table-cell table:style-name="ce26" office:value-type="string" calcext:value-type="string" table:number-columns-spanned="2" table:number-rows-spanned="1">
            <text:p><text:span text:style-name="T3">H10 - </text:span><text:span text:style-name="T4">Este hogar, ¿tiene baño / letrina?</text:span></text:p>
          </table:table-cell>
          <table:covered-table-cell/>
          <table:table-cell table:number-columns-repeated="4"/>
        </table:table-row>
        <table:table-row table:style-name="ro3">
          <table:table-cell table:style-name="ce27" office:value-type="string" calcext:value-type="string">
            <text:p>1. Si</text:p>
          </table:table-cell>
          <table:table-cell table:style-name="ce33"/>
          <table:table-cell table:number-columns-repeated="4"/>
        </table:table-row>
        <table:table-row table:style-name="ro3">
          <table:table-cell table:style-name="ce27" office:value-type="string" calcext:value-type="string">
            <text:p>2. No</text:p>
          </table:table-cell>
          <table:table-cell table:style-name="ce33" table:number-columns-repeated="2"/>
          <table:table-cell table:number-columns-repeated="3"/>
        </table:table-row>
        <table:table-row table:style-name="ro3">
          <table:table-cell table:style-name="ce28" table:number-columns-spanned="3" table:number-rows-spanned="1"/>
          <table:covered-table-cell table:number-columns-repeated="2" table:style-name="ce33"/>
          <table:table-cell table:number-columns-repeated="3"/>
        </table:table-row>
        <table:table-row table:style-name="ro3" table:number-rows-repeated="2">
          <table:table-cell table:style-name="ce29"/>
          <table:table-cell table:number-columns-repeated="5"/>
        </table:table-row>
        <table:table-row table:style-name="ro3">
          <table:table-cell table:style-name="ce28" table:number-columns-spanned="3" table:number-rows-spanned="1"/>
          <table:covered-table-cell table:number-columns-repeated="2"/>
          <table:table-cell table:number-columns-repeated="3"/>
        </table:table-row>
        <table:table-row table:style-name="ro3">
          <table:table-cell table:style-name="ce29"/>
          <table:table-cell table:number-columns-repeated="3"/>
          <table:table-cell table:style-name="ce34" table:number-columns-repeated="2"/>
        </table:table-row>
        <table:table-row table:style-name="ro1">
          <table:table-cell table:style-name="ce30" table:number-columns-repeated="6"/>
        </table:table-row>
        <table:table-row table:style-name="ro1">
          <table:table-cell table:style-name="ce31"/>
          <table:table-cell table:style-name="ce30" table:number-columns-repeated="5"/>
        </table:table-row>
        <table:table-row table:style-name="ro1">
          <table:table-cell table:style-name="ce32"/>
          <table:table-cell table:style-name="ce30" table:number-columns-repeated="5"/>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21:17:11.18525090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